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X)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X*</text:p>
          </table:table-cell>
          <table:table-cell office:value-type="string" calcext:value-type="string">
            <text:p>SIN(X)*</text:p>
          </table:table-cell>
          <table:table-cell office:value-type="string" calcext:value-type="string">
            <text:p>FINAL*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SIN([.A2])" office:value-type="float" office:value="-0.989358246623382" calcext:value-type="float">
            <text:p>-0.989358246623382</text:p>
          </table:table-cell>
          <table:table-cell table:formula="of:=NORMINV(RAND();0;0.7)" office:value-type="float" office:value="0.00337225703598128" calcext:value-type="float">
            <text:p>0.003372257035981</text:p>
          </table:table-cell>
          <table:table-cell table:formula="of:=[.B2]+[.C2]" office:value-type="float" office:value="-0.9859859895874" calcext:value-type="float">
            <text:p>-0.9859859895874</text:p>
          </table:table-cell>
          <table:table-cell table:formula="of:=(-1)+(([.A2]-[.A$164])*(2/([.A$163]-[.A$164])))" office:value-type="float" office:value="-1" calcext:value-type="float">
            <text:p>-1</text:p>
          </table:table-cell>
          <table:table-cell table:formula="of:=(0)+(([.B2]-[.D$164])*(1/([.D$163]-[.D$164])))" office:value-type="float" office:value="0.261113400415723" calcext:value-type="float">
            <text:p>0.261113400415723</text:p>
          </table:table-cell>
          <table:table-cell table:formula="of:=(0)+(([.D2]-[.D$164])*(1/([.D$163]-[.D$164])))" office:value-type="float" office:value="0.26192812081581" calcext:value-type="float">
            <text:p>0.26192812081581</text:p>
          </table:table-cell>
        </table:table-row>
        <table:table-row table:style-name="ro1">
          <table:table-cell table:formula="of:=[.A2]+0.1" office:value-type="float" office:value="-7.9" calcext:value-type="float">
            <text:p>-7.9</text:p>
          </table:table-cell>
          <table:table-cell table:formula="of:=SIN([.A3])" office:value-type="float" office:value="-0.998941341839772" calcext:value-type="float">
            <text:p>-0.998941341839772</text:p>
          </table:table-cell>
          <table:table-cell table:formula="of:=NORMINV(RAND();0;0.7)" office:value-type="float" office:value="0.919067539673505" calcext:value-type="float">
            <text:p>0.919067539673505</text:p>
          </table:table-cell>
          <table:table-cell table:formula="of:=[.B3]+[.C3]" office:value-type="float" office:value="-0.0798738021662666" calcext:value-type="float">
            <text:p>-0.079873802166267</text:p>
          </table:table-cell>
          <table:table-cell table:formula="of:=(-1)+(([.A3]-[.A$164])*(2/([.A$163]-[.A$164])))" office:value-type="float" office:value="-0.9875" calcext:value-type="float">
            <text:p>-0.9875</text:p>
          </table:table-cell>
          <table:table-cell table:formula="of:=(0)+(([.B3]-[.D$164])*(1/([.D$163]-[.D$164])))" office:value-type="float" office:value="0.258798172636386" calcext:value-type="float">
            <text:p>0.258798172636386</text:p>
          </table:table-cell>
          <table:table-cell table:formula="of:=(0)+(([.D3]-[.D$164])*(1/([.D$163]-[.D$164])))" office:value-type="float" office:value="0.480840284385329" calcext:value-type="float">
            <text:p>0.480840284385329</text:p>
          </table:table-cell>
        </table:table-row>
        <table:table-row table:style-name="ro1">
          <table:table-cell table:formula="of:=[.A3]+0.1" office:value-type="float" office:value="-7.8" calcext:value-type="float">
            <text:p>-7.8</text:p>
          </table:table-cell>
          <table:table-cell table:formula="of:=SIN([.A4])" office:value-type="float" office:value="-0.998543345374605" calcext:value-type="float">
            <text:p>-0.998543345374605</text:p>
          </table:table-cell>
          <table:table-cell table:formula="of:=NORMINV(RAND();0;0.7)" office:value-type="float" office:value="0.0444537923990509" calcext:value-type="float">
            <text:p>0.044453792399051</text:p>
          </table:table-cell>
          <table:table-cell table:formula="of:=[.B4]+[.C4]" office:value-type="float" office:value="-0.954089552975554" calcext:value-type="float">
            <text:p>-0.954089552975554</text:p>
          </table:table-cell>
          <table:table-cell table:formula="of:=(-1)+(([.A4]-[.A$164])*(2/([.A$163]-[.A$164])))" office:value-type="float" office:value="-0.975" calcext:value-type="float">
            <text:p>-0.975</text:p>
          </table:table-cell>
          <table:table-cell table:formula="of:=(0)+(([.B4]-[.D$164])*(1/([.D$163]-[.D$164])))" office:value-type="float" office:value="0.258894326587842" calcext:value-type="float">
            <text:p>0.258894326587842</text:p>
          </table:table-cell>
          <table:table-cell table:formula="of:=(0)+(([.D4]-[.D$164])*(1/([.D$163]-[.D$164])))" office:value-type="float" office:value="0.269634140054697" calcext:value-type="float">
            <text:p>0.269634140054697</text:p>
          </table:table-cell>
        </table:table-row>
        <table:table-row table:style-name="ro1">
          <table:table-cell table:formula="of:=[.A4]+0.1" office:value-type="float" office:value="-7.7" calcext:value-type="float">
            <text:p>-7.7</text:p>
          </table:table-cell>
          <table:table-cell table:formula="of:=SIN([.A5])" office:value-type="float" office:value="-0.988168233877" calcext:value-type="float">
            <text:p>-0.988168233877</text:p>
          </table:table-cell>
          <table:table-cell table:formula="of:=NORMINV(RAND();0;0.7)" office:value-type="float" office:value="0.276046164365994" calcext:value-type="float">
            <text:p>0.276046164365994</text:p>
          </table:table-cell>
          <table:table-cell table:formula="of:=[.B5]+[.C5]" office:value-type="float" office:value="-0.712122069511007" calcext:value-type="float">
            <text:p>-0.712122069511007</text:p>
          </table:table-cell>
          <table:table-cell table:formula="of:=(-1)+(([.A5]-[.A$164])*(2/([.A$163]-[.A$164])))" office:value-type="float" office:value="-0.9625" calcext:value-type="float">
            <text:p>-0.9625</text:p>
          </table:table-cell>
          <table:table-cell table:formula="of:=(0)+(([.B5]-[.D$164])*(1/([.D$163]-[.D$164])))" office:value-type="float" office:value="0.261400901531591" calcext:value-type="float">
            <text:p>0.261400901531591</text:p>
          </table:table-cell>
          <table:table-cell table:formula="of:=(0)+(([.D5]-[.D$164])*(1/([.D$163]-[.D$164])))" office:value-type="float" office:value="0.328092271458327" calcext:value-type="float">
            <text:p>0.328092271458327</text:p>
          </table:table-cell>
        </table:table-row>
        <table:table-row table:style-name="ro1">
          <table:table-cell table:formula="of:=[.A5]+0.1" office:value-type="float" office:value="-7.6" calcext:value-type="float">
            <text:p>-7.6</text:p>
          </table:table-cell>
          <table:table-cell table:formula="of:=SIN([.A6])" office:value-type="float" office:value="-0.967919672031487" calcext:value-type="float">
            <text:p>-0.967919672031487</text:p>
          </table:table-cell>
          <table:table-cell table:formula="of:=NORMINV(RAND();0;0.7)" office:value-type="float" office:value="0.0267926955906752" calcext:value-type="float">
            <text:p>0.026792695590675</text:p>
          </table:table-cell>
          <table:table-cell table:formula="of:=[.B6]+[.C6]" office:value-type="float" office:value="-0.941126976440811" calcext:value-type="float">
            <text:p>-0.941126976440811</text:p>
          </table:table-cell>
          <table:table-cell table:formula="of:=(-1)+(([.A6]-[.A$164])*(2/([.A$163]-[.A$164])))" office:value-type="float" office:value="-0.95" calcext:value-type="float">
            <text:p>-0.95</text:p>
          </table:table-cell>
          <table:table-cell table:formula="of:=(0)+(([.B6]-[.D$164])*(1/([.D$163]-[.D$164])))" office:value-type="float" office:value="0.26629285259936" calcext:value-type="float">
            <text:p>0.26629285259936</text:p>
          </table:table-cell>
          <table:table-cell table:formula="of:=(0)+(([.D6]-[.D$164])*(1/([.D$163]-[.D$164])))" office:value-type="float" office:value="0.272765833584537" calcext:value-type="float">
            <text:p>0.272765833584537</text:p>
          </table:table-cell>
        </table:table-row>
        <table:table-row table:style-name="ro1">
          <table:table-cell table:formula="of:=[.A6]+0.1" office:value-type="float" office:value="-7.5" calcext:value-type="float">
            <text:p>-7.5</text:p>
          </table:table-cell>
          <table:table-cell table:formula="of:=SIN([.A7])" office:value-type="float" office:value="-0.937999976774739" calcext:value-type="float">
            <text:p>-0.937999976774739</text:p>
          </table:table-cell>
          <table:table-cell table:formula="of:=NORMINV(RAND();0;0.7)" office:value-type="float" office:value="-0.261699026761156" calcext:value-type="float">
            <text:p>-0.261699026761156</text:p>
          </table:table-cell>
          <table:table-cell table:formula="of:=[.B7]+[.C7]" office:value-type="float" office:value="-1.1996990035359" calcext:value-type="float">
            <text:p>-1.1996990035359</text:p>
          </table:table-cell>
          <table:table-cell table:formula="of:=(-1)+(([.A7]-[.A$164])*(2/([.A$163]-[.A$164])))" office:value-type="float" office:value="-0.9375" calcext:value-type="float">
            <text:p>-0.9375</text:p>
          </table:table-cell>
          <table:table-cell table:formula="of:=(0)+(([.B7]-[.D$164])*(1/([.D$163]-[.D$164])))" office:value-type="float" office:value="0.273521301033142" calcext:value-type="float">
            <text:p>0.273521301033142</text:p>
          </table:table-cell>
          <table:table-cell table:formula="of:=(0)+(([.D7]-[.D$164])*(1/([.D$163]-[.D$164])))" office:value-type="float" office:value="0.21029612765216" calcext:value-type="float">
            <text:p>0.21029612765216</text:p>
          </table:table-cell>
        </table:table-row>
        <table:table-row table:style-name="ro1">
          <table:table-cell table:formula="of:=[.A7]+0.1" office:value-type="float" office:value="-7.4" calcext:value-type="float">
            <text:p>-7.4</text:p>
          </table:table-cell>
          <table:table-cell table:formula="of:=SIN([.A8])" office:value-type="float" office:value="-0.898708095811628" calcext:value-type="float">
            <text:p>-0.898708095811628</text:p>
          </table:table-cell>
          <table:table-cell table:formula="of:=NORMINV(RAND();0;0.7)" office:value-type="float" office:value="-0.967475123194202" calcext:value-type="float">
            <text:p>-0.967475123194202</text:p>
          </table:table-cell>
          <table:table-cell table:formula="of:=[.B8]+[.C8]" office:value-type="float" office:value="-1.86618321900583" calcext:value-type="float">
            <text:p>-1.86618321900583</text:p>
          </table:table-cell>
          <table:table-cell table:formula="of:=(-1)+(([.A8]-[.A$164])*(2/([.A$163]-[.A$164])))" office:value-type="float" office:value="-0.925" calcext:value-type="float">
            <text:p>-0.925</text:p>
          </table:table-cell>
          <table:table-cell table:formula="of:=(0)+(([.B8]-[.D$164])*(1/([.D$163]-[.D$164])))" office:value-type="float" office:value="0.283014022565595" calcext:value-type="float">
            <text:p>0.283014022565595</text:p>
          </table:table-cell>
          <table:table-cell table:formula="of:=(0)+(([.D8]-[.D$164])*(1/([.D$163]-[.D$164])))" office:value-type="float" office:value="0.049276881228928" calcext:value-type="float">
            <text:p>0.049276881228928</text:p>
          </table:table-cell>
        </table:table-row>
        <table:table-row table:style-name="ro1">
          <table:table-cell table:formula="of:=[.A8]+0.1" office:value-type="float" office:value="-7.3" calcext:value-type="float">
            <text:p>-7.3</text:p>
          </table:table-cell>
          <table:table-cell table:formula="of:=SIN([.A9])" office:value-type="float" office:value="-0.850436620628566" calcext:value-type="float">
            <text:p>-0.850436620628566</text:p>
          </table:table-cell>
          <table:table-cell table:formula="of:=NORMINV(RAND();0;0.7)" office:value-type="float" office:value="0.430900054734614" calcext:value-type="float">
            <text:p>0.430900054734614</text:p>
          </table:table-cell>
          <table:table-cell table:formula="of:=[.B9]+[.C9]" office:value-type="float" office:value="-0.419536565893952" calcext:value-type="float">
            <text:p>-0.419536565893952</text:p>
          </table:table-cell>
          <table:table-cell table:formula="of:=(-1)+(([.A9]-[.A$164])*(2/([.A$163]-[.A$164])))" office:value-type="float" office:value="-0.9125" calcext:value-type="float">
            <text:p>-0.9125</text:p>
          </table:table-cell>
          <table:table-cell table:formula="of:=(0)+(([.B9]-[.D$164])*(1/([.D$163]-[.D$164])))" office:value-type="float" office:value="0.294676169061043" calcext:value-type="float">
            <text:p>0.294676169061043</text:p>
          </table:table-cell>
          <table:table-cell table:formula="of:=(0)+(([.D9]-[.D$164])*(1/([.D$163]-[.D$164])))" office:value-type="float" office:value="0.398779462862495" calcext:value-type="float">
            <text:p>0.398779462862495</text:p>
          </table:table-cell>
        </table:table-row>
        <table:table-row table:style-name="ro1">
          <table:table-cell table:formula="of:=[.A9]+0.1" office:value-type="float" office:value="-7.2" calcext:value-type="float">
            <text:p>-7.2</text:p>
          </table:table-cell>
          <table:table-cell table:formula="of:=SIN([.A10])" office:value-type="float" office:value="-0.793667863849155" calcext:value-type="float">
            <text:p>-0.793667863849155</text:p>
          </table:table-cell>
          <table:table-cell table:formula="of:=NORMINV(RAND();0;0.7)" office:value-type="float" office:value="0.0272574776278731" calcext:value-type="float">
            <text:p>0.027257477627873</text:p>
          </table:table-cell>
          <table:table-cell table:formula="of:=[.B10]+[.C10]" office:value-type="float" office:value="-0.766410386221282" calcext:value-type="float">
            <text:p>-0.766410386221282</text:p>
          </table:table-cell>
          <table:table-cell table:formula="of:=(-1)+(([.A10]-[.A$164])*(2/([.A$163]-[.A$164])))" office:value-type="float" office:value="-0.9" calcext:value-type="float">
            <text:p>-0.9</text:p>
          </table:table-cell>
          <table:table-cell table:formula="of:=(0)+(([.B10]-[.D$164])*(1/([.D$163]-[.D$164])))" office:value-type="float" office:value="0.308391216206698" calcext:value-type="float">
            <text:p>0.308391216206698</text:p>
          </table:table-cell>
          <table:table-cell table:formula="of:=(0)+(([.D10]-[.D$164])*(1/([.D$163]-[.D$164])))" office:value-type="float" office:value="0.314976486202842" calcext:value-type="float">
            <text:p>0.314976486202842</text:p>
          </table:table-cell>
        </table:table-row>
        <table:table-row table:style-name="ro1">
          <table:table-cell table:formula="of:=[.A10]+0.1" office:value-type="float" office:value="-7.1" calcext:value-type="float">
            <text:p>-7.1</text:p>
          </table:table-cell>
          <table:table-cell table:formula="of:=SIN([.A11])" office:value-type="float" office:value="-0.728969040125878" calcext:value-type="float">
            <text:p>-0.728969040125878</text:p>
          </table:table-cell>
          <table:table-cell table:formula="of:=NORMINV(RAND();0;0.7)" office:value-type="float" office:value="-0.347979476219107" calcext:value-type="float">
            <text:p>-0.347979476219107</text:p>
          </table:table-cell>
          <table:table-cell table:formula="of:=[.B11]+[.C11]" office:value-type="float" office:value="-1.07694851634499" calcext:value-type="float">
            <text:p>-1.07694851634499</text:p>
          </table:table-cell>
          <table:table-cell table:formula="of:=(-1)+(([.A11]-[.A$164])*(2/([.A$163]-[.A$164])))" office:value-type="float" office:value="-0.8875" calcext:value-type="float">
            <text:p>-0.8875</text:p>
          </table:table-cell>
          <table:table-cell table:formula="of:=(0)+(([.B11]-[.D$164])*(1/([.D$163]-[.D$164])))" office:value-type="float" office:value="0.32402212778507" calcext:value-type="float">
            <text:p>0.32402212778507</text:p>
          </table:table-cell>
          <table:table-cell table:formula="of:=(0)+(([.D11]-[.D$164])*(1/([.D$163]-[.D$164])))" office:value-type="float" office:value="0.239952030202873" calcext:value-type="float">
            <text:p>0.239952030202873</text:p>
          </table:table-cell>
        </table:table-row>
        <table:table-row table:style-name="ro1">
          <table:table-cell table:formula="of:=[.A11]+0.1" office:value-type="float" office:value="-7" calcext:value-type="float">
            <text:p>-7</text:p>
          </table:table-cell>
          <table:table-cell table:formula="of:=SIN([.A12])" office:value-type="float" office:value="-0.656986598718792" calcext:value-type="float">
            <text:p>-0.656986598718792</text:p>
          </table:table-cell>
          <table:table-cell table:formula="of:=NORMINV(RAND();0;0.7)" office:value-type="float" office:value="1.97225351721322" calcext:value-type="float">
            <text:p>1.97225351721322</text:p>
          </table:table-cell>
          <table:table-cell table:formula="of:=[.B12]+[.C12]" office:value-type="float" office:value="1.31526691849443" calcext:value-type="float">
            <text:p>1.31526691849443</text:p>
          </table:table-cell>
          <table:table-cell table:formula="of:=(-1)+(([.A12]-[.A$164])*(2/([.A$163]-[.A$164])))" office:value-type="float" office:value="-0.875" calcext:value-type="float">
            <text:p>-0.875</text:p>
          </table:table-cell>
          <table:table-cell table:formula="of:=(0)+(([.B12]-[.D$164])*(1/([.D$163]-[.D$164])))" office:value-type="float" office:value="0.341412724894562" calcext:value-type="float">
            <text:p>0.341412724894562</text:p>
          </table:table-cell>
          <table:table-cell table:formula="of:=(0)+(([.D12]-[.D$164])*(1/([.D$163]-[.D$164])))" office:value-type="float" office:value="0.817899290856704" calcext:value-type="float">
            <text:p>0.817899290856704</text:p>
          </table:table-cell>
        </table:table-row>
        <table:table-row table:style-name="ro1">
          <table:table-cell table:formula="of:=[.A12]+0.1" office:value-type="float" office:value="-6.9" calcext:value-type="float">
            <text:p>-6.9</text:p>
          </table:table-cell>
          <table:table-cell table:formula="of:=SIN([.A13])" office:value-type="float" office:value="-0.578439764388203" calcext:value-type="float">
            <text:p>-0.578439764388203</text:p>
          </table:table-cell>
          <table:table-cell table:formula="of:=NORMINV(RAND();0;0.7)" office:value-type="float" office:value="-0.0678680414662342" calcext:value-type="float">
            <text:p>-0.067868041466234</text:p>
          </table:table-cell>
          <table:table-cell table:formula="of:=[.B13]+[.C13]" office:value-type="float" office:value="-0.646307805854437" calcext:value-type="float">
            <text:p>-0.646307805854437</text:p>
          </table:table-cell>
          <table:table-cell table:formula="of:=(-1)+(([.A13]-[.A$164])*(2/([.A$163]-[.A$164])))" office:value-type="float" office:value="-0.8625" calcext:value-type="float">
            <text:p>-0.8625</text:p>
          </table:table-cell>
          <table:table-cell table:formula="of:=(0)+(([.B13]-[.D$164])*(1/([.D$163]-[.D$164])))" office:value-type="float" office:value="0.360389246437423" calcext:value-type="float">
            <text:p>0.360389246437423</text:p>
          </table:table-cell>
          <table:table-cell table:formula="of:=(0)+(([.D13]-[.D$164])*(1/([.D$163]-[.D$164])))" office:value-type="float" office:value="0.343992667734642" calcext:value-type="float">
            <text:p>0.343992667734642</text:p>
          </table:table-cell>
        </table:table-row>
        <table:table-row table:style-name="ro1">
          <table:table-cell table:formula="of:=[.A13]+0.1" office:value-type="float" office:value="-6.8" calcext:value-type="float">
            <text:p>-6.8</text:p>
          </table:table-cell>
          <table:table-cell table:formula="of:=SIN([.A14])" office:value-type="float" office:value="-0.494113351138612" calcext:value-type="float">
            <text:p>-0.494113351138612</text:p>
          </table:table-cell>
          <table:table-cell table:formula="of:=NORMINV(RAND();0;0.7)" office:value-type="float" office:value="0.724026444504458" calcext:value-type="float">
            <text:p>0.724026444504458</text:p>
          </table:table-cell>
          <table:table-cell table:formula="of:=[.B14]+[.C14]" office:value-type="float" office:value="0.229913093365846" calcext:value-type="float">
            <text:p>0.229913093365846</text:p>
          </table:table-cell>
          <table:table-cell table:formula="of:=(-1)+(([.A14]-[.A$164])*(2/([.A$163]-[.A$164])))" office:value-type="float" office:value="-0.85" calcext:value-type="float">
            <text:p>-0.85</text:p>
          </table:table-cell>
          <table:table-cell table:formula="of:=(0)+(([.B14]-[.D$164])*(1/([.D$163]-[.D$164])))" office:value-type="float" office:value="0.3807620852832" calcext:value-type="float">
            <text:p>0.3807620852832</text:p>
          </table:table-cell>
          <table:table-cell table:formula="of:=(0)+(([.D14]-[.D$164])*(1/([.D$163]-[.D$164])))" office:value-type="float" office:value="0.555683245872724" calcext:value-type="float">
            <text:p>0.555683245872724</text:p>
          </table:table-cell>
        </table:table-row>
        <table:table-row table:style-name="ro1">
          <table:table-cell table:formula="of:=[.A14]+0.1" office:value-type="float" office:value="-6.7" calcext:value-type="float">
            <text:p>-6.7</text:p>
          </table:table-cell>
          <table:table-cell table:formula="of:=SIN([.A15])" office:value-type="float" office:value="-0.404849920616602" calcext:value-type="float">
            <text:p>-0.404849920616602</text:p>
          </table:table-cell>
          <table:table-cell table:formula="of:=NORMINV(RAND();0;0.7)" office:value-type="float" office:value="0.385602959825331" calcext:value-type="float">
            <text:p>0.385602959825331</text:p>
          </table:table-cell>
          <table:table-cell table:formula="of:=[.B15]+[.C15]" office:value-type="float" office:value="-0.0192469607912715" calcext:value-type="float">
            <text:p>-0.019246960791272</text:p>
          </table:table-cell>
          <table:table-cell table:formula="of:=(-1)+(([.A15]-[.A$164])*(2/([.A$163]-[.A$164])))" office:value-type="float" office:value="-0.8375" calcext:value-type="float">
            <text:p>-0.8375</text:p>
          </table:table-cell>
          <table:table-cell table:formula="of:=(0)+(([.B15]-[.D$164])*(1/([.D$163]-[.D$164])))" office:value-type="float" office:value="0.402327682760511" calcext:value-type="float">
            <text:p>0.402327682760511</text:p>
          </table:table-cell>
          <table:table-cell table:formula="of:=(0)+(([.D15]-[.D$164])*(1/([.D$163]-[.D$164])))" office:value-type="float" office:value="0.495487425434783" calcext:value-type="float">
            <text:p>0.495487425434783</text:p>
          </table:table-cell>
        </table:table-row>
        <table:table-row table:style-name="ro1">
          <table:table-cell table:formula="of:=[.A15]+0.1" office:value-type="float" office:value="-6.60000000000001" calcext:value-type="float">
            <text:p>-6.60000000000001</text:p>
          </table:table-cell>
          <table:table-cell table:formula="of:=SIN([.A16])" office:value-type="float" office:value="-0.311541363513383" calcext:value-type="float">
            <text:p>-0.311541363513383</text:p>
          </table:table-cell>
          <table:table-cell table:formula="of:=NORMINV(RAND();0;0.7)" office:value-type="float" office:value="-1.45932703883361" calcext:value-type="float">
            <text:p>-1.45932703883361</text:p>
          </table:table-cell>
          <table:table-cell table:formula="of:=[.B16]+[.C16]" office:value-type="float" office:value="-1.770868402347" calcext:value-type="float">
            <text:p>-1.770868402347</text:p>
          </table:table-cell>
          <table:table-cell table:formula="of:=(-1)+(([.A16]-[.A$164])*(2/([.A$163]-[.A$164])))" office:value-type="float" office:value="-0.825" calcext:value-type="float">
            <text:p>-0.825</text:p>
          </table:table-cell>
          <table:table-cell table:formula="of:=(0)+(([.B16]-[.D$164])*(1/([.D$163]-[.D$164])))" office:value-type="float" office:value="0.424870562548003" calcext:value-type="float">
            <text:p>0.424870562548003</text:p>
          </table:table-cell>
          <table:table-cell table:formula="of:=(0)+(([.D16]-[.D$164])*(1/([.D$163]-[.D$164])))" office:value-type="float" office:value="0.0723044632708412" calcext:value-type="float">
            <text:p>0.072304463270841</text:p>
          </table:table-cell>
        </table:table-row>
        <table:table-row table:style-name="ro1">
          <table:table-cell table:formula="of:=[.A16]+0.1" office:value-type="float" office:value="-6.50000000000001" calcext:value-type="float">
            <text:p>-6.50000000000001</text:p>
          </table:table-cell>
          <table:table-cell table:formula="of:=SIN([.A17])" office:value-type="float" office:value="-0.215119988087821" calcext:value-type="float">
            <text:p>-0.215119988087821</text:p>
          </table:table-cell>
          <table:table-cell table:formula="of:=NORMINV(RAND();0;0.7)" office:value-type="float" office:value="1.03629085537443" calcext:value-type="float">
            <text:p>1.03629085537443</text:p>
          </table:table-cell>
          <table:table-cell table:formula="of:=[.B17]+[.C17]" office:value-type="float" office:value="0.821170867286613" calcext:value-type="float">
            <text:p>0.821170867286613</text:p>
          </table:table-cell>
          <table:table-cell table:formula="of:=(-1)+(([.A17]-[.A$164])*(2/([.A$163]-[.A$164])))" office:value-type="float" office:value="-0.8125" calcext:value-type="float">
            <text:p>-0.8125</text:p>
          </table:table-cell>
          <table:table-cell table:formula="of:=(0)+(([.B17]-[.D$164])*(1/([.D$163]-[.D$164])))" office:value-type="float" office:value="0.448165483642524" calcext:value-type="float">
            <text:p>0.448165483642524</text:p>
          </table:table-cell>
          <table:table-cell table:formula="of:=(0)+(([.D17]-[.D$164])*(1/([.D$163]-[.D$164])))" office:value-type="float" office:value="0.698528161009194" calcext:value-type="float">
            <text:p>0.698528161009194</text:p>
          </table:table-cell>
        </table:table-row>
        <table:table-row table:style-name="ro1">
          <table:table-cell table:formula="of:=[.A17]+0.1" office:value-type="float" office:value="-6.40000000000001" calcext:value-type="float">
            <text:p>-6.40000000000001</text:p>
          </table:table-cell>
          <table:table-cell table:formula="of:=SIN([.A18])" office:value-type="float" office:value="-0.116549204850499" calcext:value-type="float">
            <text:p>-0.116549204850499</text:p>
          </table:table-cell>
          <table:table-cell table:formula="of:=NORMINV(RAND();0;0.7)" office:value-type="float" office:value="0.455473678004968" calcext:value-type="float">
            <text:p>0.455473678004968</text:p>
          </table:table-cell>
          <table:table-cell table:formula="of:=[.B18]+[.C18]" office:value-type="float" office:value="0.338924473154469" calcext:value-type="float">
            <text:p>0.338924473154469</text:p>
          </table:table-cell>
          <table:table-cell table:formula="of:=(-1)+(([.A18]-[.A$164])*(2/([.A$163]-[.A$164])))" office:value-type="float" office:value="-0.8" calcext:value-type="float">
            <text:p>-0.8</text:p>
          </table:table-cell>
          <table:table-cell table:formula="of:=(0)+(([.B18]-[.D$164])*(1/([.D$163]-[.D$164])))" office:value-type="float" office:value="0.471979690892774" calcext:value-type="float">
            <text:p>0.471979690892774</text:p>
          </table:table-cell>
          <table:table-cell table:formula="of:=(0)+(([.D18]-[.D$164])*(1/([.D$163]-[.D$164])))" office:value-type="float" office:value="0.582019848927523" calcext:value-type="float">
            <text:p>0.582019848927523</text:p>
          </table:table-cell>
        </table:table-row>
        <table:table-row table:style-name="ro1">
          <table:table-cell table:formula="of:=[.A18]+0.1" office:value-type="float" office:value="-6.30000000000001" calcext:value-type="float">
            <text:p>-6.30000000000001</text:p>
          </table:table-cell>
          <table:table-cell table:formula="of:=SIN([.A19])" office:value-type="float" office:value="-0.0168139004843559" calcext:value-type="float">
            <text:p>-0.016813900484356</text:p>
          </table:table-cell>
          <table:table-cell table:formula="of:=NORMINV(RAND();0;0.7)" office:value-type="float" office:value="-0.0671679990268346" calcext:value-type="float">
            <text:p>-0.067167999026835</text:p>
          </table:table-cell>
          <table:table-cell table:formula="of:=[.B19]+[.C19]" office:value-type="float" office:value="-0.0839818995111906" calcext:value-type="float">
            <text:p>-0.083981899511191</text:p>
          </table:table-cell>
          <table:table-cell table:formula="of:=(-1)+(([.A19]-[.A$164])*(2/([.A$163]-[.A$164])))" office:value-type="float" office:value="-0.787500000000001" calcext:value-type="float">
            <text:p>-0.787500000000001</text:p>
          </table:table-cell>
          <table:table-cell table:formula="of:=(0)+(([.B19]-[.D$164])*(1/([.D$163]-[.D$164])))" office:value-type="float" office:value="0.496075240611839" calcext:value-type="float">
            <text:p>0.496075240611839</text:p>
          </table:table-cell>
          <table:table-cell table:formula="of:=(0)+(([.D19]-[.D$164])*(1/([.D$163]-[.D$164])))" office:value-type="float" office:value="0.479847788654209" calcext:value-type="float">
            <text:p>0.479847788654209</text:p>
          </table:table-cell>
        </table:table-row>
        <table:table-row table:style-name="ro1">
          <table:table-cell table:formula="of:=[.A19]+0.1" office:value-type="float" office:value="-6.20000000000001" calcext:value-type="float">
            <text:p>-6.20000000000001</text:p>
          </table:table-cell>
          <table:table-cell table:formula="of:=SIN([.A20])" office:value-type="float" office:value="0.0830894028174902" calcext:value-type="float">
            <text:p>0.08308940281749</text:p>
          </table:table-cell>
          <table:table-cell table:formula="of:=NORMINV(RAND();0;0.7)" office:value-type="float" office:value="-0.375433395430826" calcext:value-type="float">
            <text:p>-0.375433395430826</text:p>
          </table:table-cell>
          <table:table-cell table:formula="of:=[.B20]+[.C20]" office:value-type="float" office:value="-0.292343992613336" calcext:value-type="float">
            <text:p>-0.292343992613336</text:p>
          </table:table-cell>
          <table:table-cell table:formula="of:=(-1)+(([.A20]-[.A$164])*(2/([.A$163]-[.A$164])))" office:value-type="float" office:value="-0.775" calcext:value-type="float">
            <text:p>-0.775</text:p>
          </table:table-cell>
          <table:table-cell table:formula="of:=(0)+(([.B20]-[.D$164])*(1/([.D$163]-[.D$164])))" office:value-type="float" office:value="0.520211378031856" calcext:value-type="float">
            <text:p>0.520211378031856</text:p>
          </table:table-cell>
          <table:table-cell table:formula="of:=(0)+(([.D20]-[.D$164])*(1/([.D$163]-[.D$164])))" office:value-type="float" office:value="0.429508551151309" calcext:value-type="float">
            <text:p>0.429508551151309</text:p>
          </table:table-cell>
        </table:table-row>
        <table:table-row table:style-name="ro1">
          <table:table-cell table:formula="of:=[.A20]+0.1" office:value-type="float" office:value="-6.10000000000001" calcext:value-type="float">
            <text:p>-6.10000000000001</text:p>
          </table:table-cell>
          <table:table-cell table:formula="of:=SIN([.A21])" office:value-type="float" office:value="0.182162504272089" calcext:value-type="float">
            <text:p>0.182162504272089</text:p>
          </table:table-cell>
          <table:table-cell table:formula="of:=NORMINV(RAND();0;0.7)" office:value-type="float" office:value="-0.0445499718883617" calcext:value-type="float">
            <text:p>-0.044549971888362</text:p>
          </table:table-cell>
          <table:table-cell table:formula="of:=[.B21]+[.C21]" office:value-type="float" office:value="0.137612532383727" calcext:value-type="float">
            <text:p>0.137612532383727</text:p>
          </table:table-cell>
          <table:table-cell table:formula="of:=(-1)+(([.A21]-[.A$164])*(2/([.A$163]-[.A$164])))" office:value-type="float" office:value="-0.7625" calcext:value-type="float">
            <text:p>-0.7625</text:p>
          </table:table-cell>
          <table:table-cell table:formula="of:=(0)+(([.B21]-[.D$164])*(1/([.D$163]-[.D$164])))" office:value-type="float" office:value="0.544146942846071" calcext:value-type="float">
            <text:p>0.544146942846071</text:p>
          </table:table-cell>
          <table:table-cell table:formula="of:=(0)+(([.D21]-[.D$164])*(1/([.D$163]-[.D$164])))" office:value-type="float" office:value="0.533383892896596" calcext:value-type="float">
            <text:p>0.533383892896596</text:p>
          </table:table-cell>
        </table:table-row>
        <table:table-row table:style-name="ro1">
          <table:table-cell table:formula="of:=[.A21]+0.1" office:value-type="float" office:value="-6.00000000000001" calcext:value-type="float">
            <text:p>-6.00000000000001</text:p>
          </table:table-cell>
          <table:table-cell table:formula="of:=SIN([.A22])" office:value-type="float" office:value="0.279415498198919" calcext:value-type="float">
            <text:p>0.279415498198919</text:p>
          </table:table-cell>
          <table:table-cell table:formula="of:=NORMINV(RAND();0;0.7)" office:value-type="float" office:value="0.982332032385139" calcext:value-type="float">
            <text:p>0.982332032385139</text:p>
          </table:table-cell>
          <table:table-cell table:formula="of:=[.B22]+[.C22]" office:value-type="float" office:value="1.26174753058406" calcext:value-type="float">
            <text:p>1.26174753058406</text:p>
          </table:table-cell>
          <table:table-cell table:formula="of:=(-1)+(([.A22]-[.A$164])*(2/([.A$163]-[.A$164])))" office:value-type="float" office:value="-0.750000000000001" calcext:value-type="float">
            <text:p>-0.750000000000001</text:p>
          </table:table-cell>
          <table:table-cell table:formula="of:=(0)+(([.B22]-[.D$164])*(1/([.D$163]-[.D$164])))" office:value-type="float" office:value="0.567642778802906" calcext:value-type="float">
            <text:p>0.567642778802906</text:p>
          </table:table-cell>
          <table:table-cell table:formula="of:=(0)+(([.D22]-[.D$164])*(1/([.D$163]-[.D$164])))" office:value-type="float" office:value="0.804969274945847" calcext:value-type="float">
            <text:p>0.804969274945847</text:p>
          </table:table-cell>
        </table:table-row>
        <table:table-row table:style-name="ro1">
          <table:table-cell table:formula="of:=[.A22]+0.1" office:value-type="float" office:value="-5.90000000000001" calcext:value-type="float">
            <text:p>-5.90000000000001</text:p>
          </table:table-cell>
          <table:table-cell table:formula="of:=SIN([.A23])" office:value-type="float" office:value="0.373876664830229" calcext:value-type="float">
            <text:p>0.373876664830229</text:p>
          </table:table-cell>
          <table:table-cell table:formula="of:=NORMINV(RAND();0;0.7)" office:value-type="float" office:value="-0.351634428039781" calcext:value-type="float">
            <text:p>-0.351634428039781</text:p>
          </table:table-cell>
          <table:table-cell table:formula="of:=[.B23]+[.C23]" office:value-type="float" office:value="0.0222422367904488" calcext:value-type="float">
            <text:p>0.022242236790449</text:p>
          </table:table-cell>
          <table:table-cell table:formula="of:=(-1)+(([.A23]-[.A$164])*(2/([.A$163]-[.A$164])))" office:value-type="float" office:value="-0.737500000000001" calcext:value-type="float">
            <text:p>-0.737500000000001</text:p>
          </table:table-cell>
          <table:table-cell table:formula="of:=(0)+(([.B23]-[.D$164])*(1/([.D$163]-[.D$164])))" office:value-type="float" office:value="0.590464123276171" calcext:value-type="float">
            <text:p>0.590464123276171</text:p>
          </table:table-cell>
          <table:table-cell table:formula="of:=(0)+(([.D23]-[.D$164])*(1/([.D$163]-[.D$164])))" office:value-type="float" office:value="0.505511007650608" calcext:value-type="float">
            <text:p>0.505511007650608</text:p>
          </table:table-cell>
        </table:table-row>
        <table:table-row table:style-name="ro1">
          <table:table-cell table:formula="of:=[.A23]+0.1" office:value-type="float" office:value="-5.80000000000001" calcext:value-type="float">
            <text:p>-5.80000000000001</text:p>
          </table:table-cell>
          <table:table-cell table:formula="of:=SIN([.A24])" office:value-type="float" office:value="0.46460217941375" calcext:value-type="float">
            <text:p>0.46460217941375</text:p>
          </table:table-cell>
          <table:table-cell table:formula="of:=NORMINV(RAND();0;0.7)" office:value-type="float" office:value="-0.662896745397287" calcext:value-type="float">
            <text:p>-0.662896745397287</text:p>
          </table:table-cell>
          <table:table-cell table:formula="of:=[.B24]+[.C24]" office:value-type="float" office:value="-0.198294565983537" calcext:value-type="float">
            <text:p>-0.198294565983537</text:p>
          </table:table-cell>
          <table:table-cell table:formula="of:=(-1)+(([.A24]-[.A$164])*(2/([.A$163]-[.A$164])))" office:value-type="float" office:value="-0.725000000000001" calcext:value-type="float">
            <text:p>-0.725000000000001</text:p>
          </table:table-cell>
          <table:table-cell table:formula="of:=(0)+(([.B24]-[.D$164])*(1/([.D$163]-[.D$164])))" office:value-type="float" office:value="0.612382952935622" calcext:value-type="float">
            <text:p>0.612382952935622</text:p>
          </table:table-cell>
          <table:table-cell table:formula="of:=(0)+(([.D24]-[.D$164])*(1/([.D$163]-[.D$164])))" office:value-type="float" office:value="0.452230421303612" calcext:value-type="float">
            <text:p>0.452230421303612</text:p>
          </table:table-cell>
        </table:table-row>
        <table:table-row table:style-name="ro1">
          <table:table-cell table:formula="of:=[.A24]+0.1" office:value-type="float" office:value="-5.70000000000001" calcext:value-type="float">
            <text:p>-5.70000000000001</text:p>
          </table:table-cell>
          <table:table-cell table:formula="of:=SIN([.A25])" office:value-type="float" office:value="0.550685542597631" calcext:value-type="float">
            <text:p>0.550685542597631</text:p>
          </table:table-cell>
          <table:table-cell table:formula="of:=NORMINV(RAND();0;0.7)" office:value-type="float" office:value="0.897819577498162" calcext:value-type="float">
            <text:p>0.897819577498162</text:p>
          </table:table-cell>
          <table:table-cell table:formula="of:=[.B25]+[.C25]" office:value-type="float" office:value="1.44850512009579" calcext:value-type="float">
            <text:p>1.44850512009579</text:p>
          </table:table-cell>
          <table:table-cell table:formula="of:=(-1)+(([.A25]-[.A$164])*(2/([.A$163]-[.A$164])))" office:value-type="float" office:value="-0.712500000000001" calcext:value-type="float">
            <text:p>-0.712500000000001</text:p>
          </table:table-cell>
          <table:table-cell table:formula="of:=(0)+(([.B25]-[.D$164])*(1/([.D$163]-[.D$164])))" office:value-type="float" office:value="0.633180262080704" calcext:value-type="float">
            <text:p>0.633180262080704</text:p>
          </table:table-cell>
          <table:table-cell table:formula="of:=(0)+(([.D25]-[.D$164])*(1/([.D$163]-[.D$164])))" office:value-type="float" office:value="0.850088972650609" calcext:value-type="float">
            <text:p>0.850088972650609</text:p>
          </table:table-cell>
        </table:table-row>
        <table:table-row table:style-name="ro1">
          <table:table-cell table:formula="of:=[.A25]+0.1" office:value-type="float" office:value="-5.60000000000001" calcext:value-type="float">
            <text:p>-5.60000000000001</text:p>
          </table:table-cell>
          <table:table-cell table:formula="of:=SIN([.A26])" office:value-type="float" office:value="0.631266637872315" calcext:value-type="float">
            <text:p>0.631266637872315</text:p>
          </table:table-cell>
          <table:table-cell table:formula="of:=NORMINV(RAND();0;0.7)" office:value-type="float" office:value="0.508345782919844" calcext:value-type="float">
            <text:p>0.508345782919844</text:p>
          </table:table-cell>
          <table:table-cell table:formula="of:=[.B26]+[.C26]" office:value-type="float" office:value="1.13961242079216" calcext:value-type="float">
            <text:p>1.13961242079216</text:p>
          </table:table-cell>
          <table:table-cell table:formula="of:=(-1)+(([.A26]-[.A$164])*(2/([.A$163]-[.A$164])))" office:value-type="float" office:value="-0.700000000000001" calcext:value-type="float">
            <text:p>-0.700000000000001</text:p>
          </table:table-cell>
          <table:table-cell table:formula="of:=(0)+(([.B26]-[.D$164])*(1/([.D$163]-[.D$164])))" office:value-type="float" office:value="0.652648250873116" calcext:value-type="float">
            <text:p>0.652648250873116</text:p>
          </table:table-cell>
          <table:table-cell table:formula="of:=(0)+(([.D26]-[.D$164])*(1/([.D$163]-[.D$164])))" office:value-type="float" office:value="0.775462044490819" calcext:value-type="float">
            <text:p>0.775462044490819</text:p>
          </table:table-cell>
        </table:table-row>
        <table:table-row table:style-name="ro1">
          <table:table-cell table:formula="of:=[.A26]+0.1" office:value-type="float" office:value="-5.50000000000001" calcext:value-type="float">
            <text:p>-5.50000000000001</text:p>
          </table:table-cell>
          <table:table-cell table:formula="of:=SIN([.A27])" office:value-type="float" office:value="0.705540325570386" calcext:value-type="float">
            <text:p>0.705540325570386</text:p>
          </table:table-cell>
          <table:table-cell table:formula="of:=NORMINV(RAND();0;0.7)" office:value-type="float" office:value="-0.981134869401807" calcext:value-type="float">
            <text:p>-0.981134869401807</text:p>
          </table:table-cell>
          <table:table-cell table:formula="of:=[.B27]+[.C27]" office:value-type="float" office:value="-0.275594543831421" calcext:value-type="float">
            <text:p>-0.275594543831421</text:p>
          </table:table-cell>
          <table:table-cell table:formula="of:=(-1)+(([.A27]-[.A$164])*(2/([.A$163]-[.A$164])))" office:value-type="float" office:value="-0.687500000000001" calcext:value-type="float">
            <text:p>-0.687500000000001</text:p>
          </table:table-cell>
          <table:table-cell table:formula="of:=(0)+(([.B27]-[.D$164])*(1/([.D$163]-[.D$164])))" office:value-type="float" office:value="0.670592401604106" calcext:value-type="float">
            <text:p>0.670592401604106</text:p>
          </table:table-cell>
          <table:table-cell table:formula="of:=(0)+(([.D27]-[.D$164])*(1/([.D$163]-[.D$164])))" office:value-type="float" office:value="0.433555134038447" calcext:value-type="float">
            <text:p>0.433555134038447</text:p>
          </table:table-cell>
        </table:table-row>
        <table:table-row table:style-name="ro1">
          <table:table-cell table:formula="of:=[.A27]+0.1" office:value-type="float" office:value="-5.40000000000001" calcext:value-type="float">
            <text:p>-5.40000000000001</text:p>
          </table:table-cell>
          <table:table-cell table:formula="of:=SIN([.A28])" office:value-type="float" office:value="0.772764487555981" calcext:value-type="float">
            <text:p>0.772764487555981</text:p>
          </table:table-cell>
          <table:table-cell table:formula="of:=NORMINV(RAND();0;0.7)" office:value-type="float" office:value="-0.78361531646223" calcext:value-type="float">
            <text:p>-0.78361531646223</text:p>
          </table:table-cell>
          <table:table-cell table:formula="of:=[.B28]+[.C28]" office:value-type="float" office:value="-0.0108508289062489" calcext:value-type="float">
            <text:p>-0.010850828906249</text:p>
          </table:table-cell>
          <table:table-cell table:formula="of:=(-1)+(([.A28]-[.A$164])*(2/([.A$163]-[.A$164])))" office:value-type="float" office:value="-0.675000000000001" calcext:value-type="float">
            <text:p>-0.675000000000001</text:p>
          </table:table-cell>
          <table:table-cell table:formula="of:=(0)+(([.B28]-[.D$164])*(1/([.D$163]-[.D$164])))" office:value-type="float" office:value="0.686833422251116" calcext:value-type="float">
            <text:p>0.686833422251116</text:p>
          </table:table-cell>
          <table:table-cell table:formula="of:=(0)+(([.D28]-[.D$164])*(1/([.D$163]-[.D$164])))" office:value-type="float" office:value="0.497515888821636" calcext:value-type="float">
            <text:p>0.497515888821636</text:p>
          </table:table-cell>
        </table:table-row>
        <table:table-row table:style-name="ro1">
          <table:table-cell table:formula="of:=[.A28]+0.1" office:value-type="float" office:value="-5.30000000000001" calcext:value-type="float">
            <text:p>-5.30000000000001</text:p>
          </table:table-cell>
          <table:table-cell table:formula="of:=SIN([.A29])" office:value-type="float" office:value="0.832267442223896" calcext:value-type="float">
            <text:p>0.832267442223896</text:p>
          </table:table-cell>
          <table:table-cell table:formula="of:=NORMINV(RAND();0;0.7)" office:value-type="float" office:value="0.242062293371745" calcext:value-type="float">
            <text:p>0.242062293371745</text:p>
          </table:table-cell>
          <table:table-cell table:formula="of:=[.B29]+[.C29]" office:value-type="float" office:value="1.07432973559564" calcext:value-type="float">
            <text:p>1.07432973559564</text:p>
          </table:table-cell>
          <table:table-cell table:formula="of:=(-1)+(([.A29]-[.A$164])*(2/([.A$163]-[.A$164])))" office:value-type="float" office:value="-0.662500000000001" calcext:value-type="float">
            <text:p>-0.662500000000001</text:p>
          </table:table-cell>
          <table:table-cell table:formula="of:=(0)+(([.B29]-[.D$164])*(1/([.D$163]-[.D$164])))" office:value-type="float" office:value="0.701209037904411" calcext:value-type="float">
            <text:p>0.701209037904411</text:p>
          </table:table-cell>
          <table:table-cell table:formula="of:=(0)+(([.D29]-[.D$164])*(1/([.D$163]-[.D$164])))" office:value-type="float" office:value="0.759690074906488" calcext:value-type="float">
            <text:p>0.759690074906488</text:p>
          </table:table-cell>
        </table:table-row>
        <table:table-row table:style-name="ro1">
          <table:table-cell table:formula="of:=[.A29]+0.1" office:value-type="float" office:value="-5.20000000000001" calcext:value-type="float">
            <text:p>-5.20000000000001</text:p>
          </table:table-cell>
          <table:table-cell table:formula="of:=SIN([.A30])" office:value-type="float" office:value="0.883454655720148" calcext:value-type="float">
            <text:p>0.883454655720148</text:p>
          </table:table-cell>
          <table:table-cell table:formula="of:=NORMINV(RAND();0;0.7)" office:value-type="float" office:value="0.947512302500785" calcext:value-type="float">
            <text:p>0.947512302500785</text:p>
          </table:table-cell>
          <table:table-cell table:formula="of:=[.B30]+[.C30]" office:value-type="float" office:value="1.83096695822093" calcext:value-type="float">
            <text:p>1.83096695822093</text:p>
          </table:table-cell>
          <table:table-cell table:formula="of:=(-1)+(([.A30]-[.A$164])*(2/([.A$163]-[.A$164])))" office:value-type="float" office:value="-0.650000000000001" calcext:value-type="float">
            <text:p>-0.650000000000001</text:p>
          </table:table-cell>
          <table:table-cell table:formula="of:=(0)+(([.B30]-[.D$164])*(1/([.D$163]-[.D$164])))" office:value-type="float" office:value="0.713575612164328" calcext:value-type="float">
            <text:p>0.713575612164328</text:p>
          </table:table-cell>
          <table:table-cell table:formula="of:=(0)+(([.D30]-[.D$164])*(1/([.D$163]-[.D$164])))" office:value-type="float" office:value="0.942489836063604" calcext:value-type="float">
            <text:p>0.942489836063604</text:p>
          </table:table-cell>
        </table:table-row>
        <table:table-row table:style-name="ro1">
          <table:table-cell table:formula="of:=[.A30]+0.1" office:value-type="float" office:value="-5.10000000000001" calcext:value-type="float">
            <text:p>-5.10000000000001</text:p>
          </table:table-cell>
          <table:table-cell table:formula="of:=SIN([.A31])" office:value-type="float" office:value="0.925814682327728" calcext:value-type="float">
            <text:p>0.925814682327728</text:p>
          </table:table-cell>
          <table:table-cell table:formula="of:=NORMINV(RAND();0;0.7)" office:value-type="float" office:value="0.572910404168581" calcext:value-type="float">
            <text:p>0.572910404168581</text:p>
          </table:table-cell>
          <table:table-cell table:formula="of:=[.B31]+[.C31]" office:value-type="float" office:value="1.49872508649631" calcext:value-type="float">
            <text:p>1.49872508649631</text:p>
          </table:table-cell>
          <table:table-cell table:formula="of:=(-1)+(([.A31]-[.A$164])*(2/([.A$163]-[.A$164])))" office:value-type="float" office:value="-0.637500000000001" calcext:value-type="float">
            <text:p>-0.637500000000001</text:p>
          </table:table-cell>
          <table:table-cell table:formula="of:=(0)+(([.B31]-[.D$164])*(1/([.D$163]-[.D$164])))" office:value-type="float" office:value="0.723809582308709" calcext:value-type="float">
            <text:p>0.723809582308709</text:p>
          </table:table-cell>
          <table:table-cell table:formula="of:=(0)+(([.D31]-[.D$164])*(1/([.D$163]-[.D$164])))" office:value-type="float" office:value="0.862221864859481" calcext:value-type="float">
            <text:p>0.862221864859481</text:p>
          </table:table-cell>
        </table:table-row>
        <table:table-row table:style-name="ro1">
          <table:table-cell table:formula="of:=[.A31]+0.1" office:value-type="float" office:value="-5.00000000000001" calcext:value-type="float">
            <text:p>-5.00000000000001</text:p>
          </table:table-cell>
          <table:table-cell table:formula="of:=SIN([.A32])" office:value-type="float" office:value="0.958924274663135" calcext:value-type="float">
            <text:p>0.958924274663135</text:p>
          </table:table-cell>
          <table:table-cell table:formula="of:=NORMINV(RAND();0;0.7)" office:value-type="float" office:value="-0.279214540232217" calcext:value-type="float">
            <text:p>-0.279214540232217</text:p>
          </table:table-cell>
          <table:table-cell table:formula="of:=[.B32]+[.C32]" office:value-type="float" office:value="0.679709734430919" calcext:value-type="float">
            <text:p>0.679709734430919</text:p>
          </table:table-cell>
          <table:table-cell table:formula="of:=(-1)+(([.A32]-[.A$164])*(2/([.A$163]-[.A$164])))" office:value-type="float" office:value="-0.625000000000001" calcext:value-type="float">
            <text:p>-0.625000000000001</text:p>
          </table:table-cell>
          <table:table-cell table:formula="of:=(0)+(([.B32]-[.D$164])*(1/([.D$163]-[.D$164])))" office:value-type="float" office:value="0.731808693890772" calcext:value-type="float">
            <text:p>0.731808693890772</text:p>
          </table:table-cell>
          <table:table-cell table:formula="of:=(0)+(([.D32]-[.D$164])*(1/([.D$163]-[.D$164])))" office:value-type="float" office:value="0.664351860232828" calcext:value-type="float">
            <text:p>0.664351860232828</text:p>
          </table:table-cell>
        </table:table-row>
        <table:table-row table:style-name="ro1">
          <table:table-cell table:formula="of:=[.A32]+0.1" office:value-type="float" office:value="-4.90000000000001" calcext:value-type="float">
            <text:p>-4.90000000000001</text:p>
          </table:table-cell>
          <table:table-cell table:formula="of:=SIN([.A33])" office:value-type="float" office:value="0.98245261262433" calcext:value-type="float">
            <text:p>0.98245261262433</text:p>
          </table:table-cell>
          <table:table-cell table:formula="of:=NORMINV(RAND();0;0.7)" office:value-type="float" office:value="-0.040158139807427" calcext:value-type="float">
            <text:p>-0.040158139807427</text:p>
          </table:table-cell>
          <table:table-cell table:formula="of:=[.B33]+[.C33]" office:value-type="float" office:value="0.942294472816903" calcext:value-type="float">
            <text:p>0.942294472816903</text:p>
          </table:table-cell>
          <table:table-cell table:formula="of:=(-1)+(([.A33]-[.A$164])*(2/([.A$163]-[.A$164])))" office:value-type="float" office:value="-0.612500000000001" calcext:value-type="float">
            <text:p>-0.612500000000001</text:p>
          </table:table-cell>
          <table:table-cell table:formula="of:=(0)+(([.B33]-[.D$164])*(1/([.D$163]-[.D$164])))" office:value-type="float" office:value="0.737493022431744" calcext:value-type="float">
            <text:p>0.737493022431744</text:p>
          </table:table-cell>
          <table:table-cell table:formula="of:=(0)+(([.D33]-[.D$164])*(1/([.D$163]-[.D$164])))" office:value-type="float" office:value="0.727791017103693" calcext:value-type="float">
            <text:p>0.727791017103693</text:p>
          </table:table-cell>
        </table:table-row>
        <table:table-row table:style-name="ro1">
          <table:table-cell table:formula="of:=[.A33]+0.1" office:value-type="float" office:value="-4.80000000000001" calcext:value-type="float">
            <text:p>-4.80000000000001</text:p>
          </table:table-cell>
          <table:table-cell table:formula="of:=SIN([.A34])" office:value-type="float" office:value="0.99616460883584" calcext:value-type="float">
            <text:p>0.99616460883584</text:p>
          </table:table-cell>
          <table:table-cell table:formula="of:=NORMINV(RAND();0;0.7)" office:value-type="float" office:value="-1.13931841190155" calcext:value-type="float">
            <text:p>-1.13931841190155</text:p>
          </table:table-cell>
          <table:table-cell table:formula="of:=[.B34]+[.C34]" office:value-type="float" office:value="-0.143153803065709" calcext:value-type="float">
            <text:p>-0.143153803065709</text:p>
          </table:table-cell>
          <table:table-cell table:formula="of:=(-1)+(([.A34]-[.A$164])*(2/([.A$163]-[.A$164])))" office:value-type="float" office:value="-0.600000000000001" calcext:value-type="float">
            <text:p>-0.600000000000001</text:p>
          </table:table-cell>
          <table:table-cell table:formula="of:=(0)+(([.B34]-[.D$164])*(1/([.D$163]-[.D$164])))" office:value-type="float" office:value="0.740805771999832" calcext:value-type="float">
            <text:p>0.740805771999832</text:p>
          </table:table-cell>
          <table:table-cell table:formula="of:=(0)+(([.D34]-[.D$164])*(1/([.D$163]-[.D$164])))" office:value-type="float" office:value="0.465552153290874" calcext:value-type="float">
            <text:p>0.465552153290874</text:p>
          </table:table-cell>
        </table:table-row>
        <table:table-row table:style-name="ro1">
          <table:table-cell table:formula="of:=[.A34]+0.1" office:value-type="float" office:value="-4.70000000000001" calcext:value-type="float">
            <text:p>-4.70000000000001</text:p>
          </table:table-cell>
          <table:table-cell table:formula="of:=SIN([.A35])" office:value-type="float" office:value="0.999923257564101" calcext:value-type="float">
            <text:p>0.999923257564101</text:p>
          </table:table-cell>
          <table:table-cell table:formula="of:=NORMINV(RAND();0;0.7)" office:value-type="float" office:value="0.535566504080625" calcext:value-type="float">
            <text:p>0.535566504080625</text:p>
          </table:table-cell>
          <table:table-cell table:formula="of:=[.B35]+[.C35]" office:value-type="float" office:value="1.53548976164473" calcext:value-type="float">
            <text:p>1.53548976164473</text:p>
          </table:table-cell>
          <table:table-cell table:formula="of:=(-1)+(([.A35]-[.A$164])*(2/([.A$163]-[.A$164])))" office:value-type="float" office:value="-0.587500000000001" calcext:value-type="float">
            <text:p>-0.587500000000001</text:p>
          </table:table-cell>
          <table:table-cell table:formula="of:=(0)+(([.B35]-[.D$164])*(1/([.D$163]-[.D$164])))" office:value-type="float" office:value="0.741713842696401" calcext:value-type="float">
            <text:p>0.741713842696401</text:p>
          </table:table-cell>
          <table:table-cell table:formula="of:=(0)+(([.D35]-[.D$164])*(1/([.D$163]-[.D$164])))" office:value-type="float" office:value="0.871104026132001" calcext:value-type="float">
            <text:p>0.871104026132001</text:p>
          </table:table-cell>
        </table:table-row>
        <table:table-row table:style-name="ro1">
          <table:table-cell table:formula="of:=[.A35]+0.1" office:value-type="float" office:value="-4.60000000000001" calcext:value-type="float">
            <text:p>-4.60000000000001</text:p>
          </table:table-cell>
          <table:table-cell table:formula="of:=SIN([.A36])" office:value-type="float" office:value="0.993691003633466" calcext:value-type="float">
            <text:p>0.993691003633466</text:p>
          </table:table-cell>
          <table:table-cell table:formula="of:=NORMINV(RAND();0;0.7)" office:value-type="float" office:value="-0.508225224154287" calcext:value-type="float">
            <text:p>-0.508225224154287</text:p>
          </table:table-cell>
          <table:table-cell table:formula="of:=[.B36]+[.C36]" office:value-type="float" office:value="0.485465779479179" calcext:value-type="float">
            <text:p>0.485465779479179</text:p>
          </table:table-cell>
          <table:table-cell table:formula="of:=(-1)+(([.A36]-[.A$164])*(2/([.A$163]-[.A$164])))" office:value-type="float" office:value="-0.575000000000001" calcext:value-type="float">
            <text:p>-0.575000000000001</text:p>
          </table:table-cell>
          <table:table-cell table:formula="of:=(0)+(([.B36]-[.D$164])*(1/([.D$163]-[.D$164])))" office:value-type="float" office:value="0.74020816137922" calcext:value-type="float">
            <text:p>0.74020816137922</text:p>
          </table:table-cell>
          <table:table-cell table:formula="of:=(0)+(([.D36]-[.D$164])*(1/([.D$163]-[.D$164])))" office:value-type="float" office:value="0.617423494155105" calcext:value-type="float">
            <text:p>0.617423494155105</text:p>
          </table:table-cell>
        </table:table-row>
        <table:table-row table:style-name="ro1">
          <table:table-cell table:formula="of:=[.A36]+0.1" office:value-type="float" office:value="-4.50000000000001" calcext:value-type="float">
            <text:p>-4.50000000000001</text:p>
          </table:table-cell>
          <table:table-cell table:formula="of:=SIN([.A37])" office:value-type="float" office:value="0.9775301176651" calcext:value-type="float">
            <text:p>0.9775301176651</text:p>
          </table:table-cell>
          <table:table-cell table:formula="of:=NORMINV(RAND();0;0.7)" office:value-type="float" office:value="-1.03201447472866" calcext:value-type="float">
            <text:p>-1.03201447472866</text:p>
          </table:table-cell>
          <table:table-cell table:formula="of:=[.B37]+[.C37]" office:value-type="float" office:value="-0.0544843570635558" calcext:value-type="float">
            <text:p>-0.054484357063556</text:p>
          </table:table-cell>
          <table:table-cell table:formula="of:=(-1)+(([.A37]-[.A$164])*(2/([.A$163]-[.A$164])))" office:value-type="float" office:value="-0.562500000000001" calcext:value-type="float">
            <text:p>-0.562500000000001</text:p>
          </table:table-cell>
          <table:table-cell table:formula="of:=(0)+(([.B37]-[.D$164])*(1/([.D$163]-[.D$164])))" office:value-type="float" office:value="0.736303772318298" calcext:value-type="float">
            <text:p>0.736303772318298</text:p>
          </table:table-cell>
          <table:table-cell table:formula="of:=(0)+(([.D37]-[.D$164])*(1/([.D$163]-[.D$164])))" office:value-type="float" office:value="0.486974247084895" calcext:value-type="float">
            <text:p>0.486974247084895</text:p>
          </table:table-cell>
        </table:table-row>
        <table:table-row table:style-name="ro1">
          <table:table-cell table:formula="of:=[.A37]+0.1" office:value-type="float" office:value="-4.40000000000001" calcext:value-type="float">
            <text:p>-4.40000000000001</text:p>
          </table:table-cell>
          <table:table-cell table:formula="of:=SIN([.A38])" office:value-type="float" office:value="0.95160207388952" calcext:value-type="float">
            <text:p>0.95160207388952</text:p>
          </table:table-cell>
          <table:table-cell table:formula="of:=NORMINV(RAND();0;0.7)" office:value-type="float" office:value="0.513267387479701" calcext:value-type="float">
            <text:p>0.513267387479701</text:p>
          </table:table-cell>
          <table:table-cell table:formula="of:=[.B38]+[.C38]" office:value-type="float" office:value="1.46486946136922" calcext:value-type="float">
            <text:p>1.46486946136922</text:p>
          </table:table-cell>
          <table:table-cell table:formula="of:=(-1)+(([.A38]-[.A$164])*(2/([.A$163]-[.A$164])))" office:value-type="float" office:value="-0.550000000000001" calcext:value-type="float">
            <text:p>-0.550000000000001</text:p>
          </table:table-cell>
          <table:table-cell table:formula="of:=(0)+(([.B38]-[.D$164])*(1/([.D$163]-[.D$164])))" office:value-type="float" office:value="0.730039686878512" calcext:value-type="float">
            <text:p>0.730039686878512</text:p>
          </table:table-cell>
          <table:table-cell table:formula="of:=(0)+(([.D38]-[.D$164])*(1/([.D$163]-[.D$164])))" office:value-type="float" office:value="0.854042515493634" calcext:value-type="float">
            <text:p>0.854042515493634</text:p>
          </table:table-cell>
        </table:table-row>
        <table:table-row table:style-name="ro1">
          <table:table-cell table:formula="of:=[.A38]+0.1" office:value-type="float" office:value="-4.30000000000001" calcext:value-type="float">
            <text:p>-4.30000000000001</text:p>
          </table:table-cell>
          <table:table-cell table:formula="of:=SIN([.A39])" office:value-type="float" office:value="0.91616593674946" calcext:value-type="float">
            <text:p>0.91616593674946</text:p>
          </table:table-cell>
          <table:table-cell table:formula="of:=NORMINV(RAND();0;0.7)" office:value-type="float" office:value="0.231391183903456" calcext:value-type="float">
            <text:p>0.231391183903456</text:p>
          </table:table-cell>
          <table:table-cell table:formula="of:=[.B39]+[.C39]" office:value-type="float" office:value="1.14755712065292" calcext:value-type="float">
            <text:p>1.14755712065292</text:p>
          </table:table-cell>
          <table:table-cell table:formula="of:=(-1)+(([.A39]-[.A$164])*(2/([.A$163]-[.A$164])))" office:value-type="float" office:value="-0.537500000000001" calcext:value-type="float">
            <text:p>-0.537500000000001</text:p>
          </table:table-cell>
          <table:table-cell table:formula="of:=(0)+(([.B39]-[.D$164])*(1/([.D$163]-[.D$164])))" office:value-type="float" office:value="0.721478493730945" calcext:value-type="float">
            <text:p>0.721478493730945</text:p>
          </table:table-cell>
          <table:table-cell table:formula="of:=(0)+(([.D39]-[.D$164])*(1/([.D$163]-[.D$164])))" office:value-type="float" office:value="0.777381444162927" calcext:value-type="float">
            <text:p>0.777381444162927</text:p>
          </table:table-cell>
        </table:table-row>
        <table:table-row table:style-name="ro1">
          <table:table-cell table:formula="of:=[.A39]+0.1" office:value-type="float" office:value="-4.20000000000001" calcext:value-type="float">
            <text:p>-4.20000000000001</text:p>
          </table:table-cell>
          <table:table-cell table:formula="of:=SIN([.A40])" office:value-type="float" office:value="0.871575772413595" calcext:value-type="float">
            <text:p>0.871575772413595</text:p>
          </table:table-cell>
          <table:table-cell table:formula="of:=NORMINV(RAND();0;0.7)" office:value-type="float" office:value="0.742899375001439" calcext:value-type="float">
            <text:p>0.742899375001439</text:p>
          </table:table-cell>
          <table:table-cell table:formula="of:=[.B40]+[.C40]" office:value-type="float" office:value="1.61447514741503" calcext:value-type="float">
            <text:p>1.61447514741503</text:p>
          </table:table-cell>
          <table:table-cell table:formula="of:=(-1)+(([.A40]-[.A$164])*(2/([.A$163]-[.A$164])))" office:value-type="float" office:value="-0.525000000000001" calcext:value-type="float">
            <text:p>-0.525000000000001</text:p>
          </table:table-cell>
          <table:table-cell table:formula="of:=(0)+(([.B40]-[.D$164])*(1/([.D$163]-[.D$164])))" office:value-type="float" office:value="0.710705733487573" calcext:value-type="float">
            <text:p>0.710705733487573</text:p>
          </table:table-cell>
          <table:table-cell table:formula="of:=(0)+(([.D40]-[.D$164])*(1/([.D$163]-[.D$164])))" office:value-type="float" office:value="0.890186499504931" calcext:value-type="float">
            <text:p>0.890186499504931</text:p>
          </table:table-cell>
        </table:table-row>
        <table:table-row table:style-name="ro1">
          <table:table-cell table:formula="of:=[.A40]+0.1" office:value-type="float" office:value="-4.10000000000001" calcext:value-type="float">
            <text:p>-4.10000000000001</text:p>
          </table:table-cell>
          <table:table-cell table:formula="of:=SIN([.A41])" office:value-type="float" office:value="0.818277111064418" calcext:value-type="float">
            <text:p>0.818277111064418</text:p>
          </table:table-cell>
          <table:table-cell table:formula="of:=NORMINV(RAND();0;0.7)" office:value-type="float" office:value="-0.878809191015307" calcext:value-type="float">
            <text:p>-0.878809191015307</text:p>
          </table:table-cell>
          <table:table-cell table:formula="of:=[.B41]+[.C41]" office:value-type="float" office:value="-0.0605320799508882" calcext:value-type="float">
            <text:p>-0.060532079950888</text:p>
          </table:table-cell>
          <table:table-cell table:formula="of:=(-1)+(([.A41]-[.A$164])*(2/([.A$163]-[.A$164])))" office:value-type="float" office:value="-0.512500000000001" calcext:value-type="float">
            <text:p>-0.512500000000001</text:p>
          </table:table-cell>
          <table:table-cell table:formula="of:=(0)+(([.B41]-[.D$164])*(1/([.D$163]-[.D$164])))" office:value-type="float" office:value="0.697829044007748" calcext:value-type="float">
            <text:p>0.697829044007748</text:p>
          </table:table-cell>
          <table:table-cell table:formula="of:=(0)+(([.D41]-[.D$164])*(1/([.D$163]-[.D$164])))" office:value-type="float" office:value="0.485513147543013" calcext:value-type="float">
            <text:p>0.485513147543013</text:p>
          </table:table-cell>
        </table:table-row>
        <table:table-row table:style-name="ro1">
          <table:table-cell table:formula="of:=[.A41]+0.1" office:value-type="float" office:value="-4.00000000000001" calcext:value-type="float">
            <text:p>-4.00000000000001</text:p>
          </table:table-cell>
          <table:table-cell table:formula="of:=SIN([.A42])" office:value-type="float" office:value="0.756802495307938" calcext:value-type="float">
            <text:p>0.756802495307938</text:p>
          </table:table-cell>
          <table:table-cell table:formula="of:=NORMINV(RAND();0;0.7)" office:value-type="float" office:value="-0.0453617335212769" calcext:value-type="float">
            <text:p>-0.045361733521277</text:p>
          </table:table-cell>
          <table:table-cell table:formula="of:=[.B42]+[.C42]" office:value-type="float" office:value="0.711440761786661" calcext:value-type="float">
            <text:p>0.711440761786661</text:p>
          </table:table-cell>
          <table:table-cell table:formula="of:=(-1)+(([.A42]-[.A$164])*(2/([.A$163]-[.A$164])))" office:value-type="float" office:value="-0.500000000000001" calcext:value-type="float">
            <text:p>-0.500000000000001</text:p>
          </table:table-cell>
          <table:table-cell table:formula="of:=(0)+(([.B42]-[.D$164])*(1/([.D$163]-[.D$164])))" office:value-type="float" office:value="0.682977084916284" calcext:value-type="float">
            <text:p>0.682977084916284</text:p>
          </table:table-cell>
          <table:table-cell table:formula="of:=(0)+(([.D42]-[.D$164])*(1/([.D$163]-[.D$164])))" office:value-type="float" office:value="0.672017917424376" calcext:value-type="float">
            <text:p>0.672017917424376</text:p>
          </table:table-cell>
        </table:table-row>
        <table:table-row table:style-name="ro1">
          <table:table-cell table:formula="of:=[.A42]+0.1" office:value-type="float" office:value="-3.90000000000001" calcext:value-type="float">
            <text:p>-3.90000000000001</text:p>
          </table:table-cell>
          <table:table-cell table:formula="of:=SIN([.A43])" office:value-type="float" office:value="0.687766159183984" calcext:value-type="float">
            <text:p>0.687766159183984</text:p>
          </table:table-cell>
          <table:table-cell table:formula="of:=NORMINV(RAND();0;0.7)" office:value-type="float" office:value="-0.28500278283209" calcext:value-type="float">
            <text:p>-0.28500278283209</text:p>
          </table:table-cell>
          <table:table-cell table:formula="of:=[.B43]+[.C43]" office:value-type="float" office:value="0.402763376351894" calcext:value-type="float">
            <text:p>0.402763376351894</text:p>
          </table:table-cell>
          <table:table-cell table:formula="of:=(-1)+(([.A43]-[.A$164])*(2/([.A$163]-[.A$164])))" office:value-type="float" office:value="-0.487500000000001" calcext:value-type="float">
            <text:p>-0.487500000000001</text:p>
          </table:table-cell>
          <table:table-cell table:formula="of:=(0)+(([.B43]-[.D$164])*(1/([.D$163]-[.D$164])))" office:value-type="float" office:value="0.666298252079017" calcext:value-type="float">
            <text:p>0.666298252079017</text:p>
          </table:table-cell>
          <table:table-cell table:formula="of:=(0)+(([.D43]-[.D$164])*(1/([.D$163]-[.D$164])))" office:value-type="float" office:value="0.597443008016275" calcext:value-type="float">
            <text:p>0.597443008016275</text:p>
          </table:table-cell>
        </table:table-row>
        <table:table-row table:style-name="ro1">
          <table:table-cell table:formula="of:=[.A43]+0.1" office:value-type="float" office:value="-3.80000000000001" calcext:value-type="float">
            <text:p>-3.80000000000001</text:p>
          </table:table-cell>
          <table:table-cell table:formula="of:=SIN([.A44])" office:value-type="float" office:value="0.61185789094273" calcext:value-type="float">
            <text:p>0.61185789094273</text:p>
          </table:table-cell>
          <table:table-cell table:formula="of:=NORMINV(RAND();0;0.7)" office:value-type="float" office:value="-0.31305990841862" calcext:value-type="float">
            <text:p>-0.31305990841862</text:p>
          </table:table-cell>
          <table:table-cell table:formula="of:=[.B44]+[.C44]" office:value-type="float" office:value="0.29879798252411" calcext:value-type="float">
            <text:p>0.29879798252411</text:p>
          </table:table-cell>
          <table:table-cell table:formula="of:=(-1)+(([.A44]-[.A$164])*(2/([.A$163]-[.A$164])))" office:value-type="float" office:value="-0.475000000000001" calcext:value-type="float">
            <text:p>-0.475000000000001</text:p>
          </table:table-cell>
          <table:table-cell table:formula="of:=(0)+(([.B44]-[.D$164])*(1/([.D$163]-[.D$164])))" office:value-type="float" office:value="0.647959194880369" calcext:value-type="float">
            <text:p>0.647959194880369</text:p>
          </table:table-cell>
          <table:table-cell table:formula="of:=(0)+(([.D44]-[.D$164])*(1/([.D$163]-[.D$164])))" office:value-type="float" office:value="0.572325489882045" calcext:value-type="float">
            <text:p>0.572325489882045</text:p>
          </table:table-cell>
        </table:table-row>
        <table:table-row table:style-name="ro1">
          <table:table-cell table:formula="of:=[.A44]+0.1" office:value-type="float" office:value="-3.70000000000001" calcext:value-type="float">
            <text:p>-3.70000000000001</text:p>
          </table:table-cell>
          <table:table-cell table:formula="of:=SIN([.A45])" office:value-type="float" office:value="0.529836140908505" calcext:value-type="float">
            <text:p>0.529836140908505</text:p>
          </table:table-cell>
          <table:table-cell table:formula="of:=NORMINV(RAND();0;0.7)" office:value-type="float" office:value="0.703847514737489" calcext:value-type="float">
            <text:p>0.703847514737489</text:p>
          </table:table-cell>
          <table:table-cell table:formula="of:=[.B45]+[.C45]" office:value-type="float" office:value="1.23368365564599" calcext:value-type="float">
            <text:p>1.23368365564599</text:p>
          </table:table-cell>
          <table:table-cell table:formula="of:=(-1)+(([.A45]-[.A$164])*(2/([.A$163]-[.A$164])))" office:value-type="float" office:value="-0.462500000000001" calcext:value-type="float">
            <text:p>-0.462500000000001</text:p>
          </table:table-cell>
          <table:table-cell table:formula="of:=(0)+(([.B45]-[.D$164])*(1/([.D$163]-[.D$164])))" office:value-type="float" office:value="0.628143151117782" calcext:value-type="float">
            <text:p>0.628143151117782</text:p>
          </table:table-cell>
          <table:table-cell table:formula="of:=(0)+(([.D45]-[.D$164])*(1/([.D$163]-[.D$164])))" office:value-type="float" office:value="0.798189183400759" calcext:value-type="float">
            <text:p>0.798189183400759</text:p>
          </table:table-cell>
        </table:table-row>
        <table:table-row table:style-name="ro1">
          <table:table-cell table:formula="of:=[.A45]+0.1" office:value-type="float" office:value="-3.60000000000001" calcext:value-type="float">
            <text:p>-3.60000000000001</text:p>
          </table:table-cell>
          <table:table-cell table:formula="of:=SIN([.A46])" office:value-type="float" office:value="0.442520443294865" calcext:value-type="float">
            <text:p>0.442520443294865</text:p>
          </table:table-cell>
          <table:table-cell table:formula="of:=NORMINV(RAND();0;0.7)" office:value-type="float" office:value="0.350874421560134" calcext:value-type="float">
            <text:p>0.350874421560134</text:p>
          </table:table-cell>
          <table:table-cell table:formula="of:=[.B46]+[.C46]" office:value-type="float" office:value="0.793394864854999" calcext:value-type="float">
            <text:p>0.793394864854999</text:p>
          </table:table-cell>
          <table:table-cell table:formula="of:=(-1)+(([.A46]-[.A$164])*(2/([.A$163]-[.A$164])))" office:value-type="float" office:value="-0.450000000000001" calcext:value-type="float">
            <text:p>-0.450000000000001</text:p>
          </table:table-cell>
          <table:table-cell table:formula="of:=(0)+(([.B46]-[.D$164])*(1/([.D$163]-[.D$164])))" office:value-type="float" office:value="0.607048116150219" calcext:value-type="float">
            <text:p>0.607048116150219</text:p>
          </table:table-cell>
          <table:table-cell table:formula="of:=(0)+(([.D46]-[.D$164])*(1/([.D$163]-[.D$164])))" office:value-type="float" office:value="0.691817618019012" calcext:value-type="float">
            <text:p>0.691817618019012</text:p>
          </table:table-cell>
        </table:table-row>
        <table:table-row table:style-name="ro1">
          <table:table-cell table:formula="of:=[.A46]+0.1" office:value-type="float" office:value="-3.50000000000001" calcext:value-type="float">
            <text:p>-3.50000000000001</text:p>
          </table:table-cell>
          <table:table-cell table:formula="of:=SIN([.A47])" office:value-type="float" office:value="0.350783227689633" calcext:value-type="float">
            <text:p>0.350783227689633</text:p>
          </table:table-cell>
          <table:table-cell table:formula="of:=NORMINV(RAND();0;0.7)" office:value-type="float" office:value="-0.875064067973411" calcext:value-type="float">
            <text:p>-0.875064067973411</text:p>
          </table:table-cell>
          <table:table-cell table:formula="of:=[.B47]+[.C47]" office:value-type="float" office:value="-0.524280840283778" calcext:value-type="float">
            <text:p>-0.524280840283778</text:p>
          </table:table-cell>
          <table:table-cell table:formula="of:=(-1)+(([.A47]-[.A$164])*(2/([.A$163]-[.A$164])))" office:value-type="float" office:value="-0.437500000000001" calcext:value-type="float">
            <text:p>-0.437500000000001</text:p>
          </table:table-cell>
          <table:table-cell table:formula="of:=(0)+(([.B47]-[.D$164])*(1/([.D$163]-[.D$164])))" office:value-type="float" office:value="0.584884864593984" calcext:value-type="float">
            <text:p>0.584884864593984</text:p>
          </table:table-cell>
          <table:table-cell table:formula="of:=(0)+(([.D47]-[.D$164])*(1/([.D$163]-[.D$164])))" office:value-type="float" office:value="0.373473771087776" calcext:value-type="float">
            <text:p>0.373473771087776</text:p>
          </table:table-cell>
        </table:table-row>
        <table:table-row table:style-name="ro1">
          <table:table-cell table:formula="of:=[.A47]+0.1" office:value-type="float" office:value="-3.40000000000001" calcext:value-type="float">
            <text:p>-3.40000000000001</text:p>
          </table:table-cell>
          <table:table-cell table:formula="of:=SIN([.A48])" office:value-type="float" office:value="0.255541102026845" calcext:value-type="float">
            <text:p>0.255541102026845</text:p>
          </table:table-cell>
          <table:table-cell table:formula="of:=NORMINV(RAND();0;0.7)" office:value-type="float" office:value="0.541198607088321" calcext:value-type="float">
            <text:p>0.541198607088321</text:p>
          </table:table-cell>
          <table:table-cell table:formula="of:=[.B48]+[.C48]" office:value-type="float" office:value="0.796739709115166" calcext:value-type="float">
            <text:p>0.796739709115166</text:p>
          </table:table-cell>
          <table:table-cell table:formula="of:=(-1)+(([.A48]-[.A$164])*(2/([.A$163]-[.A$164])))" office:value-type="float" office:value="-0.425000000000001" calcext:value-type="float">
            <text:p>-0.425000000000001</text:p>
          </table:table-cell>
          <table:table-cell table:formula="of:=(0)+(([.B48]-[.D$164])*(1/([.D$163]-[.D$164])))" office:value-type="float" office:value="0.56187484433243" calcext:value-type="float">
            <text:p>0.56187484433243</text:p>
          </table:table-cell>
          <table:table-cell table:formula="of:=(0)+(([.D48]-[.D$164])*(1/([.D$163]-[.D$164])))" office:value-type="float" office:value="0.692625715629839" calcext:value-type="float">
            <text:p>0.692625715629839</text:p>
          </table:table-cell>
        </table:table-row>
        <table:table-row table:style-name="ro1">
          <table:table-cell table:formula="of:=[.A48]+0.1" office:value-type="float" office:value="-3.30000000000001" calcext:value-type="float">
            <text:p>-3.30000000000001</text:p>
          </table:table-cell>
          <table:table-cell table:formula="of:=SIN([.A49])" office:value-type="float" office:value="0.157745694143262" calcext:value-type="float">
            <text:p>0.157745694143262</text:p>
          </table:table-cell>
          <table:table-cell table:formula="of:=NORMINV(RAND();0;0.7)" office:value-type="float" office:value="0.0766864104920844" calcext:value-type="float">
            <text:p>0.076686410492084</text:p>
          </table:table-cell>
          <table:table-cell table:formula="of:=[.B49]+[.C49]" office:value-type="float" office:value="0.234432104635346" calcext:value-type="float">
            <text:p>0.234432104635346</text:p>
          </table:table-cell>
          <table:table-cell table:formula="of:=(-1)+(([.A49]-[.A$164])*(2/([.A$163]-[.A$164])))" office:value-type="float" office:value="-0.412500000000001" calcext:value-type="float">
            <text:p>-0.412500000000001</text:p>
          </table:table-cell>
          <table:table-cell table:formula="of:=(0)+(([.B49]-[.D$164])*(1/([.D$163]-[.D$164])))" office:value-type="float" office:value="0.53824796388191" calcext:value-type="float">
            <text:p>0.53824796388191</text:p>
          </table:table-cell>
          <table:table-cell table:formula="of:=(0)+(([.D49]-[.D$164])*(1/([.D$163]-[.D$164])))" office:value-type="float" office:value="0.556775016348759" calcext:value-type="float">
            <text:p>0.556775016348759</text:p>
          </table:table-cell>
        </table:table-row>
        <table:table-row table:style-name="ro1">
          <table:table-cell table:formula="of:=[.A49]+0.1" office:value-type="float" office:value="-3.20000000000001" calcext:value-type="float">
            <text:p>-3.20000000000001</text:p>
          </table:table-cell>
          <table:table-cell table:formula="of:=SIN([.A50])" office:value-type="float" office:value="0.0583741434275934" calcext:value-type="float">
            <text:p>0.058374143427593</text:p>
          </table:table-cell>
          <table:table-cell table:formula="of:=NORMINV(RAND();0;0.7)" office:value-type="float" office:value="0.185008889594629" calcext:value-type="float">
            <text:p>0.185008889594629</text:p>
          </table:table-cell>
          <table:table-cell table:formula="of:=[.B50]+[.C50]" office:value-type="float" office:value="0.243383033022223" calcext:value-type="float">
            <text:p>0.243383033022223</text:p>
          </table:table-cell>
          <table:table-cell table:formula="of:=(-1)+(([.A50]-[.A$164])*(2/([.A$163]-[.A$164])))" office:value-type="float" office:value="-0.400000000000001" calcext:value-type="float">
            <text:p>-0.400000000000001</text:p>
          </table:table-cell>
          <table:table-cell table:formula="of:=(0)+(([.B50]-[.D$164])*(1/([.D$163]-[.D$164])))" office:value-type="float" office:value="0.514240295221876" calcext:value-type="float">
            <text:p>0.514240295221876</text:p>
          </table:table-cell>
          <table:table-cell table:formula="of:=(0)+(([.D50]-[.D$164])*(1/([.D$163]-[.D$164])))" office:value-type="float" office:value="0.55893751579014" calcext:value-type="float">
            <text:p>0.55893751579014</text:p>
          </table:table-cell>
        </table:table-row>
        <table:table-row table:style-name="ro1">
          <table:table-cell table:formula="of:=[.A50]+0.1" office:value-type="float" office:value="-3.10000000000001" calcext:value-type="float">
            <text:p>-3.10000000000001</text:p>
          </table:table-cell>
          <table:table-cell table:formula="of:=SIN([.A51])" office:value-type="float" office:value="-0.0415806624332772" calcext:value-type="float">
            <text:p>-0.041580662433277</text:p>
          </table:table-cell>
          <table:table-cell table:formula="of:=NORMINV(RAND();0;0.7)" office:value-type="float" office:value="0.478437974224565" calcext:value-type="float">
            <text:p>0.478437974224565</text:p>
          </table:table-cell>
          <table:table-cell table:formula="of:=[.B51]+[.C51]" office:value-type="float" office:value="0.436857311791287" calcext:value-type="float">
            <text:p>0.436857311791287</text:p>
          </table:table-cell>
          <table:table-cell table:formula="of:=(-1)+(([.A51]-[.A$164])*(2/([.A$163]-[.A$164])))" office:value-type="float" office:value="-0.387500000000001" calcext:value-type="float">
            <text:p>-0.387500000000001</text:p>
          </table:table-cell>
          <table:table-cell table:formula="of:=(0)+(([.B51]-[.D$164])*(1/([.D$163]-[.D$164])))" office:value-type="float" office:value="0.490091715041699" calcext:value-type="float">
            <text:p>0.490091715041699</text:p>
          </table:table-cell>
          <table:table-cell table:formula="of:=(0)+(([.D51]-[.D$164])*(1/([.D$163]-[.D$164])))" office:value-type="float" office:value="0.605679931959302" calcext:value-type="float">
            <text:p>0.605679931959302</text:p>
          </table:table-cell>
        </table:table-row>
        <table:table-row table:style-name="ro1">
          <table:table-cell table:formula="of:=[.A51]+0.1" office:value-type="float" office:value="-3.00000000000001" calcext:value-type="float">
            <text:p>-3.00000000000001</text:p>
          </table:table-cell>
          <table:table-cell table:formula="of:=SIN([.A52])" office:value-type="float" office:value="-0.141120008059854" calcext:value-type="float">
            <text:p>-0.141120008059854</text:p>
          </table:table-cell>
          <table:table-cell table:formula="of:=NORMINV(RAND();0;0.7)" office:value-type="float" office:value="-1.30442245313275" calcext:value-type="float">
            <text:p>-1.30442245313275</text:p>
          </table:table-cell>
          <table:table-cell table:formula="of:=[.B52]+[.C52]" office:value-type="float" office:value="-1.44554246119261" calcext:value-type="float">
            <text:p>-1.44554246119261</text:p>
          </table:table-cell>
          <table:table-cell table:formula="of:=(-1)+(([.A52]-[.A$164])*(2/([.A$163]-[.A$164])))" office:value-type="float" office:value="-0.375000000000001" calcext:value-type="float">
            <text:p>-0.375000000000001</text:p>
          </table:table-cell>
          <table:table-cell table:formula="of:=(0)+(([.B52]-[.D$164])*(1/([.D$163]-[.D$164])))" office:value-type="float" office:value="0.466043507972081" calcext:value-type="float">
            <text:p>0.466043507972081</text:p>
          </table:table-cell>
          <table:table-cell table:formula="of:=(0)+(([.D52]-[.D$164])*(1/([.D$163]-[.D$164])))" office:value-type="float" office:value="0.150901580307848" calcext:value-type="float">
            <text:p>0.150901580307848</text:p>
          </table:table-cell>
        </table:table-row>
        <table:table-row table:style-name="ro1">
          <table:table-cell table:formula="of:=[.A52]+0.1" office:value-type="float" office:value="-2.90000000000001" calcext:value-type="float">
            <text:p>-2.90000000000001</text:p>
          </table:table-cell>
          <table:table-cell table:formula="of:=SIN([.A53])" office:value-type="float" office:value="-0.239249329213969" calcext:value-type="float">
            <text:p>-0.239249329213969</text:p>
          </table:table-cell>
          <table:table-cell table:formula="of:=NORMINV(RAND();0;0.7)" office:value-type="float" office:value="1.15660479570889" calcext:value-type="float">
            <text:p>1.15660479570889</text:p>
          </table:table-cell>
          <table:table-cell table:formula="of:=[.B53]+[.C53]" office:value-type="float" office:value="0.917355466494925" calcext:value-type="float">
            <text:p>0.917355466494925</text:p>
          </table:table-cell>
          <table:table-cell table:formula="of:=(-1)+(([.A53]-[.A$164])*(2/([.A$163]-[.A$164])))" office:value-type="float" office:value="-0.362500000000001" calcext:value-type="float">
            <text:p>-0.362500000000001</text:p>
          </table:table-cell>
          <table:table-cell table:formula="of:=(0)+(([.B53]-[.D$164])*(1/([.D$163]-[.D$164])))" office:value-type="float" office:value="0.442335955748781" calcext:value-type="float">
            <text:p>0.442335955748781</text:p>
          </table:table-cell>
          <table:table-cell table:formula="of:=(0)+(([.D53]-[.D$164])*(1/([.D$163]-[.D$164])))" office:value-type="float" office:value="0.721765878156212" calcext:value-type="float">
            <text:p>0.721765878156212</text:p>
          </table:table-cell>
        </table:table-row>
        <table:table-row table:style-name="ro1">
          <table:table-cell table:formula="of:=[.A53]+0.1" office:value-type="float" office:value="-2.80000000000001" calcext:value-type="float">
            <text:p>-2.80000000000001</text:p>
          </table:table-cell>
          <table:table-cell table:formula="of:=SIN([.A54])" office:value-type="float" office:value="-0.334988150155893" calcext:value-type="float">
            <text:p>-0.334988150155893</text:p>
          </table:table-cell>
          <table:table-cell table:formula="of:=NORMINV(RAND();0;0.7)" office:value-type="float" office:value="0.679755584582883" calcext:value-type="float">
            <text:p>0.679755584582883</text:p>
          </table:table-cell>
          <table:table-cell table:formula="of:=[.B54]+[.C54]" office:value-type="float" office:value="0.34476743442699" calcext:value-type="float">
            <text:p>0.34476743442699</text:p>
          </table:table-cell>
          <table:table-cell table:formula="of:=(-1)+(([.A54]-[.A$164])*(2/([.A$163]-[.A$164])))" office:value-type="float" office:value="-0.350000000000001" calcext:value-type="float">
            <text:p>-0.350000000000001</text:p>
          </table:table-cell>
          <table:table-cell table:formula="of:=(0)+(([.B54]-[.D$164])*(1/([.D$163]-[.D$164])))" office:value-type="float" office:value="0.419205936396938" calcext:value-type="float">
            <text:p>0.419205936396938</text:p>
          </table:table-cell>
          <table:table-cell table:formula="of:=(0)+(([.D54]-[.D$164])*(1/([.D$163]-[.D$164])))" office:value-type="float" office:value="0.583431479089414" calcext:value-type="float">
            <text:p>0.583431479089414</text:p>
          </table:table-cell>
        </table:table-row>
        <table:table-row table:style-name="ro1">
          <table:table-cell table:formula="of:=[.A54]+0.1" office:value-type="float" office:value="-2.70000000000001" calcext:value-type="float">
            <text:p>-2.70000000000001</text:p>
          </table:table-cell>
          <table:table-cell table:formula="of:=SIN([.A55])" office:value-type="float" office:value="-0.427379880233818" calcext:value-type="float">
            <text:p>-0.427379880233818</text:p>
          </table:table-cell>
          <table:table-cell table:formula="of:=NORMINV(RAND();0;0.7)" office:value-type="float" office:value="0.391505504754244" calcext:value-type="float">
            <text:p>0.391505504754244</text:p>
          </table:table-cell>
          <table:table-cell table:formula="of:=[.B55]+[.C55]" office:value-type="float" office:value="-0.0358743754795737" calcext:value-type="float">
            <text:p>-0.035874375479574</text:p>
          </table:table-cell>
          <table:table-cell table:formula="of:=(-1)+(([.A55]-[.A$164])*(2/([.A$163]-[.A$164])))" office:value-type="float" office:value="-0.337500000000001" calcext:value-type="float">
            <text:p>-0.337500000000001</text:p>
          </table:table-cell>
          <table:table-cell table:formula="of:=(0)+(([.B55]-[.D$164])*(1/([.D$163]-[.D$164])))" office:value-type="float" office:value="0.396884557424149" calcext:value-type="float">
            <text:p>0.396884557424149</text:p>
          </table:table-cell>
          <table:table-cell table:formula="of:=(0)+(([.D55]-[.D$164])*(1/([.D$163]-[.D$164])))" office:value-type="float" office:value="0.491470325373096" calcext:value-type="float">
            <text:p>0.491470325373096</text:p>
          </table:table-cell>
        </table:table-row>
        <table:table-row table:style-name="ro1">
          <table:table-cell table:formula="of:=[.A55]+0.1" office:value-type="float" office:value="-2.60000000000001" calcext:value-type="float">
            <text:p>-2.60000000000001</text:p>
          </table:table-cell>
          <table:table-cell table:formula="of:=SIN([.A56])" office:value-type="float" office:value="-0.515501371821453" calcext:value-type="float">
            <text:p>-0.515501371821453</text:p>
          </table:table-cell>
          <table:table-cell table:formula="of:=NORMINV(RAND();0;0.7)" office:value-type="float" office:value="0.554215466974208" calcext:value-type="float">
            <text:p>0.554215466974208</text:p>
          </table:table-cell>
          <table:table-cell table:formula="of:=[.B56]+[.C56]" office:value-type="float" office:value="0.0387140951527549" calcext:value-type="float">
            <text:p>0.038714095152755</text:p>
          </table:table-cell>
          <table:table-cell table:formula="of:=(-1)+(([.A56]-[.A$164])*(2/([.A$163]-[.A$164])))" office:value-type="float" office:value="-0.325000000000001" calcext:value-type="float">
            <text:p>-0.325000000000001</text:p>
          </table:table-cell>
          <table:table-cell table:formula="of:=(0)+(([.B56]-[.D$164])*(1/([.D$163]-[.D$164])))" office:value-type="float" office:value="0.375594846670643" calcext:value-type="float">
            <text:p>0.375594846670643</text:p>
          </table:table-cell>
          <table:table-cell table:formula="of:=(0)+(([.D56]-[.D$164])*(1/([.D$163]-[.D$164])))" office:value-type="float" office:value="0.509490526083492" calcext:value-type="float">
            <text:p>0.509490526083492</text:p>
          </table:table-cell>
        </table:table-row>
        <table:table-row table:style-name="ro1">
          <table:table-cell table:formula="of:=[.A56]+0.1" office:value-type="float" office:value="-2.50000000000001" calcext:value-type="float">
            <text:p>-2.50000000000001</text:p>
          </table:table-cell>
          <table:table-cell table:formula="of:=SIN([.A57])" office:value-type="float" office:value="-0.598472144103946" calcext:value-type="float">
            <text:p>-0.598472144103946</text:p>
          </table:table-cell>
          <table:table-cell table:formula="of:=NORMINV(RAND();0;0.7)" office:value-type="float" office:value="-0.531029043344452" calcext:value-type="float">
            <text:p>-0.531029043344452</text:p>
          </table:table-cell>
          <table:table-cell table:formula="of:=[.B57]+[.C57]" office:value-type="float" office:value="-1.1295011874484" calcext:value-type="float">
            <text:p>-1.1295011874484</text:p>
          </table:table-cell>
          <table:table-cell table:formula="of:=(-1)+(([.A57]-[.A$164])*(2/([.A$163]-[.A$164])))" office:value-type="float" office:value="-0.312500000000001" calcext:value-type="float">
            <text:p>-0.312500000000001</text:p>
          </table:table-cell>
          <table:table-cell table:formula="of:=(0)+(([.B57]-[.D$164])*(1/([.D$163]-[.D$164])))" office:value-type="float" office:value="0.355549523888827" calcext:value-type="float">
            <text:p>0.355549523888827</text:p>
          </table:table-cell>
          <table:table-cell table:formula="of:=(0)+(([.D57]-[.D$164])*(1/([.D$163]-[.D$164])))" office:value-type="float" office:value="0.227255568227951" calcext:value-type="float">
            <text:p>0.227255568227951</text:p>
          </table:table-cell>
        </table:table-row>
        <table:table-row table:style-name="ro1">
          <table:table-cell table:formula="of:=[.A57]+0.1" office:value-type="float" office:value="-2.40000000000001" calcext:value-type="float">
            <text:p>-2.40000000000001</text:p>
          </table:table-cell>
          <table:table-cell table:formula="of:=SIN([.A58])" office:value-type="float" office:value="-0.675463180551142" calcext:value-type="float">
            <text:p>-0.675463180551142</text:p>
          </table:table-cell>
          <table:table-cell table:formula="of:=NORMINV(RAND();0;0.7)" office:value-type="float" office:value="-0.0251418524626231" calcext:value-type="float">
            <text:p>-0.025141852462623</text:p>
          </table:table-cell>
          <table:table-cell table:formula="of:=[.B58]+[.C58]" office:value-type="float" office:value="-0.700605033013765" calcext:value-type="float">
            <text:p>-0.700605033013765</text:p>
          </table:table-cell>
          <table:table-cell table:formula="of:=(-1)+(([.A58]-[.A$164])*(2/([.A$163]-[.A$164])))" office:value-type="float" office:value="-0.300000000000001" calcext:value-type="float">
            <text:p>-0.300000000000001</text:p>
          </table:table-cell>
          <table:table-cell table:formula="of:=(0)+(([.B58]-[.D$164])*(1/([.D$163]-[.D$164])))" office:value-type="float" office:value="0.336948875317833" calcext:value-type="float">
            <text:p>0.336948875317833</text:p>
          </table:table-cell>
          <table:table-cell table:formula="of:=(0)+(([.D58]-[.D$164])*(1/([.D$163]-[.D$164])))" office:value-type="float" office:value="0.33087472975932" calcext:value-type="float">
            <text:p>0.33087472975932</text:p>
          </table:table-cell>
        </table:table-row>
        <table:table-row table:style-name="ro1">
          <table:table-cell table:formula="of:=[.A58]+0.1" office:value-type="float" office:value="-2.30000000000001" calcext:value-type="float">
            <text:p>-2.30000000000001</text:p>
          </table:table-cell>
          <table:table-cell table:formula="of:=SIN([.A59])" office:value-type="float" office:value="-0.745705212176712" calcext:value-type="float">
            <text:p>-0.745705212176712</text:p>
          </table:table-cell>
          <table:table-cell table:formula="of:=NORMINV(RAND();0;0.7)" office:value-type="float" office:value="0.124077645477733" calcext:value-type="float">
            <text:p>0.124077645477733</text:p>
          </table:table-cell>
          <table:table-cell table:formula="of:=[.B59]+[.C59]" office:value-type="float" office:value="-0.621627566698979" calcext:value-type="float">
            <text:p>-0.621627566698979</text:p>
          </table:table-cell>
          <table:table-cell table:formula="of:=(-1)+(([.A59]-[.A$164])*(2/([.A$163]-[.A$164])))" office:value-type="float" office:value="-0.287500000000001" calcext:value-type="float">
            <text:p>-0.287500000000001</text:p>
          </table:table-cell>
          <table:table-cell table:formula="of:=(0)+(([.B59]-[.D$164])*(1/([.D$163]-[.D$164])))" office:value-type="float" office:value="0.319978752489625" calcext:value-type="float">
            <text:p>0.319978752489625</text:p>
          </table:table-cell>
          <table:table-cell table:formula="of:=(0)+(([.D59]-[.D$164])*(1/([.D$163]-[.D$164])))" office:value-type="float" office:value="0.349955289831484" calcext:value-type="float">
            <text:p>0.349955289831484</text:p>
          </table:table-cell>
        </table:table-row>
        <table:table-row table:style-name="ro1">
          <table:table-cell table:formula="of:=[.A59]+0.1" office:value-type="float" office:value="-2.20000000000001" calcext:value-type="float">
            <text:p>-2.20000000000001</text:p>
          </table:table-cell>
          <table:table-cell table:formula="of:=SIN([.A60])" office:value-type="float" office:value="-0.808496403819583" calcext:value-type="float">
            <text:p>-0.808496403819583</text:p>
          </table:table-cell>
          <table:table-cell table:formula="of:=NORMINV(RAND();0;0.7)" office:value-type="float" office:value="-0.526327986200311" calcext:value-type="float">
            <text:p>-0.526327986200311</text:p>
          </table:table-cell>
          <table:table-cell table:formula="of:=[.B60]+[.C60]" office:value-type="float" office:value="-1.33482439001989" calcext:value-type="float">
            <text:p>-1.33482439001989</text:p>
          </table:table-cell>
          <table:table-cell table:formula="of:=(-1)+(([.A60]-[.A$164])*(2/([.A$163]-[.A$164])))" office:value-type="float" office:value="-0.275000000000001" calcext:value-type="float">
            <text:p>-0.275000000000001</text:p>
          </table:table-cell>
          <table:table-cell table:formula="of:=(0)+(([.B60]-[.D$164])*(1/([.D$163]-[.D$164])))" office:value-type="float" office:value="0.304808715261928" calcext:value-type="float">
            <text:p>0.304808715261928</text:p>
          </table:table-cell>
          <table:table-cell table:formula="of:=(0)+(([.D60]-[.D$164])*(1/([.D$163]-[.D$164])))" office:value-type="float" office:value="0.177650511448091" calcext:value-type="float">
            <text:p>0.177650511448091</text:p>
          </table:table-cell>
        </table:table-row>
        <table:table-row table:style-name="ro1">
          <table:table-cell table:formula="of:=[.A60]+0.1" office:value-type="float" office:value="-2.10000000000001" calcext:value-type="float">
            <text:p>-2.10000000000001</text:p>
          </table:table-cell>
          <table:table-cell table:formula="of:=SIN([.A61])" office:value-type="float" office:value="-0.863209366648868" calcext:value-type="float">
            <text:p>-0.863209366648868</text:p>
          </table:table-cell>
          <table:table-cell table:formula="of:=NORMINV(RAND();0;0.7)" office:value-type="float" office:value="0.587758121400498" calcext:value-type="float">
            <text:p>0.587758121400498</text:p>
          </table:table-cell>
          <table:table-cell table:formula="of:=[.B61]+[.C61]" office:value-type="float" office:value="-0.27545124524837" calcext:value-type="float">
            <text:p>-0.27545124524837</text:p>
          </table:table-cell>
          <table:table-cell table:formula="of:=(-1)+(([.A61]-[.A$164])*(2/([.A$163]-[.A$164])))" office:value-type="float" office:value="-0.2625" calcext:value-type="float">
            <text:p>-0.2625</text:p>
          </table:table-cell>
          <table:table-cell table:formula="of:=(0)+(([.B61]-[.D$164])*(1/([.D$163]-[.D$164])))" office:value-type="float" office:value="0.291590337632171" calcext:value-type="float">
            <text:p>0.291590337632171</text:p>
          </table:table-cell>
          <table:table-cell table:formula="of:=(0)+(([.D61]-[.D$164])*(1/([.D$163]-[.D$164])))" office:value-type="float" office:value="0.433589754257983" calcext:value-type="float">
            <text:p>0.433589754257983</text:p>
          </table:table-cell>
        </table:table-row>
        <table:table-row table:style-name="ro1">
          <table:table-cell table:formula="of:=[.A61]+0.1" office:value-type="float" office:value="-2.00000000000001" calcext:value-type="float">
            <text:p>-2.00000000000001</text:p>
          </table:table-cell>
          <table:table-cell table:formula="of:=SIN([.A62])" office:value-type="float" office:value="-0.909297426825676" calcext:value-type="float">
            <text:p>-0.909297426825676</text:p>
          </table:table-cell>
          <table:table-cell table:formula="of:=NORMINV(RAND();0;0.7)" office:value-type="float" office:value="-1.16085062406331" calcext:value-type="float">
            <text:p>-1.16085062406331</text:p>
          </table:table-cell>
          <table:table-cell table:formula="of:=[.B62]+[.C62]" office:value-type="float" office:value="-2.07014805088899" calcext:value-type="float">
            <text:p>-2.07014805088899</text:p>
          </table:table-cell>
          <table:table-cell table:formula="of:=(-1)+(([.A62]-[.A$164])*(2/([.A$163]-[.A$164])))" office:value-type="float" office:value="-0.250000000000001" calcext:value-type="float">
            <text:p>-0.250000000000001</text:p>
          </table:table-cell>
          <table:table-cell table:formula="of:=(0)+(([.B62]-[.D$164])*(1/([.D$163]-[.D$164])))" office:value-type="float" office:value="0.280455693260217" calcext:value-type="float">
            <text:p>0.280455693260217</text:p>
          </table:table-cell>
          <table:table-cell table:formula="of:=(0)+(([.D62]-[.D$164])*(1/([.D$163]-[.D$164])))" office:value-type="float" office:value="0" calcext:value-type="float">
            <text:p>0</text:p>
          </table:table-cell>
        </table:table-row>
        <table:table-row table:style-name="ro1">
          <table:table-cell table:formula="of:=[.A62]+0.1" office:value-type="float" office:value="-1.90000000000001" calcext:value-type="float">
            <text:p>-1.90000000000001</text:p>
          </table:table-cell>
          <table:table-cell table:formula="of:=SIN([.A63])" office:value-type="float" office:value="-0.946300087687411" calcext:value-type="float">
            <text:p>-0.946300087687411</text:p>
          </table:table-cell>
          <table:table-cell table:formula="of:=NORMINV(RAND();0;0.7)" office:value-type="float" office:value="0.0579817950947829" calcext:value-type="float">
            <text:p>0.057981795094783</text:p>
          </table:table-cell>
          <table:table-cell table:formula="of:=[.B63]+[.C63]" office:value-type="float" office:value="-0.888318292592628" calcext:value-type="float">
            <text:p>-0.888318292592628</text:p>
          </table:table-cell>
          <table:table-cell table:formula="of:=(-1)+(([.A63]-[.A$164])*(2/([.A$163]-[.A$164])))" office:value-type="float" office:value="-0.237500000000001" calcext:value-type="float">
            <text:p>-0.237500000000001</text:p>
          </table:table-cell>
          <table:table-cell table:formula="of:=(0)+(([.B63]-[.D$164])*(1/([.D$163]-[.D$164])))" office:value-type="float" office:value="0.271516035832007" calcext:value-type="float">
            <text:p>0.271516035832007</text:p>
          </table:table-cell>
          <table:table-cell table:formula="of:=(0)+(([.D63]-[.D$164])*(1/([.D$163]-[.D$164])))" office:value-type="float" office:value="0.285524146955607" calcext:value-type="float">
            <text:p>0.285524146955607</text:p>
          </table:table-cell>
        </table:table-row>
        <table:table-row table:style-name="ro1">
          <table:table-cell table:formula="of:=[.A63]+0.1" office:value-type="float" office:value="-1.80000000000001" calcext:value-type="float">
            <text:p>-1.80000000000001</text:p>
          </table:table-cell>
          <table:table-cell table:formula="of:=SIN([.A64])" office:value-type="float" office:value="-0.973847630878192" calcext:value-type="float">
            <text:p>-0.973847630878192</text:p>
          </table:table-cell>
          <table:table-cell table:formula="of:=NORMINV(RAND();0;0.7)" office:value-type="float" office:value="-0.523665512299256" calcext:value-type="float">
            <text:p>-0.523665512299256</text:p>
          </table:table-cell>
          <table:table-cell table:formula="of:=[.B64]+[.C64]" office:value-type="float" office:value="-1.49751314317745" calcext:value-type="float">
            <text:p>-1.49751314317745</text:p>
          </table:table-cell>
          <table:table-cell table:formula="of:=(-1)+(([.A64]-[.A$164])*(2/([.A$163]-[.A$164])))" office:value-type="float" office:value="-0.225000000000001" calcext:value-type="float">
            <text:p>-0.225000000000001</text:p>
          </table:table-cell>
          <table:table-cell table:formula="of:=(0)+(([.B64]-[.D$164])*(1/([.D$163]-[.D$164])))" office:value-type="float" office:value="0.264860687449505" calcext:value-type="float">
            <text:p>0.264860687449505</text:p>
          </table:table-cell>
          <table:table-cell table:formula="of:=(0)+(([.D64]-[.D$164])*(1/([.D$163]-[.D$164])))" office:value-type="float" office:value="0.13834572398738" calcext:value-type="float">
            <text:p>0.13834572398738</text:p>
          </table:table-cell>
        </table:table-row>
        <table:table-row table:style-name="ro1">
          <table:table-cell table:formula="of:=[.A64]+0.1" office:value-type="float" office:value="-1.70000000000001" calcext:value-type="float">
            <text:p>-1.70000000000001</text:p>
          </table:table-cell>
          <table:table-cell table:formula="of:=SIN([.A65])" office:value-type="float" office:value="-0.991664810452467" calcext:value-type="float">
            <text:p>-0.991664810452467</text:p>
          </table:table-cell>
          <table:table-cell table:formula="of:=NORMINV(RAND();0;0.7)" office:value-type="float" office:value="-0.394253196256147" calcext:value-type="float">
            <text:p>-0.394253196256147</text:p>
          </table:table-cell>
          <table:table-cell table:formula="of:=[.B65]+[.C65]" office:value-type="float" office:value="-1.38591800670861" calcext:value-type="float">
            <text:p>-1.38591800670861</text:p>
          </table:table-cell>
          <table:table-cell table:formula="of:=(-1)+(([.A65]-[.A$164])*(2/([.A$163]-[.A$164])))" office:value-type="float" office:value="-0.2125" calcext:value-type="float">
            <text:p>-0.2125</text:p>
          </table:table-cell>
          <table:table-cell table:formula="of:=(0)+(([.B65]-[.D$164])*(1/([.D$163]-[.D$164])))" office:value-type="float" office:value="0.260556146153783" calcext:value-type="float">
            <text:p>0.260556146153783</text:p>
          </table:table-cell>
          <table:table-cell table:formula="of:=(0)+(([.D65]-[.D$164])*(1/([.D$163]-[.D$164])))" office:value-type="float" office:value="0.16530654970782" calcext:value-type="float">
            <text:p>0.16530654970782</text:p>
          </table:table-cell>
        </table:table-row>
        <table:table-row table:style-name="ro1">
          <table:table-cell table:formula="of:=[.A65]+0.1" office:value-type="float" office:value="-1.60000000000001" calcext:value-type="float">
            <text:p>-1.60000000000001</text:p>
          </table:table-cell>
          <table:table-cell table:formula="of:=SIN([.A66])" office:value-type="float" office:value="-0.999573603041505" calcext:value-type="float">
            <text:p>-0.999573603041505</text:p>
          </table:table-cell>
          <table:table-cell table:formula="of:=NORMINV(RAND();0;0.7)" office:value-type="float" office:value="-0.995883878751621" calcext:value-type="float">
            <text:p>-0.995883878751621</text:p>
          </table:table-cell>
          <table:table-cell table:formula="of:=[.B66]+[.C66]" office:value-type="float" office:value="-1.99545748179313" calcext:value-type="float">
            <text:p>-1.99545748179313</text:p>
          </table:table-cell>
          <table:table-cell table:formula="of:=(-1)+(([.A66]-[.A$164])*(2/([.A$163]-[.A$164])))" office:value-type="float" office:value="-0.2" calcext:value-type="float">
            <text:p>-0.2</text:p>
          </table:table-cell>
          <table:table-cell table:formula="of:=(0)+(([.B66]-[.D$164])*(1/([.D$163]-[.D$164])))" office:value-type="float" office:value="0.258645421498576" calcext:value-type="float">
            <text:p>0.258645421498576</text:p>
          </table:table-cell>
          <table:table-cell table:formula="of:=(0)+(([.D66]-[.D$164])*(1/([.D$163]-[.D$164])))" office:value-type="float" office:value="0.018044867187527" calcext:value-type="float">
            <text:p>0.018044867187527</text:p>
          </table:table-cell>
        </table:table-row>
        <table:table-row table:style-name="ro1">
          <table:table-cell table:formula="of:=[.A66]+0.1" office:value-type="float" office:value="-1.50000000000001" calcext:value-type="float">
            <text:p>-1.50000000000001</text:p>
          </table:table-cell>
          <table:table-cell table:formula="of:=SIN([.A67])" office:value-type="float" office:value="-0.997494986604055" calcext:value-type="float">
            <text:p>-0.997494986604055</text:p>
          </table:table-cell>
          <table:table-cell table:formula="of:=NORMINV(RAND();0;0.7)" office:value-type="float" office:value="1.85299494842258" calcext:value-type="float">
            <text:p>1.85299494842258</text:p>
          </table:table-cell>
          <table:table-cell table:formula="of:=[.B67]+[.C67]" office:value-type="float" office:value="0.85549996181852" calcext:value-type="float">
            <text:p>0.85549996181852</text:p>
          </table:table-cell>
          <table:table-cell table:formula="of:=(-1)+(([.A67]-[.A$164])*(2/([.A$163]-[.A$164])))" office:value-type="float" office:value="-0.1875" calcext:value-type="float">
            <text:p>-0.1875</text:p>
          </table:table-cell>
          <table:table-cell table:formula="of:=(0)+(([.B67]-[.D$164])*(1/([.D$163]-[.D$164])))" office:value-type="float" office:value="0.259147604813038" calcext:value-type="float">
            <text:p>0.259147604813038</text:p>
          </table:table-cell>
          <table:table-cell table:formula="of:=(0)+(([.D67]-[.D$164])*(1/([.D$163]-[.D$164])))" office:value-type="float" office:value="0.70682189821049" calcext:value-type="float">
            <text:p>0.70682189821049</text:p>
          </table:table-cell>
        </table:table-row>
        <table:table-row table:style-name="ro1">
          <table:table-cell table:formula="of:=[.A67]+0.1" office:value-type="float" office:value="-1.40000000000001" calcext:value-type="float">
            <text:p>-1.40000000000001</text:p>
          </table:table-cell>
          <table:table-cell table:formula="of:=SIN([.A68])" office:value-type="float" office:value="-0.985449729988462" calcext:value-type="float">
            <text:p>-0.985449729988462</text:p>
          </table:table-cell>
          <table:table-cell table:formula="of:=NORMINV(RAND();0;0.7)" office:value-type="float" office:value="-0.281576140978815" calcext:value-type="float">
            <text:p>-0.281576140978815</text:p>
          </table:table-cell>
          <table:table-cell table:formula="of:=[.B68]+[.C68]" office:value-type="float" office:value="-1.26702587096728" calcext:value-type="float">
            <text:p>-1.26702587096728</text:p>
          </table:table-cell>
          <table:table-cell table:formula="of:=(-1)+(([.A68]-[.A$164])*(2/([.A$163]-[.A$164])))" office:value-type="float" office:value="-0.175" calcext:value-type="float">
            <text:p>-0.175</text:p>
          </table:table-cell>
          <table:table-cell table:formula="of:=(0)+(([.B68]-[.D$164])*(1/([.D$163]-[.D$164])))" office:value-type="float" office:value="0.262057678447489" calcext:value-type="float">
            <text:p>0.262057678447489</text:p>
          </table:table-cell>
          <table:table-cell table:formula="of:=(0)+(([.D68]-[.D$164])*(1/([.D$163]-[.D$164])))" office:value-type="float" office:value="0.194030293884148" calcext:value-type="float">
            <text:p>0.194030293884148</text:p>
          </table:table-cell>
        </table:table-row>
        <table:table-row table:style-name="ro1">
          <table:table-cell table:formula="of:=[.A68]+0.1" office:value-type="float" office:value="-1.30000000000001" calcext:value-type="float">
            <text:p>-1.30000000000001</text:p>
          </table:table-cell>
          <table:table-cell table:formula="of:=SIN([.A69])" office:value-type="float" office:value="-0.963558185417196" calcext:value-type="float">
            <text:p>-0.963558185417196</text:p>
          </table:table-cell>
          <table:table-cell table:formula="of:=NORMINV(RAND();0;0.7)" office:value-type="float" office:value="-0.320780368542249" calcext:value-type="float">
            <text:p>-0.320780368542249</text:p>
          </table:table-cell>
          <table:table-cell table:formula="of:=[.B69]+[.C69]" office:value-type="float" office:value="-1.28433855395945" calcext:value-type="float">
            <text:p>-1.28433855395945</text:p>
          </table:table-cell>
          <table:table-cell table:formula="of:=(-1)+(([.A69]-[.A$164])*(2/([.A$163]-[.A$164])))" office:value-type="float" office:value="-0.1625" calcext:value-type="float">
            <text:p>-0.1625</text:p>
          </table:table-cell>
          <table:table-cell table:formula="of:=(0)+(([.B69]-[.D$164])*(1/([.D$163]-[.D$164])))" office:value-type="float" office:value="0.267346565908118" calcext:value-type="float">
            <text:p>0.267346565908118</text:p>
          </table:table-cell>
          <table:table-cell table:formula="of:=(0)+(([.D69]-[.D$164])*(1/([.D$163]-[.D$164])))" office:value-type="float" office:value="0.189847636434417" calcext:value-type="float">
            <text:p>0.189847636434417</text:p>
          </table:table-cell>
        </table:table-row>
        <table:table-row table:style-name="ro1">
          <table:table-cell table:formula="of:=[.A69]+0.1" office:value-type="float" office:value="-1.20000000000001" calcext:value-type="float">
            <text:p>-1.20000000000001</text:p>
          </table:table-cell>
          <table:table-cell table:formula="of:=SIN([.A70])" office:value-type="float" office:value="-0.932039085967231" calcext:value-type="float">
            <text:p>-0.932039085967231</text:p>
          </table:table-cell>
          <table:table-cell table:formula="of:=NORMINV(RAND();0;0.7)" office:value-type="float" office:value="-0.535003631875908" calcext:value-type="float">
            <text:p>-0.535003631875908</text:p>
          </table:table-cell>
          <table:table-cell table:formula="of:=[.B70]+[.C70]" office:value-type="float" office:value="-1.46704271784314" calcext:value-type="float">
            <text:p>-1.46704271784314</text:p>
          </table:table-cell>
          <table:table-cell table:formula="of:=(-1)+(([.A70]-[.A$164])*(2/([.A$163]-[.A$164])))" office:value-type="float" office:value="-0.15" calcext:value-type="float">
            <text:p>-0.15</text:p>
          </table:table-cell>
          <table:table-cell table:formula="of:=(0)+(([.B70]-[.D$164])*(1/([.D$163]-[.D$164])))" office:value-type="float" office:value="0.274961422379691" calcext:value-type="float">
            <text:p>0.274961422379691</text:p>
          </table:table-cell>
          <table:table-cell table:formula="of:=(0)+(([.D70]-[.D$164])*(1/([.D$163]-[.D$164])))" office:value-type="float" office:value="0.14570722604796" calcext:value-type="float">
            <text:p>0.14570722604796</text:p>
          </table:table-cell>
        </table:table-row>
        <table:table-row table:style-name="ro1">
          <table:table-cell table:formula="of:=[.A70]+0.1" office:value-type="float" office:value="-1.10000000000001" calcext:value-type="float">
            <text:p>-1.10000000000001</text:p>
          </table:table-cell>
          <table:table-cell table:formula="of:=SIN([.A71])" office:value-type="float" office:value="-0.891207360061441" calcext:value-type="float">
            <text:p>-0.891207360061441</text:p>
          </table:table-cell>
          <table:table-cell table:formula="of:=NORMINV(RAND();0;0.7)" office:value-type="float" office:value="0.532039304466229" calcext:value-type="float">
            <text:p>0.532039304466229</text:p>
          </table:table-cell>
          <table:table-cell table:formula="of:=[.B71]+[.C71]" office:value-type="float" office:value="-0.359168055595211" calcext:value-type="float">
            <text:p>-0.359168055595211</text:p>
          </table:table-cell>
          <table:table-cell table:formula="of:=(-1)+(([.A71]-[.A$164])*(2/([.A$163]-[.A$164])))" office:value-type="float" office:value="-0.1375" calcext:value-type="float">
            <text:p>-0.1375</text:p>
          </table:table-cell>
          <table:table-cell table:formula="of:=(0)+(([.B71]-[.D$164])*(1/([.D$163]-[.D$164])))" office:value-type="float" office:value="0.284826162733481" calcext:value-type="float">
            <text:p>0.284826162733481</text:p>
          </table:table-cell>
          <table:table-cell table:formula="of:=(0)+(([.D71]-[.D$164])*(1/([.D$163]-[.D$164])))" office:value-type="float" office:value="0.413364192418532" calcext:value-type="float">
            <text:p>0.413364192418532</text:p>
          </table:table-cell>
        </table:table-row>
        <table:table-row table:style-name="ro1">
          <table:table-cell table:formula="of:=[.A71]+0.1" office:value-type="float" office:value="-1.00000000000001" calcext:value-type="float">
            <text:p>-1.00000000000001</text:p>
          </table:table-cell>
          <table:table-cell table:formula="of:=SIN([.A72])" office:value-type="float" office:value="-0.841470984807903" calcext:value-type="float">
            <text:p>-0.841470984807903</text:p>
          </table:table-cell>
          <table:table-cell table:formula="of:=NORMINV(RAND();0;0.7)" office:value-type="float" office:value="-0.517990509202432" calcext:value-type="float">
            <text:p>-0.517990509202432</text:p>
          </table:table-cell>
          <table:table-cell table:formula="of:=[.B72]+[.C72]" office:value-type="float" office:value="-1.35946149401033" calcext:value-type="float">
            <text:p>-1.35946149401033</text:p>
          </table:table-cell>
          <table:table-cell table:formula="of:=(-1)+(([.A72]-[.A$164])*(2/([.A$163]-[.A$164])))" office:value-type="float" office:value="-0.125" calcext:value-type="float">
            <text:p>-0.125</text:p>
          </table:table-cell>
          <table:table-cell table:formula="of:=(0)+(([.B72]-[.D$164])*(1/([.D$163]-[.D$164])))" office:value-type="float" office:value="0.296842221744722" calcext:value-type="float">
            <text:p>0.296842221744722</text:p>
          </table:table-cell>
          <table:table-cell table:formula="of:=(0)+(([.D72]-[.D$164])*(1/([.D$163]-[.D$164])))" office:value-type="float" office:value="0.171698310590949" calcext:value-type="float">
            <text:p>0.171698310590949</text:p>
          </table:table-cell>
        </table:table-row>
        <table:table-row table:style-name="ro1">
          <table:table-cell table:formula="of:=[.A72]+0.1" office:value-type="float" office:value="-0.900000000000012" calcext:value-type="float">
            <text:p>-0.900000000000012</text:p>
          </table:table-cell>
          <table:table-cell table:formula="of:=SIN([.A73])" office:value-type="float" office:value="-0.783326909627491" calcext:value-type="float">
            <text:p>-0.783326909627491</text:p>
          </table:table-cell>
          <table:table-cell table:formula="of:=NORMINV(RAND();0;0.7)" office:value-type="float" office:value="0.0251197056912695" calcext:value-type="float">
            <text:p>0.02511970569127</text:p>
          </table:table-cell>
          <table:table-cell table:formula="of:=[.B73]+[.C73]" office:value-type="float" office:value="-0.758207203936221" calcext:value-type="float">
            <text:p>-0.758207203936221</text:p>
          </table:table-cell>
          <table:table-cell table:formula="of:=(-1)+(([.A73]-[.A$164])*(2/([.A$163]-[.A$164])))" office:value-type="float" office:value="-0.1125" calcext:value-type="float">
            <text:p>-0.1125</text:p>
          </table:table-cell>
          <table:table-cell table:formula="of:=(0)+(([.B73]-[.D$164])*(1/([.D$163]-[.D$164])))" office:value-type="float" office:value="0.310889538923756" calcext:value-type="float">
            <text:p>0.310889538923756</text:p>
          </table:table-cell>
          <table:table-cell table:formula="of:=(0)+(([.D73]-[.D$164])*(1/([.D$163]-[.D$164])))" office:value-type="float" office:value="0.316958333933297" calcext:value-type="float">
            <text:p>0.316958333933297</text:p>
          </table:table-cell>
        </table:table-row>
        <table:table-row table:style-name="ro1">
          <table:table-cell table:formula="of:=[.A73]+0.1" office:value-type="float" office:value="-0.800000000000012" calcext:value-type="float">
            <text:p>-0.800000000000012</text:p>
          </table:table-cell>
          <table:table-cell table:formula="of:=SIN([.A74])" office:value-type="float" office:value="-0.717356090899531" calcext:value-type="float">
            <text:p>-0.717356090899531</text:p>
          </table:table-cell>
          <table:table-cell table:formula="of:=NORMINV(RAND();0;0.7)" office:value-type="float" office:value="0.811018959698286" calcext:value-type="float">
            <text:p>0.811018959698286</text:p>
          </table:table-cell>
          <table:table-cell table:formula="of:=[.B74]+[.C74]" office:value-type="float" office:value="0.0936628687987555" calcext:value-type="float">
            <text:p>0.093662868798756</text:p>
          </table:table-cell>
          <table:table-cell table:formula="of:=(-1)+(([.A74]-[.A$164])*(2/([.A$163]-[.A$164])))" office:value-type="float" office:value="-0.1" calcext:value-type="float">
            <text:p>-0.1</text:p>
          </table:table-cell>
          <table:table-cell table:formula="of:=(0)+(([.B74]-[.D$164])*(1/([.D$163]-[.D$164])))" office:value-type="float" office:value="0.326827758120755" calcext:value-type="float">
            <text:p>0.326827758120755</text:p>
          </table:table-cell>
          <table:table-cell table:formula="of:=(0)+(([.D74]-[.D$164])*(1/([.D$163]-[.D$164])))" office:value-type="float" office:value="0.52276587442482" calcext:value-type="float">
            <text:p>0.52276587442482</text:p>
          </table:table-cell>
        </table:table-row>
        <table:table-row table:style-name="ro1">
          <table:table-cell table:formula="of:=[.A74]+0.1" office:value-type="float" office:value="-0.700000000000012" calcext:value-type="float">
            <text:p>-0.700000000000012</text:p>
          </table:table-cell>
          <table:table-cell table:formula="of:=SIN([.A75])" office:value-type="float" office:value="-0.6442176872377" calcext:value-type="float">
            <text:p>-0.6442176872377</text:p>
          </table:table-cell>
          <table:table-cell table:formula="of:=NORMINV(RAND();0;0.7)" office:value-type="float" office:value="0.78073013098162" calcext:value-type="float">
            <text:p>0.78073013098162</text:p>
          </table:table-cell>
          <table:table-cell table:formula="of:=[.B75]+[.C75]" office:value-type="float" office:value="0.136512443743921" calcext:value-type="float">
            <text:p>0.136512443743921</text:p>
          </table:table-cell>
          <table:table-cell table:formula="of:=(-1)+(([.A75]-[.A$164])*(2/([.A$163]-[.A$164])))" office:value-type="float" office:value="-0.0875000000000003" calcext:value-type="float">
            <text:p>-0.0875</text:p>
          </table:table-cell>
          <table:table-cell table:formula="of:=(0)+(([.B75]-[.D$164])*(1/([.D$163]-[.D$164])))" office:value-type="float" office:value="0.344497629917977" calcext:value-type="float">
            <text:p>0.344497629917977</text:p>
          </table:table-cell>
          <table:table-cell table:formula="of:=(0)+(([.D75]-[.D$164])*(1/([.D$163]-[.D$164])))" office:value-type="float" office:value="0.533118116994228" calcext:value-type="float">
            <text:p>0.533118116994228</text:p>
          </table:table-cell>
        </table:table-row>
        <table:table-row table:style-name="ro1">
          <table:table-cell table:formula="of:=[.A75]+0.1" office:value-type="float" office:value="-0.600000000000012" calcext:value-type="float">
            <text:p>-0.600000000000012</text:p>
          </table:table-cell>
          <table:table-cell table:formula="of:=SIN([.A76])" office:value-type="float" office:value="-0.564642473395045" calcext:value-type="float">
            <text:p>-0.564642473395045</text:p>
          </table:table-cell>
          <table:table-cell table:formula="of:=NORMINV(RAND();0;0.7)" office:value-type="float" office:value="-0.862373859777303" calcext:value-type="float">
            <text:p>-0.862373859777303</text:p>
          </table:table-cell>
          <table:table-cell table:formula="of:=[.B76]+[.C76]" office:value-type="float" office:value="-1.42701633317235" calcext:value-type="float">
            <text:p>-1.42701633317235</text:p>
          </table:table-cell>
          <table:table-cell table:formula="of:=(-1)+(([.A76]-[.A$164])*(2/([.A$163]-[.A$164])))" office:value-type="float" office:value="-0.0750000000000003" calcext:value-type="float">
            <text:p>-0.075</text:p>
          </table:table-cell>
          <table:table-cell table:formula="of:=(0)+(([.B76]-[.D$164])*(1/([.D$163]-[.D$164])))" office:value-type="float" office:value="0.363722602797309" calcext:value-type="float">
            <text:p>0.363722602797309</text:p>
          </table:table-cell>
          <table:table-cell table:formula="of:=(0)+(([.D76]-[.D$164])*(1/([.D$163]-[.D$164])))" office:value-type="float" office:value="0.155377399995279" calcext:value-type="float">
            <text:p>0.155377399995279</text:p>
          </table:table-cell>
        </table:table-row>
        <table:table-row table:style-name="ro1">
          <table:table-cell table:formula="of:=[.A76]+0.1" office:value-type="float" office:value="-0.500000000000012" calcext:value-type="float">
            <text:p>-0.500000000000012</text:p>
          </table:table-cell>
          <table:table-cell table:formula="of:=SIN([.A77])" office:value-type="float" office:value="-0.479425538604213" calcext:value-type="float">
            <text:p>-0.479425538604213</text:p>
          </table:table-cell>
          <table:table-cell table:formula="of:=NORMINV(RAND();0;0.7)" office:value-type="float" office:value="0.105293066316031" calcext:value-type="float">
            <text:p>0.105293066316031</text:p>
          </table:table-cell>
          <table:table-cell table:formula="of:=[.B77]+[.C77]" office:value-type="float" office:value="-0.374132472288183" calcext:value-type="float">
            <text:p>-0.374132472288183</text:p>
          </table:table-cell>
          <table:table-cell table:formula="of:=(-1)+(([.A77]-[.A$164])*(2/([.A$163]-[.A$164])))" office:value-type="float" office:value="-0.0625000000000002" calcext:value-type="float">
            <text:p>-0.0625</text:p>
          </table:table-cell>
          <table:table-cell table:formula="of:=(0)+(([.B77]-[.D$164])*(1/([.D$163]-[.D$164])))" office:value-type="float" office:value="0.384310587184669" calcext:value-type="float">
            <text:p>0.384310587184669</text:p>
          </table:table-cell>
          <table:table-cell table:formula="of:=(0)+(([.D77]-[.D$164])*(1/([.D$163]-[.D$164])))" office:value-type="float" office:value="0.409748864338532" calcext:value-type="float">
            <text:p>0.409748864338532</text:p>
          </table:table-cell>
        </table:table-row>
        <table:table-row table:style-name="ro1">
          <table:table-cell table:formula="of:=[.A77]+0.1" office:value-type="float" office:value="-0.400000000000012" calcext:value-type="float">
            <text:p>-0.400000000000012</text:p>
          </table:table-cell>
          <table:table-cell table:formula="of:=SIN([.A78])" office:value-type="float" office:value="-0.389418342308661" calcext:value-type="float">
            <text:p>-0.389418342308661</text:p>
          </table:table-cell>
          <table:table-cell table:formula="of:=NORMINV(RAND();0;0.7)" office:value-type="float" office:value="-0.908431287290207" calcext:value-type="float">
            <text:p>-0.908431287290207</text:p>
          </table:table-cell>
          <table:table-cell table:formula="of:=[.B78]+[.C78]" office:value-type="float" office:value="-1.29784962959887" calcext:value-type="float">
            <text:p>-1.29784962959887</text:p>
          </table:table-cell>
          <table:table-cell table:formula="of:=(-1)+(([.A78]-[.A$164])*(2/([.A$163]-[.A$164])))" office:value-type="float" office:value="-0.0500000000000003" calcext:value-type="float">
            <text:p>-0.05</text:p>
          </table:table-cell>
          <table:table-cell table:formula="of:=(0)+(([.B78]-[.D$164])*(1/([.D$163]-[.D$164])))" office:value-type="float" office:value="0.406055874745544" calcext:value-type="float">
            <text:p>0.406055874745544</text:p>
          </table:table-cell>
          <table:table-cell table:formula="of:=(0)+(([.D78]-[.D$164])*(1/([.D$163]-[.D$164])))" office:value-type="float" office:value="0.186583428269647" calcext:value-type="float">
            <text:p>0.186583428269647</text:p>
          </table:table-cell>
        </table:table-row>
        <table:table-row table:style-name="ro1">
          <table:table-cell table:formula="of:=[.A78]+0.1" office:value-type="float" office:value="-0.300000000000012" calcext:value-type="float">
            <text:p>-0.300000000000012</text:p>
          </table:table-cell>
          <table:table-cell table:formula="of:=SIN([.A79])" office:value-type="float" office:value="-0.295520206661351" calcext:value-type="float">
            <text:p>-0.295520206661351</text:p>
          </table:table-cell>
          <table:table-cell table:formula="of:=NORMINV(RAND();0;0.7)" office:value-type="float" office:value="0.513120334121994" calcext:value-type="float">
            <text:p>0.513120334121994</text:p>
          </table:table-cell>
          <table:table-cell table:formula="of:=[.B79]+[.C79]" office:value-type="float" office:value="0.217600127460643" calcext:value-type="float">
            <text:p>0.217600127460643</text:p>
          </table:table-cell>
          <table:table-cell table:formula="of:=(-1)+(([.A79]-[.A$164])*(2/([.A$163]-[.A$164])))" office:value-type="float" office:value="-0.0375000000000001" calcext:value-type="float">
            <text:p>-0.0375</text:p>
          </table:table-cell>
          <table:table-cell table:formula="of:=(0)+(([.B79]-[.D$164])*(1/([.D$163]-[.D$164])))" office:value-type="float" office:value="0.428741193754661" calcext:value-type="float">
            <text:p>0.428741193754661</text:p>
          </table:table-cell>
          <table:table-cell table:formula="of:=(0)+(([.D79]-[.D$164])*(1/([.D$163]-[.D$164])))" office:value-type="float" office:value="0.552708495015507" calcext:value-type="float">
            <text:p>0.552708495015507</text:p>
          </table:table-cell>
        </table:table-row>
        <table:table-row table:style-name="ro1">
          <table:table-cell table:formula="of:=[.A79]+0.1" office:value-type="float" office:value="-0.200000000000012" calcext:value-type="float">
            <text:p>-0.200000000000012</text:p>
          </table:table-cell>
          <table:table-cell table:formula="of:=SIN([.A80])" office:value-type="float" office:value="-0.198669330795073" calcext:value-type="float">
            <text:p>-0.198669330795073</text:p>
          </table:table-cell>
          <table:table-cell table:formula="of:=NORMINV(RAND();0;0.7)" office:value-type="float" office:value="-0.495828026193017" calcext:value-type="float">
            <text:p>-0.495828026193017</text:p>
          </table:table-cell>
          <table:table-cell table:formula="of:=[.B80]+[.C80]" office:value-type="float" office:value="-0.69449735698809" calcext:value-type="float">
            <text:p>-0.69449735698809</text:p>
          </table:table-cell>
          <table:table-cell table:formula="of:=(-1)+(([.A80]-[.A$164])*(2/([.A$163]-[.A$164])))" office:value-type="float" office:value="-0.0250000000000001" calcext:value-type="float">
            <text:p>-0.025</text:p>
          </table:table-cell>
          <table:table-cell table:formula="of:=(0)+(([.B80]-[.D$164])*(1/([.D$163]-[.D$164])))" office:value-type="float" office:value="0.45213988000325" calcext:value-type="float">
            <text:p>0.45213988000325</text:p>
          </table:table-cell>
          <table:table-cell table:formula="of:=(0)+(([.D80]-[.D$164])*(1/([.D$163]-[.D$164])))" office:value-type="float" office:value="0.332350313678975" calcext:value-type="float">
            <text:p>0.332350313678975</text:p>
          </table:table-cell>
        </table:table-row>
        <table:table-row table:style-name="ro1">
          <table:table-cell table:formula="of:=[.A80]+0.1" office:value-type="float" office:value="-0.100000000000012" calcext:value-type="float">
            <text:p>-0.100000000000012</text:p>
          </table:table-cell>
          <table:table-cell table:formula="of:=SIN([.A81])" office:value-type="float" office:value="-0.0998334166468398" calcext:value-type="float">
            <text:p>-0.09983341664684</text:p>
          </table:table-cell>
          <table:table-cell table:formula="of:=NORMINV(RAND();0;0.7)" office:value-type="float" office:value="-0.369064539638421" calcext:value-type="float">
            <text:p>-0.369064539638421</text:p>
          </table:table-cell>
          <table:table-cell table:formula="of:=[.B81]+[.C81]" office:value-type="float" office:value="-0.468897956285261" calcext:value-type="float">
            <text:p>-0.468897956285261</text:p>
          </table:table-cell>
          <table:table-cell table:formula="of:=(-1)+(([.A81]-[.A$164])*(2/([.A$163]-[.A$164])))" office:value-type="float" office:value="-0.0125000000000002" calcext:value-type="float">
            <text:p>-0.0125</text:p>
          </table:table-cell>
          <table:table-cell table:formula="of:=(0)+(([.B81]-[.D$164])*(1/([.D$163]-[.D$164])))" office:value-type="float" office:value="0.476018141552893" calcext:value-type="float">
            <text:p>0.476018141552893</text:p>
          </table:table-cell>
          <table:table-cell table:formula="of:=(0)+(([.D81]-[.D$164])*(1/([.D$163]-[.D$164])))" office:value-type="float" office:value="0.386853998314761" calcext:value-type="float">
            <text:p>0.386853998314761</text:p>
          </table:table-cell>
        </table:table-row>
        <table:table-row table:style-name="ro1">
          <table:table-cell table:formula="of:=[.A81]+0.1" office:value-type="float" office:value="-0.0000000000000116850973341798" calcext:value-type="float">
            <text:p>-1.16850973341798E-14</text:p>
          </table:table-cell>
          <table:table-cell table:formula="of:=SIN([.A82])" office:value-type="float" office:value="-0.0000000000000116850973341798" calcext:value-type="float">
            <text:p>-1.16850973341798E-14</text:p>
          </table:table-cell>
          <table:table-cell table:formula="of:=NORMINV(RAND();0;0.7)" office:value-type="float" office:value="-0.143808040497263" calcext:value-type="float">
            <text:p>-0.143808040497263</text:p>
          </table:table-cell>
          <table:table-cell table:formula="of:=[.B82]+[.C82]" office:value-type="float" office:value="-0.143808040497274" calcext:value-type="float">
            <text:p>-0.143808040497274</text:p>
          </table:table-cell>
          <table:table-cell table:formula="of:=(-1)+(([.A82]-[.A$164])*(2/([.A$163]-[.A$164])))" office:value-type="float" office:value="0" calcext:value-type="float">
            <text:p>0</text:p>
          </table:table-cell>
          <table:table-cell table:formula="of:=(0)+(([.B82]-[.D$164])*(1/([.D$163]-[.D$164])))" office:value-type="float" office:value="0.500137394707289" calcext:value-type="float">
            <text:p>0.500137394707289</text:p>
          </table:table-cell>
          <table:table-cell table:formula="of:=(0)+(([.D82]-[.D$164])*(1/([.D$163]-[.D$164])))" office:value-type="float" office:value="0.465394092806068" calcext:value-type="float">
            <text:p>0.465394092806068</text:p>
          </table:table-cell>
        </table:table-row>
        <table:table-row table:style-name="ro1">
          <table:table-cell table:formula="of:=[.A82]+0.1" office:value-type="float" office:value="0.0999999999999883" calcext:value-type="float">
            <text:p>0.099999999999988</text:p>
          </table:table-cell>
          <table:table-cell table:formula="of:=SIN([.A83])" office:value-type="float" office:value="0.0998334166468165" calcext:value-type="float">
            <text:p>0.099833416646817</text:p>
          </table:table-cell>
          <table:table-cell table:formula="of:=NORMINV(RAND();0;0.7)" office:value-type="float" office:value="-0.0506280928463502" calcext:value-type="float">
            <text:p>-0.05062809284635</text:p>
          </table:table-cell>
          <table:table-cell table:formula="of:=[.B83]+[.C83]" office:value-type="float" office:value="0.0492053238004664" calcext:value-type="float">
            <text:p>0.049205323800466</text:p>
          </table:table-cell>
          <table:table-cell table:formula="of:=(-1)+(([.A83]-[.A$164])*(2/([.A$163]-[.A$164])))" office:value-type="float" office:value="0.0125" calcext:value-type="float">
            <text:p>0.0125</text:p>
          </table:table-cell>
          <table:table-cell table:formula="of:=(0)+(([.B83]-[.D$164])*(1/([.D$163]-[.D$164])))" office:value-type="float" office:value="0.524256647861686" calcext:value-type="float">
            <text:p>0.524256647861686</text:p>
          </table:table-cell>
          <table:table-cell table:formula="of:=(0)+(([.D83]-[.D$164])*(1/([.D$163]-[.D$164])))" office:value-type="float" office:value="0.512025154348795" calcext:value-type="float">
            <text:p>0.512025154348795</text:p>
          </table:table-cell>
        </table:table-row>
        <table:table-row table:style-name="ro1">
          <table:table-cell table:formula="of:=[.A83]+0.1" office:value-type="float" office:value="0.199999999999988" calcext:value-type="float">
            <text:p>0.199999999999988</text:p>
          </table:table-cell>
          <table:table-cell table:formula="of:=SIN([.A84])" office:value-type="float" office:value="0.19866933079505" calcext:value-type="float">
            <text:p>0.19866933079505</text:p>
          </table:table-cell>
          <table:table-cell table:formula="of:=NORMINV(RAND();0;0.7)" office:value-type="float" office:value="-0.201802102399705" calcext:value-type="float">
            <text:p>-0.201802102399705</text:p>
          </table:table-cell>
          <table:table-cell table:formula="of:=[.B84]+[.C84]" office:value-type="float" office:value="-0.00313277160465539" calcext:value-type="float">
            <text:p>-0.003132771604655</text:p>
          </table:table-cell>
          <table:table-cell table:formula="of:=(-1)+(([.A84]-[.A$164])*(2/([.A$163]-[.A$164])))" office:value-type="float" office:value="0.0249999999999999" calcext:value-type="float">
            <text:p>0.025</text:p>
          </table:table-cell>
          <table:table-cell table:formula="of:=(0)+(([.B84]-[.D$164])*(1/([.D$163]-[.D$164])))" office:value-type="float" office:value="0.548134909411329" calcext:value-type="float">
            <text:p>0.548134909411329</text:p>
          </table:table-cell>
          <table:table-cell table:formula="of:=(0)+(([.D84]-[.D$164])*(1/([.D$163]-[.D$164])))" office:value-type="float" office:value="0.499380532787251" calcext:value-type="float">
            <text:p>0.499380532787251</text:p>
          </table:table-cell>
        </table:table-row>
        <table:table-row table:style-name="ro1">
          <table:table-cell table:formula="of:=[.A84]+0.1" office:value-type="float" office:value="0.299999999999988" calcext:value-type="float">
            <text:p>0.299999999999988</text:p>
          </table:table-cell>
          <table:table-cell table:formula="of:=SIN([.A85])" office:value-type="float" office:value="0.295520206661328" calcext:value-type="float">
            <text:p>0.295520206661328</text:p>
          </table:table-cell>
          <table:table-cell table:formula="of:=NORMINV(RAND();0;0.7)" office:value-type="float" office:value="-1.07553671592126" calcext:value-type="float">
            <text:p>-1.07553671592126</text:p>
          </table:table-cell>
          <table:table-cell table:formula="of:=[.B85]+[.C85]" office:value-type="float" office:value="-0.780016509259932" calcext:value-type="float">
            <text:p>-0.780016509259932</text:p>
          </table:table-cell>
          <table:table-cell table:formula="of:=(-1)+(([.A85]-[.A$164])*(2/([.A$163]-[.A$164])))" office:value-type="float" office:value="0.0374999999999999" calcext:value-type="float">
            <text:p>0.0375</text:p>
          </table:table-cell>
          <table:table-cell table:formula="of:=(0)+(([.B85]-[.D$164])*(1/([.D$163]-[.D$164])))" office:value-type="float" office:value="0.571533595659918" calcext:value-type="float">
            <text:p>0.571533595659918</text:p>
          </table:table-cell>
          <table:table-cell table:formula="of:=(0)+(([.D85]-[.D$164])*(1/([.D$163]-[.D$164])))" office:value-type="float" office:value="0.311689315062742" calcext:value-type="float">
            <text:p>0.311689315062742</text:p>
          </table:table-cell>
        </table:table-row>
        <table:table-row table:style-name="ro1">
          <table:table-cell table:formula="of:=[.A85]+0.1" office:value-type="float" office:value="0.399999999999988" calcext:value-type="float">
            <text:p>0.399999999999988</text:p>
          </table:table-cell>
          <table:table-cell table:formula="of:=SIN([.A86])" office:value-type="float" office:value="0.38941834230864" calcext:value-type="float">
            <text:p>0.38941834230864</text:p>
          </table:table-cell>
          <table:table-cell table:formula="of:=NORMINV(RAND();0;0.7)" office:value-type="float" office:value="-1.41526253720669" calcext:value-type="float">
            <text:p>-1.41526253720669</text:p>
          </table:table-cell>
          <table:table-cell table:formula="of:=[.B86]+[.C86]" office:value-type="float" office:value="-1.02584419489805" calcext:value-type="float">
            <text:p>-1.02584419489805</text:p>
          </table:table-cell>
          <table:table-cell table:formula="of:=(-1)+(([.A86]-[.A$164])*(2/([.A$163]-[.A$164])))" office:value-type="float" office:value="0.0499999999999998" calcext:value-type="float">
            <text:p>0.05</text:p>
          </table:table-cell>
          <table:table-cell table:formula="of:=(0)+(([.B86]-[.D$164])*(1/([.D$163]-[.D$164])))" office:value-type="float" office:value="0.594218914669035" calcext:value-type="float">
            <text:p>0.594218914669035</text:p>
          </table:table-cell>
          <table:table-cell table:formula="of:=(0)+(([.D86]-[.D$164])*(1/([.D$163]-[.D$164])))" office:value-type="float" office:value="0.252298578159081" calcext:value-type="float">
            <text:p>0.252298578159081</text:p>
          </table:table-cell>
        </table:table-row>
        <table:table-row table:style-name="ro1">
          <table:table-cell table:formula="of:=[.A86]+0.1" office:value-type="float" office:value="0.499999999999988" calcext:value-type="float">
            <text:p>0.499999999999988</text:p>
          </table:table-cell>
          <table:table-cell table:formula="of:=SIN([.A87])" office:value-type="float" office:value="0.479425538604193" calcext:value-type="float">
            <text:p>0.479425538604193</text:p>
          </table:table-cell>
          <table:table-cell table:formula="of:=NORMINV(RAND();0;0.7)" office:value-type="float" office:value="-0.442436082521817" calcext:value-type="float">
            <text:p>-0.442436082521817</text:p>
          </table:table-cell>
          <table:table-cell table:formula="of:=[.B87]+[.C87]" office:value-type="float" office:value="0.0369894560823757" calcext:value-type="float">
            <text:p>0.036989456082376</text:p>
          </table:table-cell>
          <table:table-cell table:formula="of:=(-1)+(([.A87]-[.A$164])*(2/([.A$163]-[.A$164])))" office:value-type="float" office:value="0.0624999999999998" calcext:value-type="float">
            <text:p>0.0625</text:p>
          </table:table-cell>
          <table:table-cell table:formula="of:=(0)+(([.B87]-[.D$164])*(1/([.D$163]-[.D$164])))" office:value-type="float" office:value="0.61596420222991" calcext:value-type="float">
            <text:p>0.61596420222991</text:p>
          </table:table-cell>
          <table:table-cell table:formula="of:=(0)+(([.D87]-[.D$164])*(1/([.D$163]-[.D$164])))" office:value-type="float" office:value="0.509073861926984" calcext:value-type="float">
            <text:p>0.509073861926984</text:p>
          </table:table-cell>
        </table:table-row>
        <table:table-row table:style-name="ro1">
          <table:table-cell table:formula="of:=[.A87]+0.1" office:value-type="float" office:value="0.599999999999988" calcext:value-type="float">
            <text:p>0.599999999999988</text:p>
          </table:table-cell>
          <table:table-cell table:formula="of:=SIN([.A88])" office:value-type="float" office:value="0.564642473395026" calcext:value-type="float">
            <text:p>0.564642473395026</text:p>
          </table:table-cell>
          <table:table-cell table:formula="of:=NORMINV(RAND();0;0.7)" office:value-type="float" office:value="-0.231511866367097" calcext:value-type="float">
            <text:p>-0.231511866367097</text:p>
          </table:table-cell>
          <table:table-cell table:formula="of:=[.B88]+[.C88]" office:value-type="float" office:value="0.333130607027929" calcext:value-type="float">
            <text:p>0.333130607027929</text:p>
          </table:table-cell>
          <table:table-cell table:formula="of:=(-1)+(([.A88]-[.A$164])*(2/([.A$163]-[.A$164])))" office:value-type="float" office:value="0.075" calcext:value-type="float">
            <text:p>0.075</text:p>
          </table:table-cell>
          <table:table-cell table:formula="of:=(0)+(([.B88]-[.D$164])*(1/([.D$163]-[.D$164])))" office:value-type="float" office:value="0.636552186617271" calcext:value-type="float">
            <text:p>0.636552186617271</text:p>
          </table:table-cell>
          <table:table-cell table:formula="of:=(0)+(([.D88]-[.D$164])*(1/([.D$163]-[.D$164])))" office:value-type="float" office:value="0.580620079906865" calcext:value-type="float">
            <text:p>0.580620079906865</text:p>
          </table:table-cell>
        </table:table-row>
        <table:table-row table:style-name="ro1">
          <table:table-cell table:formula="of:=[.A88]+0.1" office:value-type="float" office:value="0.699999999999988" calcext:value-type="float">
            <text:p>0.699999999999988</text:p>
          </table:table-cell>
          <table:table-cell table:formula="of:=SIN([.A89])" office:value-type="float" office:value="0.644217687237682" calcext:value-type="float">
            <text:p>0.644217687237682</text:p>
          </table:table-cell>
          <table:table-cell table:formula="of:=NORMINV(RAND();0;0.7)" office:value-type="float" office:value="1.42479296665395" calcext:value-type="float">
            <text:p>1.42479296665395</text:p>
          </table:table-cell>
          <table:table-cell table:formula="of:=[.B89]+[.C89]" office:value-type="float" office:value="2.06901065389163" calcext:value-type="float">
            <text:p>2.06901065389163</text:p>
          </table:table-cell>
          <table:table-cell table:formula="of:=(-1)+(([.A89]-[.A$164])*(2/([.A$163]-[.A$164])))" office:value-type="float" office:value="0.0875000000000001" calcext:value-type="float">
            <text:p>0.0875</text:p>
          </table:table-cell>
          <table:table-cell table:formula="of:=(0)+(([.B89]-[.D$164])*(1/([.D$163]-[.D$164])))" office:value-type="float" office:value="0.655777159496603" calcext:value-type="float">
            <text:p>0.655777159496603</text:p>
          </table:table-cell>
          <table:table-cell table:formula="of:=(0)+(([.D89]-[.D$164])*(1/([.D$163]-[.D$164])))" office:value-type="float" office:value="1" calcext:value-type="float">
            <text:p>1</text:p>
          </table:table-cell>
        </table:table-row>
        <table:table-row table:style-name="ro1">
          <table:table-cell table:formula="of:=[.A89]+0.1" office:value-type="float" office:value="0.799999999999988" calcext:value-type="float">
            <text:p>0.799999999999988</text:p>
          </table:table-cell>
          <table:table-cell table:formula="of:=SIN([.A90])" office:value-type="float" office:value="0.717356090899515" calcext:value-type="float">
            <text:p>0.717356090899515</text:p>
          </table:table-cell>
          <table:table-cell table:formula="of:=NORMINV(RAND();0;0.7)" office:value-type="float" office:value="0.144214078187111" calcext:value-type="float">
            <text:p>0.144214078187111</text:p>
          </table:table-cell>
          <table:table-cell table:formula="of:=[.B90]+[.C90]" office:value-type="float" office:value="0.861570169086626" calcext:value-type="float">
            <text:p>0.861570169086626</text:p>
          </table:table-cell>
          <table:table-cell table:formula="of:=(-1)+(([.A90]-[.A$164])*(2/([.A$163]-[.A$164])))" office:value-type="float" office:value="0.1" calcext:value-type="float">
            <text:p>0.1</text:p>
          </table:table-cell>
          <table:table-cell table:formula="of:=(0)+(([.B90]-[.D$164])*(1/([.D$163]-[.D$164])))" office:value-type="float" office:value="0.673447031293826" calcext:value-type="float">
            <text:p>0.673447031293826</text:p>
          </table:table-cell>
          <table:table-cell table:formula="of:=(0)+(([.D90]-[.D$164])*(1/([.D$163]-[.D$164])))" office:value-type="float" office:value="0.708288429866088" calcext:value-type="float">
            <text:p>0.708288429866088</text:p>
          </table:table-cell>
        </table:table-row>
        <table:table-row table:style-name="ro1">
          <table:table-cell table:formula="of:=[.A90]+0.1" office:value-type="float" office:value="0.899999999999988" calcext:value-type="float">
            <text:p>0.899999999999988</text:p>
          </table:table-cell>
          <table:table-cell table:formula="of:=SIN([.A91])" office:value-type="float" office:value="0.783326909627476" calcext:value-type="float">
            <text:p>0.783326909627476</text:p>
          </table:table-cell>
          <table:table-cell table:formula="of:=NORMINV(RAND();0;0.7)" office:value-type="float" office:value="-0.0608648052038475" calcext:value-type="float">
            <text:p>-0.060864805203848</text:p>
          </table:table-cell>
          <table:table-cell table:formula="of:=[.B91]+[.C91]" office:value-type="float" office:value="0.722462104423629" calcext:value-type="float">
            <text:p>0.722462104423629</text:p>
          </table:table-cell>
          <table:table-cell table:formula="of:=(-1)+(([.A91]-[.A$164])*(2/([.A$163]-[.A$164])))" office:value-type="float" office:value="0.1125" calcext:value-type="float">
            <text:p>0.1125</text:p>
          </table:table-cell>
          <table:table-cell table:formula="of:=(0)+(([.B91]-[.D$164])*(1/([.D$163]-[.D$164])))" office:value-type="float" office:value="0.689385250490825" calcext:value-type="float">
            <text:p>0.689385250490825</text:p>
          </table:table-cell>
          <table:table-cell table:formula="of:=(0)+(([.D91]-[.D$164])*(1/([.D$163]-[.D$164])))" office:value-type="float" office:value="0.674680618572858" calcext:value-type="float">
            <text:p>0.674680618572858</text:p>
          </table:table-cell>
        </table:table-row>
        <table:table-row table:style-name="ro1">
          <table:table-cell table:formula="of:=[.A91]+0.1" office:value-type="float" office:value="0.999999999999988" calcext:value-type="float">
            <text:p>0.999999999999988</text:p>
          </table:table-cell>
          <table:table-cell table:formula="of:=SIN([.A92])" office:value-type="float" office:value="0.84147098480789" calcext:value-type="float">
            <text:p>0.84147098480789</text:p>
          </table:table-cell>
          <table:table-cell table:formula="of:=NORMINV(RAND();0;0.7)" office:value-type="float" office:value="-1.30363290281699" calcext:value-type="float">
            <text:p>-1.30363290281699</text:p>
          </table:table-cell>
          <table:table-cell table:formula="of:=[.B92]+[.C92]" office:value-type="float" office:value="-0.462161918009099" calcext:value-type="float">
            <text:p>-0.462161918009099</text:p>
          </table:table-cell>
          <table:table-cell table:formula="of:=(-1)+(([.A92]-[.A$164])*(2/([.A$163]-[.A$164])))" office:value-type="float" office:value="0.125" calcext:value-type="float">
            <text:p>0.125</text:p>
          </table:table-cell>
          <table:table-cell table:formula="of:=(0)+(([.B92]-[.D$164])*(1/([.D$163]-[.D$164])))" office:value-type="float" office:value="0.703432567669859" calcext:value-type="float">
            <text:p>0.703432567669859</text:p>
          </table:table-cell>
          <table:table-cell table:formula="of:=(0)+(([.D92]-[.D$164])*(1/([.D$163]-[.D$164])))" office:value-type="float" office:value="0.388481391405144" calcext:value-type="float">
            <text:p>0.388481391405144</text:p>
          </table:table-cell>
        </table:table-row>
        <table:table-row table:style-name="ro1">
          <table:table-cell table:formula="of:=[.A92]+0.1" office:value-type="float" office:value="1.09999999999999" calcext:value-type="float">
            <text:p>1.09999999999999</text:p>
          </table:table-cell>
          <table:table-cell table:formula="of:=SIN([.A93])" office:value-type="float" office:value="0.89120736006143" calcext:value-type="float">
            <text:p>0.89120736006143</text:p>
          </table:table-cell>
          <table:table-cell table:formula="of:=NORMINV(RAND();0;0.7)" office:value-type="float" office:value="0.0940638133829538" calcext:value-type="float">
            <text:p>0.094063813382954</text:p>
          </table:table-cell>
          <table:table-cell table:formula="of:=[.B93]+[.C93]" office:value-type="float" office:value="0.985271173444384" calcext:value-type="float">
            <text:p>0.985271173444384</text:p>
          </table:table-cell>
          <table:table-cell table:formula="of:=(-1)+(([.A93]-[.A$164])*(2/([.A$163]-[.A$164])))" office:value-type="float" office:value="0.1375" calcext:value-type="float">
            <text:p>0.1375</text:p>
          </table:table-cell>
          <table:table-cell table:formula="of:=(0)+(([.B93]-[.D$164])*(1/([.D$163]-[.D$164])))" office:value-type="float" office:value="0.715448626681101" calcext:value-type="float">
            <text:p>0.715448626681101</text:p>
          </table:table-cell>
          <table:table-cell table:formula="of:=(0)+(([.D93]-[.D$164])*(1/([.D$163]-[.D$164])))" office:value-type="float" office:value="0.738173972600868" calcext:value-type="float">
            <text:p>0.738173972600868</text:p>
          </table:table-cell>
        </table:table-row>
        <table:table-row table:style-name="ro1">
          <table:table-cell table:formula="of:=[.A93]+0.1" office:value-type="float" office:value="1.19999999999999" calcext:value-type="float">
            <text:p>1.19999999999999</text:p>
          </table:table-cell>
          <table:table-cell table:formula="of:=SIN([.A94])" office:value-type="float" office:value="0.932039085967222" calcext:value-type="float">
            <text:p>0.932039085967222</text:p>
          </table:table-cell>
          <table:table-cell table:formula="of:=NORMINV(RAND();0;0.7)" office:value-type="float" office:value="-1.28680159842354" calcext:value-type="float">
            <text:p>-1.28680159842354</text:p>
          </table:table-cell>
          <table:table-cell table:formula="of:=[.B94]+[.C94]" office:value-type="float" office:value="-0.354762512456323" calcext:value-type="float">
            <text:p>-0.354762512456323</text:p>
          </table:table-cell>
          <table:table-cell table:formula="of:=(-1)+(([.A94]-[.A$164])*(2/([.A$163]-[.A$164])))" office:value-type="float" office:value="0.15" calcext:value-type="float">
            <text:p>0.15</text:p>
          </table:table-cell>
          <table:table-cell table:formula="of:=(0)+(([.B94]-[.D$164])*(1/([.D$163]-[.D$164])))" office:value-type="float" office:value="0.725313367034892" calcext:value-type="float">
            <text:p>0.725313367034892</text:p>
          </table:table-cell>
          <table:table-cell table:formula="of:=(0)+(([.D94]-[.D$164])*(1/([.D$163]-[.D$164])))" office:value-type="float" office:value="0.414428549562847" calcext:value-type="float">
            <text:p>0.414428549562847</text:p>
          </table:table-cell>
        </table:table-row>
        <table:table-row table:style-name="ro1">
          <table:table-cell table:formula="of:=[.A94]+0.1" office:value-type="float" office:value="1.29999999999999" calcext:value-type="float">
            <text:p>1.29999999999999</text:p>
          </table:table-cell>
          <table:table-cell table:formula="of:=SIN([.A95])" office:value-type="float" office:value="0.96355818541719" calcext:value-type="float">
            <text:p>0.96355818541719</text:p>
          </table:table-cell>
          <table:table-cell table:formula="of:=NORMINV(RAND();0;0.7)" office:value-type="float" office:value="-1.61308965229877" calcext:value-type="float">
            <text:p>-1.61308965229877</text:p>
          </table:table-cell>
          <table:table-cell table:formula="of:=[.B95]+[.C95]" office:value-type="float" office:value="-0.649531466881582" calcext:value-type="float">
            <text:p>-0.649531466881582</text:p>
          </table:table-cell>
          <table:table-cell table:formula="of:=(-1)+(([.A95]-[.A$164])*(2/([.A$163]-[.A$164])))" office:value-type="float" office:value="0.1625" calcext:value-type="float">
            <text:p>0.1625</text:p>
          </table:table-cell>
          <table:table-cell table:formula="of:=(0)+(([.B95]-[.D$164])*(1/([.D$163]-[.D$164])))" office:value-type="float" office:value="0.732928223506465" calcext:value-type="float">
            <text:p>0.732928223506465</text:p>
          </table:table-cell>
          <table:table-cell table:formula="of:=(0)+(([.D95]-[.D$164])*(1/([.D$163]-[.D$164])))" office:value-type="float" office:value="0.343213847385613" calcext:value-type="float">
            <text:p>0.343213847385613</text:p>
          </table:table-cell>
        </table:table-row>
        <table:table-row table:style-name="ro1">
          <table:table-cell table:formula="of:=[.A95]+0.1" office:value-type="float" office:value="1.39999999999999" calcext:value-type="float">
            <text:p>1.39999999999999</text:p>
          </table:table-cell>
          <table:table-cell table:formula="of:=SIN([.A96])" office:value-type="float" office:value="0.985449729988458" calcext:value-type="float">
            <text:p>0.985449729988458</text:p>
          </table:table-cell>
          <table:table-cell table:formula="of:=NORMINV(RAND();0;0.7)" office:value-type="float" office:value="1.07899879252728" calcext:value-type="float">
            <text:p>1.07899879252728</text:p>
          </table:table-cell>
          <table:table-cell table:formula="of:=[.B96]+[.C96]" office:value-type="float" office:value="2.06444852251574" calcext:value-type="float">
            <text:p>2.06444852251574</text:p>
          </table:table-cell>
          <table:table-cell table:formula="of:=(-1)+(([.A96]-[.A$164])*(2/([.A$163]-[.A$164])))" office:value-type="float" office:value="0.175" calcext:value-type="float">
            <text:p>0.175</text:p>
          </table:table-cell>
          <table:table-cell table:formula="of:=(0)+(([.B96]-[.D$164])*(1/([.D$163]-[.D$164])))" office:value-type="float" office:value="0.738217110967094" calcext:value-type="float">
            <text:p>0.738217110967094</text:p>
          </table:table-cell>
          <table:table-cell table:formula="of:=(0)+(([.D96]-[.D$164])*(1/([.D$163]-[.D$164])))" office:value-type="float" office:value="0.998897811922355" calcext:value-type="float">
            <text:p>0.998897811922355</text:p>
          </table:table-cell>
        </table:table-row>
        <table:table-row table:style-name="ro1">
          <table:table-cell table:formula="of:=[.A96]+0.1" office:value-type="float" office:value="1.49999999999999" calcext:value-type="float">
            <text:p>1.49999999999999</text:p>
          </table:table-cell>
          <table:table-cell table:formula="of:=SIN([.A97])" office:value-type="float" office:value="0.997494986604054" calcext:value-type="float">
            <text:p>0.997494986604054</text:p>
          </table:table-cell>
          <table:table-cell table:formula="of:=NORMINV(RAND();0;0.7)" office:value-type="float" office:value="-0.0114611352919783" calcext:value-type="float">
            <text:p>-0.011461135291978</text:p>
          </table:table-cell>
          <table:table-cell table:formula="of:=[.B97]+[.C97]" office:value-type="float" office:value="0.986033851312075" calcext:value-type="float">
            <text:p>0.986033851312075</text:p>
          </table:table-cell>
          <table:table-cell table:formula="of:=(-1)+(([.A97]-[.A$164])*(2/([.A$163]-[.A$164])))" office:value-type="float" office:value="0.1875" calcext:value-type="float">
            <text:p>0.1875</text:p>
          </table:table-cell>
          <table:table-cell table:formula="of:=(0)+(([.B97]-[.D$164])*(1/([.D$163]-[.D$164])))" office:value-type="float" office:value="0.741127184601546" calcext:value-type="float">
            <text:p>0.741127184601546</text:p>
          </table:table-cell>
          <table:table-cell table:formula="of:=(0)+(([.D97]-[.D$164])*(1/([.D$163]-[.D$164])))" office:value-type="float" office:value="0.738358231751601" calcext:value-type="float">
            <text:p>0.738358231751601</text:p>
          </table:table-cell>
        </table:table-row>
        <table:table-row table:style-name="ro1">
          <table:table-cell table:formula="of:=[.A97]+0.1" office:value-type="float" office:value="1.59999999999999" calcext:value-type="float">
            <text:p>1.59999999999999</text:p>
          </table:table-cell>
          <table:table-cell table:formula="of:=SIN([.A98])" office:value-type="float" office:value="0.999573603041505" calcext:value-type="float">
            <text:p>0.999573603041505</text:p>
          </table:table-cell>
          <table:table-cell table:formula="of:=NORMINV(RAND();0;0.7)" office:value-type="float" office:value="0.700290712999262" calcext:value-type="float">
            <text:p>0.700290712999262</text:p>
          </table:table-cell>
          <table:table-cell table:formula="of:=[.B98]+[.C98]" office:value-type="float" office:value="1.69986431604077" calcext:value-type="float">
            <text:p>1.69986431604077</text:p>
          </table:table-cell>
          <table:table-cell table:formula="of:=(-1)+(([.A98]-[.A$164])*(2/([.A$163]-[.A$164])))" office:value-type="float" office:value="0.2" calcext:value-type="float">
            <text:p>0.2</text:p>
          </table:table-cell>
          <table:table-cell table:formula="of:=(0)+(([.B98]-[.D$164])*(1/([.D$163]-[.D$164])))" office:value-type="float" office:value="0.741629367916009" calcext:value-type="float">
            <text:p>0.741629367916009</text:p>
          </table:table-cell>
          <table:table-cell table:formula="of:=(0)+(([.D98]-[.D$164])*(1/([.D$163]-[.D$164])))" office:value-type="float" office:value="0.910816094723668" calcext:value-type="float">
            <text:p>0.910816094723668</text:p>
          </table:table-cell>
        </table:table-row>
        <table:table-row table:style-name="ro1">
          <table:table-cell table:formula="of:=[.A98]+0.1" office:value-type="float" office:value="1.69999999999999" calcext:value-type="float">
            <text:p>1.69999999999999</text:p>
          </table:table-cell>
          <table:table-cell table:formula="of:=SIN([.A99])" office:value-type="float" office:value="0.99166481045247" calcext:value-type="float">
            <text:p>0.99166481045247</text:p>
          </table:table-cell>
          <table:table-cell table:formula="of:=NORMINV(RAND();0;0.7)" office:value-type="float" office:value="0.0369676050275532" calcext:value-type="float">
            <text:p>0.036967605027553</text:p>
          </table:table-cell>
          <table:table-cell table:formula="of:=[.B99]+[.C99]" office:value-type="float" office:value="1.02863241548002" calcext:value-type="float">
            <text:p>1.02863241548002</text:p>
          </table:table-cell>
          <table:table-cell table:formula="of:=(-1)+(([.A99]-[.A$164])*(2/([.A$163]-[.A$164])))" office:value-type="float" office:value="0.2125" calcext:value-type="float">
            <text:p>0.2125</text:p>
          </table:table-cell>
          <table:table-cell table:formula="of:=(0)+(([.B99]-[.D$164])*(1/([.D$163]-[.D$164])))" office:value-type="float" office:value="0.739718643260802" calcext:value-type="float">
            <text:p>0.739718643260802</text:p>
          </table:table-cell>
          <table:table-cell table:formula="of:=(0)+(([.D99]-[.D$164])*(1/([.D$163]-[.D$164])))" office:value-type="float" office:value="0.748649831375154" calcext:value-type="float">
            <text:p>0.748649831375154</text:p>
          </table:table-cell>
        </table:table-row>
        <table:table-row table:style-name="ro1">
          <table:table-cell table:formula="of:=[.A99]+0.1" office:value-type="float" office:value="1.79999999999999" calcext:value-type="float">
            <text:p>1.79999999999999</text:p>
          </table:table-cell>
          <table:table-cell table:formula="of:=SIN([.A100])" office:value-type="float" office:value="0.973847630878198" calcext:value-type="float">
            <text:p>0.973847630878198</text:p>
          </table:table-cell>
          <table:table-cell table:formula="of:=NORMINV(RAND();0;0.7)" office:value-type="float" office:value="1.02587425364504" calcext:value-type="float">
            <text:p>1.02587425364504</text:p>
          </table:table-cell>
          <table:table-cell table:formula="of:=[.B100]+[.C100]" office:value-type="float" office:value="1.99972188452324" calcext:value-type="float">
            <text:p>1.99972188452324</text:p>
          </table:table-cell>
          <table:table-cell table:formula="of:=(-1)+(([.A100]-[.A$164])*(2/([.A$163]-[.A$164])))" office:value-type="float" office:value="0.225" calcext:value-type="float">
            <text:p>0.225</text:p>
          </table:table-cell>
          <table:table-cell table:formula="of:=(0)+(([.B100]-[.D$164])*(1/([.D$163]-[.D$164])))" office:value-type="float" office:value="0.735414101965081" calcext:value-type="float">
            <text:p>0.735414101965081</text:p>
          </table:table-cell>
          <table:table-cell table:formula="of:=(0)+(([.D100]-[.D$164])*(1/([.D$163]-[.D$164])))" office:value-type="float" office:value="0.983260180555928" calcext:value-type="float">
            <text:p>0.983260180555928</text:p>
          </table:table-cell>
        </table:table-row>
        <table:table-row table:style-name="ro1">
          <table:table-cell table:formula="of:=[.A100]+0.1" office:value-type="float" office:value="1.89999999999999" calcext:value-type="float">
            <text:p>1.89999999999999</text:p>
          </table:table-cell>
          <table:table-cell table:formula="of:=SIN([.A101])" office:value-type="float" office:value="0.946300087687418" calcext:value-type="float">
            <text:p>0.946300087687418</text:p>
          </table:table-cell>
          <table:table-cell table:formula="of:=NORMINV(RAND();0;0.7)" office:value-type="float" office:value="0.191703337379167" calcext:value-type="float">
            <text:p>0.191703337379167</text:p>
          </table:table-cell>
          <table:table-cell table:formula="of:=[.B101]+[.C101]" office:value-type="float" office:value="1.13800342506659" calcext:value-type="float">
            <text:p>1.13800342506659</text:p>
          </table:table-cell>
          <table:table-cell table:formula="of:=(-1)+(([.A101]-[.A$164])*(2/([.A$163]-[.A$164])))" office:value-type="float" office:value="0.2375" calcext:value-type="float">
            <text:p>0.2375</text:p>
          </table:table-cell>
          <table:table-cell table:formula="of:=(0)+(([.B101]-[.D$164])*(1/([.D$163]-[.D$164])))" office:value-type="float" office:value="0.728758753582579" calcext:value-type="float">
            <text:p>0.728758753582579</text:p>
          </table:table-cell>
          <table:table-cell table:formula="of:=(0)+(([.D101]-[.D$164])*(1/([.D$163]-[.D$164])))" office:value-type="float" office:value="0.775073319186878" calcext:value-type="float">
            <text:p>0.775073319186878</text:p>
          </table:table-cell>
        </table:table-row>
        <table:table-row table:style-name="ro1">
          <table:table-cell table:formula="of:=[.A101]+0.1" office:value-type="float" office:value="1.99999999999999" calcext:value-type="float">
            <text:p>1.99999999999999</text:p>
          </table:table-cell>
          <table:table-cell table:formula="of:=SIN([.A102])" office:value-type="float" office:value="0.909297426825686" calcext:value-type="float">
            <text:p>0.909297426825686</text:p>
          </table:table-cell>
          <table:table-cell table:formula="of:=NORMINV(RAND();0;0.7)" office:value-type="float" office:value="-0.818615904279545" calcext:value-type="float">
            <text:p>-0.818615904279545</text:p>
          </table:table-cell>
          <table:table-cell table:formula="of:=[.B102]+[.C102]" office:value-type="float" office:value="0.0906815225461411" calcext:value-type="float">
            <text:p>0.090681522546141</text:p>
          </table:table-cell>
          <table:table-cell table:formula="of:=(-1)+(([.A102]-[.A$164])*(2/([.A$163]-[.A$164])))" office:value-type="float" office:value="0.25" calcext:value-type="float">
            <text:p>0.25</text:p>
          </table:table-cell>
          <table:table-cell table:formula="of:=(0)+(([.B102]-[.D$164])*(1/([.D$163]-[.D$164])))" office:value-type="float" office:value="0.71981909615437" calcext:value-type="float">
            <text:p>0.71981909615437</text:p>
          </table:table-cell>
          <table:table-cell table:formula="of:=(0)+(([.D102]-[.D$164])*(1/([.D$163]-[.D$164])))" office:value-type="float" office:value="0.522045596110975" calcext:value-type="float">
            <text:p>0.522045596110975</text:p>
          </table:table-cell>
        </table:table-row>
        <table:table-row table:style-name="ro1">
          <table:table-cell table:formula="of:=[.A102]+0.1" office:value-type="float" office:value="2.09999999999999" calcext:value-type="float">
            <text:p>2.09999999999999</text:p>
          </table:table-cell>
          <table:table-cell table:formula="of:=SIN([.A103])" office:value-type="float" office:value="0.863209366648879" calcext:value-type="float">
            <text:p>0.863209366648879</text:p>
          </table:table-cell>
          <table:table-cell table:formula="of:=NORMINV(RAND();0;0.7)" office:value-type="float" office:value="0.850699338190298" calcext:value-type="float">
            <text:p>0.850699338190298</text:p>
          </table:table-cell>
          <table:table-cell table:formula="of:=[.B103]+[.C103]" office:value-type="float" office:value="1.71390870483918" calcext:value-type="float">
            <text:p>1.71390870483918</text:p>
          </table:table-cell>
          <table:table-cell table:formula="of:=(-1)+(([.A103]-[.A$164])*(2/([.A$163]-[.A$164])))" office:value-type="float" office:value="0.2625" calcext:value-type="float">
            <text:p>0.2625</text:p>
          </table:table-cell>
          <table:table-cell table:formula="of:=(0)+(([.B103]-[.D$164])*(1/([.D$163]-[.D$164])))" office:value-type="float" office:value="0.708684451782416" calcext:value-type="float">
            <text:p>0.708684451782416</text:p>
          </table:table-cell>
          <table:table-cell table:formula="of:=(0)+(([.D103]-[.D$164])*(1/([.D$163]-[.D$164])))" office:value-type="float" office:value="0.914209148674991" calcext:value-type="float">
            <text:p>0.914209148674991</text:p>
          </table:table-cell>
        </table:table-row>
        <table:table-row table:style-name="ro1">
          <table:table-cell table:formula="of:=[.A103]+0.1" office:value-type="float" office:value="2.19999999999999" calcext:value-type="float">
            <text:p>2.19999999999999</text:p>
          </table:table-cell>
          <table:table-cell table:formula="of:=SIN([.A104])" office:value-type="float" office:value="0.808496403819597" calcext:value-type="float">
            <text:p>0.808496403819597</text:p>
          </table:table-cell>
          <table:table-cell table:formula="of:=NORMINV(RAND();0;0.7)" office:value-type="float" office:value="-0.0356075858396094" calcext:value-type="float">
            <text:p>-0.035607585839609</text:p>
          </table:table-cell>
          <table:table-cell table:formula="of:=[.B104]+[.C104]" office:value-type="float" office:value="0.772888817979987" calcext:value-type="float">
            <text:p>0.772888817979987</text:p>
          </table:table-cell>
          <table:table-cell table:formula="of:=(-1)+(([.A104]-[.A$164])*(2/([.A$163]-[.A$164])))" office:value-type="float" office:value="0.275" calcext:value-type="float">
            <text:p>0.275</text:p>
          </table:table-cell>
          <table:table-cell table:formula="of:=(0)+(([.B104]-[.D$164])*(1/([.D$163]-[.D$164])))" office:value-type="float" office:value="0.69546607415266" calcext:value-type="float">
            <text:p>0.69546607415266</text:p>
          </table:table-cell>
          <table:table-cell table:formula="of:=(0)+(([.D104]-[.D$164])*(1/([.D$163]-[.D$164])))" office:value-type="float" office:value="0.686863459858484" calcext:value-type="float">
            <text:p>0.686863459858484</text:p>
          </table:table-cell>
        </table:table-row>
        <table:table-row table:style-name="ro1">
          <table:table-cell table:formula="of:=[.A104]+0.1" office:value-type="float" office:value="2.29999999999999" calcext:value-type="float">
            <text:p>2.29999999999999</text:p>
          </table:table-cell>
          <table:table-cell table:formula="of:=SIN([.A105])" office:value-type="float" office:value="0.745705212176727" calcext:value-type="float">
            <text:p>0.745705212176727</text:p>
          </table:table-cell>
          <table:table-cell table:formula="of:=NORMINV(RAND();0;0.7)" office:value-type="float" office:value="0.534544842020617" calcext:value-type="float">
            <text:p>0.534544842020617</text:p>
          </table:table-cell>
          <table:table-cell table:formula="of:=[.B105]+[.C105]" office:value-type="float" office:value="1.28025005419734" calcext:value-type="float">
            <text:p>1.28025005419734</text:p>
          </table:table-cell>
          <table:table-cell table:formula="of:=(-1)+(([.A105]-[.A$164])*(2/([.A$163]-[.A$164])))" office:value-type="float" office:value="0.287500000000001" calcext:value-type="float">
            <text:p>0.287500000000001</text:p>
          </table:table-cell>
          <table:table-cell table:formula="of:=(0)+(([.B105]-[.D$164])*(1/([.D$163]-[.D$164])))" office:value-type="float" office:value="0.680296036924963" calcext:value-type="float">
            <text:p>0.680296036924963</text:p>
          </table:table-cell>
          <table:table-cell table:formula="of:=(0)+(([.D105]-[.D$164])*(1/([.D$163]-[.D$164])))" office:value-type="float" office:value="0.809439391926846" calcext:value-type="float">
            <text:p>0.809439391926846</text:p>
          </table:table-cell>
        </table:table-row>
        <table:table-row table:style-name="ro1">
          <table:table-cell table:formula="of:=[.A105]+0.1" office:value-type="float" office:value="2.39999999999999" calcext:value-type="float">
            <text:p>2.39999999999999</text:p>
          </table:table-cell>
          <table:table-cell table:formula="of:=SIN([.A106])" office:value-type="float" office:value="0.675463180551159" calcext:value-type="float">
            <text:p>0.675463180551159</text:p>
          </table:table-cell>
          <table:table-cell table:formula="of:=NORMINV(RAND();0;0.7)" office:value-type="float" office:value="0.710441274994947" calcext:value-type="float">
            <text:p>0.710441274994947</text:p>
          </table:table-cell>
          <table:table-cell table:formula="of:=[.B106]+[.C106]" office:value-type="float" office:value="1.38590445554611" calcext:value-type="float">
            <text:p>1.38590445554611</text:p>
          </table:table-cell>
          <table:table-cell table:formula="of:=(-1)+(([.A106]-[.A$164])*(2/([.A$163]-[.A$164])))" office:value-type="float" office:value="0.3" calcext:value-type="float">
            <text:p>0.3</text:p>
          </table:table-cell>
          <table:table-cell table:formula="of:=(0)+(([.B106]-[.D$164])*(1/([.D$163]-[.D$164])))" office:value-type="float" office:value="0.663325914096756" calcext:value-type="float">
            <text:p>0.663325914096756</text:p>
          </table:table-cell>
          <table:table-cell table:formula="of:=(0)+(([.D106]-[.D$164])*(1/([.D$163]-[.D$164])))" office:value-type="float" office:value="0.834964965813813" calcext:value-type="float">
            <text:p>0.834964965813813</text:p>
          </table:table-cell>
        </table:table-row>
        <table:table-row table:style-name="ro1">
          <table:table-cell table:formula="of:=[.A106]+0.1" office:value-type="float" office:value="2.49999999999999" calcext:value-type="float">
            <text:p>2.49999999999999</text:p>
          </table:table-cell>
          <table:table-cell table:formula="of:=SIN([.A107])" office:value-type="float" office:value="0.598472144103965" calcext:value-type="float">
            <text:p>0.598472144103965</text:p>
          </table:table-cell>
          <table:table-cell table:formula="of:=NORMINV(RAND();0;0.7)" office:value-type="float" office:value="-0.539794299643813" calcext:value-type="float">
            <text:p>-0.539794299643813</text:p>
          </table:table-cell>
          <table:table-cell table:formula="of:=[.B107]+[.C107]" office:value-type="float" office:value="0.0586778444601519" calcext:value-type="float">
            <text:p>0.058677844460152</text:p>
          </table:table-cell>
          <table:table-cell table:formula="of:=(-1)+(([.A107]-[.A$164])*(2/([.A$163]-[.A$164])))" office:value-type="float" office:value="0.3125" calcext:value-type="float">
            <text:p>0.3125</text:p>
          </table:table-cell>
          <table:table-cell table:formula="of:=(0)+(([.B107]-[.D$164])*(1/([.D$163]-[.D$164])))" office:value-type="float" office:value="0.644725265525762" calcext:value-type="float">
            <text:p>0.644725265525762</text:p>
          </table:table-cell>
          <table:table-cell table:formula="of:=(0)+(([.D107]-[.D$164])*(1/([.D$163]-[.D$164])))" office:value-type="float" office:value="0.514313667869368" calcext:value-type="float">
            <text:p>0.514313667869368</text:p>
          </table:table-cell>
        </table:table-row>
        <table:table-row table:style-name="ro1">
          <table:table-cell table:formula="of:=[.A107]+0.1" office:value-type="float" office:value="2.59999999999999" calcext:value-type="float">
            <text:p>2.59999999999999</text:p>
          </table:table-cell>
          <table:table-cell table:formula="of:=SIN([.A108])" office:value-type="float" office:value="0.515501371821473" calcext:value-type="float">
            <text:p>0.515501371821473</text:p>
          </table:table-cell>
          <table:table-cell table:formula="of:=NORMINV(RAND();0;0.7)" office:value-type="float" office:value="-1.16430946037725" calcext:value-type="float">
            <text:p>-1.16430946037725</text:p>
          </table:table-cell>
          <table:table-cell table:formula="of:=[.B108]+[.C108]" office:value-type="float" office:value="-0.648808088555776" calcext:value-type="float">
            <text:p>-0.648808088555776</text:p>
          </table:table-cell>
          <table:table-cell table:formula="of:=(-1)+(([.A108]-[.A$164])*(2/([.A$163]-[.A$164])))" office:value-type="float" office:value="0.325" calcext:value-type="float">
            <text:p>0.325</text:p>
          </table:table-cell>
          <table:table-cell table:formula="of:=(0)+(([.B108]-[.D$164])*(1/([.D$163]-[.D$164])))" office:value-type="float" office:value="0.624679942743946" calcext:value-type="float">
            <text:p>0.624679942743946</text:p>
          </table:table-cell>
          <table:table-cell table:formula="of:=(0)+(([.D108]-[.D$164])*(1/([.D$163]-[.D$164])))" office:value-type="float" office:value="0.343388611963973" calcext:value-type="float">
            <text:p>0.343388611963973</text:p>
          </table:table-cell>
        </table:table-row>
        <table:table-row table:style-name="ro1">
          <table:table-cell table:formula="of:=[.A108]+0.1" office:value-type="float" office:value="2.69999999999999" calcext:value-type="float">
            <text:p>2.69999999999999</text:p>
          </table:table-cell>
          <table:table-cell table:formula="of:=SIN([.A109])" office:value-type="float" office:value="0.427379880233839" calcext:value-type="float">
            <text:p>0.427379880233839</text:p>
          </table:table-cell>
          <table:table-cell table:formula="of:=NORMINV(RAND();0;0.7)" office:value-type="float" office:value="0.164136261663408" calcext:value-type="float">
            <text:p>0.164136261663408</text:p>
          </table:table-cell>
          <table:table-cell table:formula="of:=[.B109]+[.C109]" office:value-type="float" office:value="0.591516141897247" calcext:value-type="float">
            <text:p>0.591516141897247</text:p>
          </table:table-cell>
          <table:table-cell table:formula="of:=(-1)+(([.A109]-[.A$164])*(2/([.A$163]-[.A$164])))" office:value-type="float" office:value="0.3375" calcext:value-type="float">
            <text:p>0.3375</text:p>
          </table:table-cell>
          <table:table-cell table:formula="of:=(0)+(([.B109]-[.D$164])*(1/([.D$163]-[.D$164])))" office:value-type="float" office:value="0.60339023199044" calcext:value-type="float">
            <text:p>0.60339023199044</text:p>
          </table:table-cell>
          <table:table-cell table:formula="of:=(0)+(([.D109]-[.D$164])*(1/([.D$163]-[.D$164])))" office:value-type="float" office:value="0.643044730252088" calcext:value-type="float">
            <text:p>0.643044730252088</text:p>
          </table:table-cell>
        </table:table-row>
        <table:table-row table:style-name="ro1">
          <table:table-cell table:formula="of:=[.A109]+0.1" office:value-type="float" office:value="2.79999999999999" calcext:value-type="float">
            <text:p>2.79999999999999</text:p>
          </table:table-cell>
          <table:table-cell table:formula="of:=SIN([.A110])" office:value-type="float" office:value="0.334988150155915" calcext:value-type="float">
            <text:p>0.334988150155915</text:p>
          </table:table-cell>
          <table:table-cell table:formula="of:=NORMINV(RAND();0;0.7)" office:value-type="float" office:value="0.000379692818365323" calcext:value-type="float">
            <text:p>0.000379692818365</text:p>
          </table:table-cell>
          <table:table-cell table:formula="of:=[.B110]+[.C110]" office:value-type="float" office:value="0.33536784297428" calcext:value-type="float">
            <text:p>0.33536784297428</text:p>
          </table:table-cell>
          <table:table-cell table:formula="of:=(-1)+(([.A110]-[.A$164])*(2/([.A$163]-[.A$164])))" office:value-type="float" office:value="0.350000000000001" calcext:value-type="float">
            <text:p>0.350000000000001</text:p>
          </table:table-cell>
          <table:table-cell table:formula="of:=(0)+(([.B110]-[.D$164])*(1/([.D$163]-[.D$164])))" office:value-type="float" office:value="0.581068853017652" calcext:value-type="float">
            <text:p>0.581068853017652</text:p>
          </table:table-cell>
          <table:table-cell table:formula="of:=(0)+(([.D110]-[.D$164])*(1/([.D$163]-[.D$164])))" office:value-type="float" office:value="0.581160584899768" calcext:value-type="float">
            <text:p>0.581160584899768</text:p>
          </table:table-cell>
        </table:table-row>
        <table:table-row table:style-name="ro1">
          <table:table-cell table:formula="of:=[.A110]+0.1" office:value-type="float" office:value="2.89999999999999" calcext:value-type="float">
            <text:p>2.89999999999999</text:p>
          </table:table-cell>
          <table:table-cell table:formula="of:=SIN([.A111])" office:value-type="float" office:value="0.239249329213992" calcext:value-type="float">
            <text:p>0.239249329213992</text:p>
          </table:table-cell>
          <table:table-cell table:formula="of:=NORMINV(RAND();0;0.7)" office:value-type="float" office:value="0.188152224582492" calcext:value-type="float">
            <text:p>0.188152224582492</text:p>
          </table:table-cell>
          <table:table-cell table:formula="of:=[.B111]+[.C111]" office:value-type="float" office:value="0.427401553796484" calcext:value-type="float">
            <text:p>0.427401553796484</text:p>
          </table:table-cell>
          <table:table-cell table:formula="of:=(-1)+(([.A111]-[.A$164])*(2/([.A$163]-[.A$164])))" office:value-type="float" office:value="0.3625" calcext:value-type="float">
            <text:p>0.3625</text:p>
          </table:table-cell>
          <table:table-cell table:formula="of:=(0)+(([.B111]-[.D$164])*(1/([.D$163]-[.D$164])))" office:value-type="float" office:value="0.55793883366581" calcext:value-type="float">
            <text:p>0.55793883366581</text:p>
          </table:table-cell>
          <table:table-cell table:formula="of:=(0)+(([.D111]-[.D$164])*(1/([.D$163]-[.D$164])))" office:value-type="float" office:value="0.60339546821456" calcext:value-type="float">
            <text:p>0.60339546821456</text:p>
          </table:table-cell>
        </table:table-row>
        <table:table-row table:style-name="ro1">
          <table:table-cell table:formula="of:=[.A111]+0.1" office:value-type="float" office:value="2.99999999999999" calcext:value-type="float">
            <text:p>2.99999999999999</text:p>
          </table:table-cell>
          <table:table-cell table:formula="of:=SIN([.A112])" office:value-type="float" office:value="0.141120008059877" calcext:value-type="float">
            <text:p>0.141120008059877</text:p>
          </table:table-cell>
          <table:table-cell table:formula="of:=NORMINV(RAND();0;0.7)" office:value-type="float" office:value="-1.96915933996156" calcext:value-type="float">
            <text:p>-1.96915933996156</text:p>
          </table:table-cell>
          <table:table-cell table:formula="of:=[.B112]+[.C112]" office:value-type="float" office:value="-1.82803933190169" calcext:value-type="float">
            <text:p>-1.82803933190169</text:p>
          </table:table-cell>
          <table:table-cell table:formula="of:=(-1)+(([.A112]-[.A$164])*(2/([.A$163]-[.A$164])))" office:value-type="float" office:value="0.375" calcext:value-type="float">
            <text:p>0.375</text:p>
          </table:table-cell>
          <table:table-cell table:formula="of:=(0)+(([.B112]-[.D$164])*(1/([.D$163]-[.D$164])))" office:value-type="float" office:value="0.534231281442509" calcext:value-type="float">
            <text:p>0.534231281442509</text:p>
          </table:table-cell>
          <table:table-cell table:formula="of:=(0)+(([.D112]-[.D$164])*(1/([.D$163]-[.D$164])))" office:value-type="float" office:value="0.0584922531981374" calcext:value-type="float">
            <text:p>0.058492253198137</text:p>
          </table:table-cell>
        </table:table-row>
        <table:table-row table:style-name="ro1">
          <table:table-cell table:formula="of:=[.A112]+0.1" office:value-type="float" office:value="3.09999999999999" calcext:value-type="float">
            <text:p>3.09999999999999</text:p>
          </table:table-cell>
          <table:table-cell table:formula="of:=SIN([.A113])" office:value-type="float" office:value="0.0415806624333007" calcext:value-type="float">
            <text:p>0.041580662433301</text:p>
          </table:table-cell>
          <table:table-cell table:formula="of:=NORMINV(RAND();0;0.7)" office:value-type="float" office:value="1.22571549466092" calcext:value-type="float">
            <text:p>1.22571549466092</text:p>
          </table:table-cell>
          <table:table-cell table:formula="of:=[.B113]+[.C113]" office:value-type="float" office:value="1.26729615709422" calcext:value-type="float">
            <text:p>1.26729615709422</text:p>
          </table:table-cell>
          <table:table-cell table:formula="of:=(-1)+(([.A113]-[.A$164])*(2/([.A$163]-[.A$164])))" office:value-type="float" office:value="0.387500000000001" calcext:value-type="float">
            <text:p>0.387500000000001</text:p>
          </table:table-cell>
          <table:table-cell table:formula="of:=(0)+(([.B113]-[.D$164])*(1/([.D$163]-[.D$164])))" office:value-type="float" office:value="0.510183074372891" calcext:value-type="float">
            <text:p>0.510183074372891</text:p>
          </table:table-cell>
          <table:table-cell table:formula="of:=(0)+(([.D113]-[.D$164])*(1/([.D$163]-[.D$164])))" office:value-type="float" office:value="0.806309795304189" calcext:value-type="float">
            <text:p>0.806309795304189</text:p>
          </table:table-cell>
        </table:table-row>
        <table:table-row table:style-name="ro1">
          <table:table-cell table:formula="of:=[.A113]+0.1" office:value-type="float" office:value="3.19999999999999" calcext:value-type="float">
            <text:p>3.19999999999999</text:p>
          </table:table-cell>
          <table:table-cell table:formula="of:=SIN([.A114])" office:value-type="float" office:value="-0.0583741434275699" calcext:value-type="float">
            <text:p>-0.05837414342757</text:p>
          </table:table-cell>
          <table:table-cell table:formula="of:=NORMINV(RAND();0;0.7)" office:value-type="float" office:value="1.49469479673351" calcext:value-type="float">
            <text:p>1.49469479673351</text:p>
          </table:table-cell>
          <table:table-cell table:formula="of:=[.B114]+[.C114]" office:value-type="float" office:value="1.43632065330594" calcext:value-type="float">
            <text:p>1.43632065330594</text:p>
          </table:table-cell>
          <table:table-cell table:formula="of:=(-1)+(([.A114]-[.A$164])*(2/([.A$163]-[.A$164])))" office:value-type="float" office:value="0.400000000000001" calcext:value-type="float">
            <text:p>0.400000000000001</text:p>
          </table:table-cell>
          <table:table-cell table:formula="of:=(0)+(([.B114]-[.D$164])*(1/([.D$163]-[.D$164])))" office:value-type="float" office:value="0.486034494192714" calcext:value-type="float">
            <text:p>0.486034494192714</text:p>
          </table:table-cell>
          <table:table-cell table:formula="of:=(0)+(([.D114]-[.D$164])*(1/([.D$163]-[.D$164])))" office:value-type="float" office:value="0.847145266535697" calcext:value-type="float">
            <text:p>0.847145266535697</text:p>
          </table:table-cell>
        </table:table-row>
        <table:table-row table:style-name="ro1">
          <table:table-cell table:formula="of:=[.A114]+0.1" office:value-type="float" office:value="3.29999999999999" calcext:value-type="float">
            <text:p>3.29999999999999</text:p>
          </table:table-cell>
          <table:table-cell table:formula="of:=SIN([.A115])" office:value-type="float" office:value="-0.157745694143239" calcext:value-type="float">
            <text:p>-0.157745694143239</text:p>
          </table:table-cell>
          <table:table-cell table:formula="of:=NORMINV(RAND();0;0.7)" office:value-type="float" office:value="-1.64347077133509" calcext:value-type="float">
            <text:p>-1.64347077133509</text:p>
          </table:table-cell>
          <table:table-cell table:formula="of:=[.B115]+[.C115]" office:value-type="float" office:value="-1.80121646547833" calcext:value-type="float">
            <text:p>-1.80121646547833</text:p>
          </table:table-cell>
          <table:table-cell table:formula="of:=(-1)+(([.A115]-[.A$164])*(2/([.A$163]-[.A$164])))" office:value-type="float" office:value="0.412500000000001" calcext:value-type="float">
            <text:p>0.412500000000001</text:p>
          </table:table-cell>
          <table:table-cell table:formula="of:=(0)+(([.B115]-[.D$164])*(1/([.D$163]-[.D$164])))" office:value-type="float" office:value="0.46202682553268" calcext:value-type="float">
            <text:p>0.46202682553268</text:p>
          </table:table-cell>
          <table:table-cell table:formula="of:=(0)+(([.D115]-[.D$164])*(1/([.D$163]-[.D$164])))" office:value-type="float" office:value="0.0649725233052916" calcext:value-type="float">
            <text:p>0.064972523305292</text:p>
          </table:table-cell>
        </table:table-row>
        <table:table-row table:style-name="ro1">
          <table:table-cell table:formula="of:=[.A115]+0.1" office:value-type="float" office:value="3.39999999999999" calcext:value-type="float">
            <text:p>3.39999999999999</text:p>
          </table:table-cell>
          <table:table-cell table:formula="of:=SIN([.A116])" office:value-type="float" office:value="-0.255541102026822" calcext:value-type="float">
            <text:p>-0.255541102026822</text:p>
          </table:table-cell>
          <table:table-cell table:formula="of:=NORMINV(RAND();0;0.7)" office:value-type="float" office:value="0.62602398238124" calcext:value-type="float">
            <text:p>0.62602398238124</text:p>
          </table:table-cell>
          <table:table-cell table:formula="of:=[.B116]+[.C116]" office:value-type="float" office:value="0.370482880354418" calcext:value-type="float">
            <text:p>0.370482880354418</text:p>
          </table:table-cell>
          <table:table-cell table:formula="of:=(-1)+(([.A116]-[.A$164])*(2/([.A$163]-[.A$164])))" office:value-type="float" office:value="0.425000000000001" calcext:value-type="float">
            <text:p>0.425000000000001</text:p>
          </table:table-cell>
          <table:table-cell table:formula="of:=(0)+(([.B116]-[.D$164])*(1/([.D$163]-[.D$164])))" office:value-type="float" office:value="0.43839994508216" calcext:value-type="float">
            <text:p>0.43839994508216</text:p>
          </table:table-cell>
          <table:table-cell table:formula="of:=(0)+(([.D116]-[.D$164])*(1/([.D$163]-[.D$164])))" office:value-type="float" office:value="0.589644201954504" calcext:value-type="float">
            <text:p>0.589644201954504</text:p>
          </table:table-cell>
        </table:table-row>
        <table:table-row table:style-name="ro1">
          <table:table-cell table:formula="of:=[.A116]+0.1" office:value-type="float" office:value="3.49999999999999" calcext:value-type="float">
            <text:p>3.49999999999999</text:p>
          </table:table-cell>
          <table:table-cell table:formula="of:=SIN([.A117])" office:value-type="float" office:value="-0.350783227689611" calcext:value-type="float">
            <text:p>-0.350783227689611</text:p>
          </table:table-cell>
          <table:table-cell table:formula="of:=NORMINV(RAND();0;0.7)" office:value-type="float" office:value="0.0733916476350648" calcext:value-type="float">
            <text:p>0.073391647635065</text:p>
          </table:table-cell>
          <table:table-cell table:formula="of:=[.B117]+[.C117]" office:value-type="float" office:value="-0.277391580054546" calcext:value-type="float">
            <text:p>-0.277391580054546</text:p>
          </table:table-cell>
          <table:table-cell table:formula="of:=(-1)+(([.A117]-[.A$164])*(2/([.A$163]-[.A$164])))" office:value-type="float" office:value="0.437500000000001" calcext:value-type="float">
            <text:p>0.437500000000001</text:p>
          </table:table-cell>
          <table:table-cell table:formula="of:=(0)+(([.B117]-[.D$164])*(1/([.D$163]-[.D$164])))" office:value-type="float" office:value="0.415389924820606" calcext:value-type="float">
            <text:p>0.415389924820606</text:p>
          </table:table-cell>
          <table:table-cell table:formula="of:=(0)+(([.D117]-[.D$164])*(1/([.D$163]-[.D$164])))" office:value-type="float" office:value="0.433120979092649" calcext:value-type="float">
            <text:p>0.433120979092649</text:p>
          </table:table-cell>
        </table:table-row>
        <table:table-row table:style-name="ro1">
          <table:table-cell table:formula="of:=[.A117]+0.1" office:value-type="float" office:value="3.59999999999999" calcext:value-type="float">
            <text:p>3.59999999999999</text:p>
          </table:table-cell>
          <table:table-cell table:formula="of:=SIN([.A118])" office:value-type="float" office:value="-0.442520443294844" calcext:value-type="float">
            <text:p>-0.442520443294844</text:p>
          </table:table-cell>
          <table:table-cell table:formula="of:=NORMINV(RAND();0;0.7)" office:value-type="float" office:value="0.173236662031156" calcext:value-type="float">
            <text:p>0.173236662031156</text:p>
          </table:table-cell>
          <table:table-cell table:formula="of:=[.B118]+[.C118]" office:value-type="float" office:value="-0.269283781263688" calcext:value-type="float">
            <text:p>-0.269283781263688</text:p>
          </table:table-cell>
          <table:table-cell table:formula="of:=(-1)+(([.A118]-[.A$164])*(2/([.A$163]-[.A$164])))" office:value-type="float" office:value="0.450000000000001" calcext:value-type="float">
            <text:p>0.450000000000001</text:p>
          </table:table-cell>
          <table:table-cell table:formula="of:=(0)+(([.B118]-[.D$164])*(1/([.D$163]-[.D$164])))" office:value-type="float" office:value="0.393226673264371" calcext:value-type="float">
            <text:p>0.393226673264371</text:p>
          </table:table-cell>
          <table:table-cell table:formula="of:=(0)+(([.D118]-[.D$164])*(1/([.D$163]-[.D$164])))" office:value-type="float" office:value="0.435079782648911" calcext:value-type="float">
            <text:p>0.435079782648911</text:p>
          </table:table-cell>
        </table:table-row>
        <table:table-row table:style-name="ro1">
          <table:table-cell table:formula="of:=[.A118]+0.1" office:value-type="float" office:value="3.69999999999999" calcext:value-type="float">
            <text:p>3.69999999999999</text:p>
          </table:table-cell>
          <table:table-cell table:formula="of:=SIN([.A119])" office:value-type="float" office:value="-0.529836140908485" calcext:value-type="float">
            <text:p>-0.529836140908485</text:p>
          </table:table-cell>
          <table:table-cell table:formula="of:=NORMINV(RAND();0;0.7)" office:value-type="float" office:value="-1.00018721172471" calcext:value-type="float">
            <text:p>-1.00018721172471</text:p>
          </table:table-cell>
          <table:table-cell table:formula="of:=[.B119]+[.C119]" office:value-type="float" office:value="-1.53002335263319" calcext:value-type="float">
            <text:p>-1.53002335263319</text:p>
          </table:table-cell>
          <table:table-cell table:formula="of:=(-1)+(([.A119]-[.A$164])*(2/([.A$163]-[.A$164])))" office:value-type="float" office:value="0.462500000000001" calcext:value-type="float">
            <text:p>0.462500000000001</text:p>
          </table:table-cell>
          <table:table-cell table:formula="of:=(0)+(([.B119]-[.D$164])*(1/([.D$163]-[.D$164])))" office:value-type="float" office:value="0.372131638296808" calcext:value-type="float">
            <text:p>0.372131638296808</text:p>
          </table:table-cell>
          <table:table-cell table:formula="of:=(0)+(([.D119]-[.D$164])*(1/([.D$163]-[.D$164])))" office:value-type="float" office:value="0.130491420305282" calcext:value-type="float">
            <text:p>0.130491420305282</text:p>
          </table:table-cell>
        </table:table-row>
        <table:table-row table:style-name="ro1">
          <table:table-cell table:formula="of:=[.A119]+0.1" office:value-type="float" office:value="3.79999999999999" calcext:value-type="float">
            <text:p>3.79999999999999</text:p>
          </table:table-cell>
          <table:table-cell table:formula="of:=SIN([.A120])" office:value-type="float" office:value="-0.611857890942712" calcext:value-type="float">
            <text:p>-0.611857890942712</text:p>
          </table:table-cell>
          <table:table-cell table:formula="of:=NORMINV(RAND();0;0.7)" office:value-type="float" office:value="0.189174141104593" calcext:value-type="float">
            <text:p>0.189174141104593</text:p>
          </table:table-cell>
          <table:table-cell table:formula="of:=[.B120]+[.C120]" office:value-type="float" office:value="-0.422683749838119" calcext:value-type="float">
            <text:p>-0.422683749838119</text:p>
          </table:table-cell>
          <table:table-cell table:formula="of:=(-1)+(([.A120]-[.A$164])*(2/([.A$163]-[.A$164])))" office:value-type="float" office:value="0.475000000000001" calcext:value-type="float">
            <text:p>0.475000000000001</text:p>
          </table:table-cell>
          <table:table-cell table:formula="of:=(0)+(([.B120]-[.D$164])*(1/([.D$163]-[.D$164])))" office:value-type="float" office:value="0.35231559453422" calcext:value-type="float">
            <text:p>0.35231559453422</text:p>
          </table:table-cell>
          <table:table-cell table:formula="of:=(0)+(([.D120]-[.D$164])*(1/([.D$163]-[.D$164])))" office:value-type="float" office:value="0.398019118993454" calcext:value-type="float">
            <text:p>0.398019118993454</text:p>
          </table:table-cell>
        </table:table-row>
        <table:table-row table:style-name="ro1">
          <table:table-cell table:formula="of:=[.A120]+0.1" office:value-type="float" office:value="3.89999999999999" calcext:value-type="float">
            <text:p>3.89999999999999</text:p>
          </table:table-cell>
          <table:table-cell table:formula="of:=SIN([.A121])" office:value-type="float" office:value="-0.687766159183967" calcext:value-type="float">
            <text:p>-0.687766159183967</text:p>
          </table:table-cell>
          <table:table-cell table:formula="of:=NORMINV(RAND();0;0.7)" office:value-type="float" office:value="0.995514829804062" calcext:value-type="float">
            <text:p>0.995514829804062</text:p>
          </table:table-cell>
          <table:table-cell table:formula="of:=[.B121]+[.C121]" office:value-type="float" office:value="0.307748670620096" calcext:value-type="float">
            <text:p>0.307748670620096</text:p>
          </table:table-cell>
          <table:table-cell table:formula="of:=(-1)+(([.A121]-[.A$164])*(2/([.A$163]-[.A$164])))" office:value-type="float" office:value="0.487500000000001" calcext:value-type="float">
            <text:p>0.487500000000001</text:p>
          </table:table-cell>
          <table:table-cell table:formula="of:=(0)+(([.B121]-[.D$164])*(1/([.D$163]-[.D$164])))" office:value-type="float" office:value="0.333976537335572" calcext:value-type="float">
            <text:p>0.333976537335572</text:p>
          </table:table-cell>
          <table:table-cell table:formula="of:=(0)+(([.D121]-[.D$164])*(1/([.D$163]-[.D$164])))" office:value-type="float" office:value="0.574487931270351" calcext:value-type="float">
            <text:p>0.574487931270351</text:p>
          </table:table-cell>
        </table:table-row>
        <table:table-row table:style-name="ro1">
          <table:table-cell table:formula="of:=[.A121]+0.1" office:value-type="float" office:value="3.99999999999999" calcext:value-type="float">
            <text:p>3.99999999999999</text:p>
          </table:table-cell>
          <table:table-cell table:formula="of:=SIN([.A122])" office:value-type="float" office:value="-0.756802495307922" calcext:value-type="float">
            <text:p>-0.756802495307922</text:p>
          </table:table-cell>
          <table:table-cell table:formula="of:=NORMINV(RAND();0;0.7)" office:value-type="float" office:value="0.033419038776635" calcext:value-type="float">
            <text:p>0.033419038776635</text:p>
          </table:table-cell>
          <table:table-cell table:formula="of:=[.B122]+[.C122]" office:value-type="float" office:value="-0.723383456531287" calcext:value-type="float">
            <text:p>-0.723383456531287</text:p>
          </table:table-cell>
          <table:table-cell table:formula="of:=(-1)+(([.A122]-[.A$164])*(2/([.A$163]-[.A$164])))" office:value-type="float" office:value="0.500000000000001" calcext:value-type="float">
            <text:p>0.500000000000001</text:p>
          </table:table-cell>
          <table:table-cell table:formula="of:=(0)+(([.B122]-[.D$164])*(1/([.D$163]-[.D$164])))" office:value-type="float" office:value="0.317297704498305" calcext:value-type="float">
            <text:p>0.317297704498305</text:p>
          </table:table-cell>
          <table:table-cell table:formula="of:=(0)+(([.D122]-[.D$164])*(1/([.D$163]-[.D$164])))" office:value-type="float" office:value="0.325371576789801" calcext:value-type="float">
            <text:p>0.325371576789801</text:p>
          </table:table-cell>
        </table:table-row>
        <table:table-row table:style-name="ro1">
          <table:table-cell table:formula="of:=[.A122]+0.1" office:value-type="float" office:value="4.09999999999999" calcext:value-type="float">
            <text:p>4.09999999999999</text:p>
          </table:table-cell>
          <table:table-cell table:formula="of:=SIN([.A123])" office:value-type="float" office:value="-0.818277111064405" calcext:value-type="float">
            <text:p>-0.818277111064405</text:p>
          </table:table-cell>
          <table:table-cell table:formula="of:=NORMINV(RAND();0;0.7)" office:value-type="float" office:value="-0.235392786653795" calcext:value-type="float">
            <text:p>-0.235392786653795</text:p>
          </table:table-cell>
          <table:table-cell table:formula="of:=[.B123]+[.C123]" office:value-type="float" office:value="-1.0536698977182" calcext:value-type="float">
            <text:p>-1.0536698977182</text:p>
          </table:table-cell>
          <table:table-cell table:formula="of:=(-1)+(([.A123]-[.A$164])*(2/([.A$163]-[.A$164])))" office:value-type="float" office:value="0.512500000000001" calcext:value-type="float">
            <text:p>0.512500000000001</text:p>
          </table:table-cell>
          <table:table-cell table:formula="of:=(0)+(([.B123]-[.D$164])*(1/([.D$163]-[.D$164])))" office:value-type="float" office:value="0.30244574540684" calcext:value-type="float">
            <text:p>0.30244574540684</text:p>
          </table:table-cell>
          <table:table-cell table:formula="of:=(0)+(([.D123]-[.D$164])*(1/([.D$163]-[.D$164])))" office:value-type="float" office:value="0.2455760278041" calcext:value-type="float">
            <text:p>0.2455760278041</text:p>
          </table:table-cell>
        </table:table-row>
        <table:table-row table:style-name="ro1">
          <table:table-cell table:formula="of:=[.A123]+0.1" office:value-type="float" office:value="4.19999999999999" calcext:value-type="float">
            <text:p>4.19999999999999</text:p>
          </table:table-cell>
          <table:table-cell table:formula="of:=SIN([.A124])" office:value-type="float" office:value="-0.871575772413583" calcext:value-type="float">
            <text:p>-0.871575772413583</text:p>
          </table:table-cell>
          <table:table-cell table:formula="of:=NORMINV(RAND();0;0.7)" office:value-type="float" office:value="-0.458435203359464" calcext:value-type="float">
            <text:p>-0.458435203359464</text:p>
          </table:table-cell>
          <table:table-cell table:formula="of:=[.B124]+[.C124]" office:value-type="float" office:value="-1.33001097577305" calcext:value-type="float">
            <text:p>-1.33001097577305</text:p>
          </table:table-cell>
          <table:table-cell table:formula="of:=(-1)+(([.A124]-[.A$164])*(2/([.A$163]-[.A$164])))" office:value-type="float" office:value="0.525000000000001" calcext:value-type="float">
            <text:p>0.525000000000001</text:p>
          </table:table-cell>
          <table:table-cell table:formula="of:=(0)+(([.B124]-[.D$164])*(1/([.D$163]-[.D$164])))" office:value-type="float" office:value="0.289569055927014" calcext:value-type="float">
            <text:p>0.289569055927014</text:p>
          </table:table-cell>
          <table:table-cell table:formula="of:=(0)+(([.D124]-[.D$164])*(1/([.D$163]-[.D$164])))" office:value-type="float" office:value="0.178813408208074" calcext:value-type="float">
            <text:p>0.178813408208074</text:p>
          </table:table-cell>
        </table:table-row>
        <table:table-row table:style-name="ro1">
          <table:table-cell table:formula="of:=[.A124]+0.1" office:value-type="float" office:value="4.29999999999999" calcext:value-type="float">
            <text:p>4.29999999999999</text:p>
          </table:table-cell>
          <table:table-cell table:formula="of:=SIN([.A125])" office:value-type="float" office:value="-0.916165936749451" calcext:value-type="float">
            <text:p>-0.916165936749451</text:p>
          </table:table-cell>
          <table:table-cell table:formula="of:=NORMINV(RAND();0;0.7)" office:value-type="float" office:value="-0.829155448148065" calcext:value-type="float">
            <text:p>-0.829155448148065</text:p>
          </table:table-cell>
          <table:table-cell table:formula="of:=[.B125]+[.C125]" office:value-type="float" office:value="-1.74532138489752" calcext:value-type="float">
            <text:p>-1.74532138489752</text:p>
          </table:table-cell>
          <table:table-cell table:formula="of:=(-1)+(([.A125]-[.A$164])*(2/([.A$163]-[.A$164])))" office:value-type="float" office:value="0.537500000000001" calcext:value-type="float">
            <text:p>0.537500000000001</text:p>
          </table:table-cell>
          <table:table-cell table:formula="of:=(0)+(([.B125]-[.D$164])*(1/([.D$163]-[.D$164])))" office:value-type="float" office:value="0.278796295683642" calcext:value-type="float">
            <text:p>0.278796295683642</text:p>
          </table:table-cell>
          <table:table-cell table:formula="of:=(0)+(([.D125]-[.D$164])*(1/([.D$163]-[.D$164])))" office:value-type="float" office:value="0.0784764946597254" calcext:value-type="float">
            <text:p>0.078476494659725</text:p>
          </table:table-cell>
        </table:table-row>
        <table:table-row table:style-name="ro1">
          <table:table-cell table:formula="of:=[.A125]+0.1" office:value-type="float" office:value="4.39999999999999" calcext:value-type="float">
            <text:p>4.39999999999999</text:p>
          </table:table-cell>
          <table:table-cell table:formula="of:=SIN([.A126])" office:value-type="float" office:value="-0.951602073889513" calcext:value-type="float">
            <text:p>-0.951602073889513</text:p>
          </table:table-cell>
          <table:table-cell table:formula="of:=NORMINV(RAND();0;0.7)" office:value-type="float" office:value="0.00340491463712021" calcext:value-type="float">
            <text:p>0.00340491463712</text:p>
          </table:table-cell>
          <table:table-cell table:formula="of:=[.B126]+[.C126]" office:value-type="float" office:value="-0.948197159252393" calcext:value-type="float">
            <text:p>-0.948197159252393</text:p>
          </table:table-cell>
          <table:table-cell table:formula="of:=(-1)+(([.A126]-[.A$164])*(2/([.A$163]-[.A$164])))" office:value-type="float" office:value="0.550000000000001" calcext:value-type="float">
            <text:p>0.550000000000001</text:p>
          </table:table-cell>
          <table:table-cell table:formula="of:=(0)+(([.B126]-[.D$164])*(1/([.D$163]-[.D$164])))" office:value-type="float" office:value="0.270235102536074" calcext:value-type="float">
            <text:p>0.270235102536074</text:p>
          </table:table-cell>
          <table:table-cell table:formula="of:=(0)+(([.D126]-[.D$164])*(1/([.D$163]-[.D$164])))" office:value-type="float" office:value="0.271057712848935" calcext:value-type="float">
            <text:p>0.271057712848935</text:p>
          </table:table-cell>
        </table:table-row>
        <table:table-row table:style-name="ro1">
          <table:table-cell table:formula="of:=[.A126]+0.1" office:value-type="float" office:value="4.49999999999999" calcext:value-type="float">
            <text:p>4.49999999999999</text:p>
          </table:table-cell>
          <table:table-cell table:formula="of:=SIN([.A127])" office:value-type="float" office:value="-0.977530117665095" calcext:value-type="float">
            <text:p>-0.977530117665095</text:p>
          </table:table-cell>
          <table:table-cell table:formula="of:=NORMINV(RAND();0;0.7)" office:value-type="float" office:value="0.604848786780297" calcext:value-type="float">
            <text:p>0.604848786780297</text:p>
          </table:table-cell>
          <table:table-cell table:formula="of:=[.B127]+[.C127]" office:value-type="float" office:value="-0.372681330884798" calcext:value-type="float">
            <text:p>-0.372681330884798</text:p>
          </table:table-cell>
          <table:table-cell table:formula="of:=(-1)+(([.A127]-[.A$164])*(2/([.A$163]-[.A$164])))" office:value-type="float" office:value="0.562500000000001" calcext:value-type="float">
            <text:p>0.562500000000001</text:p>
          </table:table-cell>
          <table:table-cell table:formula="of:=(0)+(([.B127]-[.D$164])*(1/([.D$163]-[.D$164])))" office:value-type="float" office:value="0.263971017096288" calcext:value-type="float">
            <text:p>0.263971017096288</text:p>
          </table:table-cell>
          <table:table-cell table:formula="of:=(0)+(([.D127]-[.D$164])*(1/([.D$163]-[.D$164])))" office:value-type="float" office:value="0.410099452829306" calcext:value-type="float">
            <text:p>0.410099452829306</text:p>
          </table:table-cell>
        </table:table-row>
        <table:table-row table:style-name="ro1">
          <table:table-cell table:formula="of:=[.A127]+0.1" office:value-type="float" office:value="4.59999999999999" calcext:value-type="float">
            <text:p>4.59999999999999</text:p>
          </table:table-cell>
          <table:table-cell table:formula="of:=SIN([.A128])" office:value-type="float" office:value="-0.993691003633463" calcext:value-type="float">
            <text:p>-0.993691003633463</text:p>
          </table:table-cell>
          <table:table-cell table:formula="of:=NORMINV(RAND();0;0.7)" office:value-type="float" office:value="1.10317827300293" calcext:value-type="float">
            <text:p>1.10317827300293</text:p>
          </table:table-cell>
          <table:table-cell table:formula="of:=[.B128]+[.C128]" office:value-type="float" office:value="0.109487269369465" calcext:value-type="float">
            <text:p>0.109487269369465</text:p>
          </table:table-cell>
          <table:table-cell table:formula="of:=(-1)+(([.A128]-[.A$164])*(2/([.A$163]-[.A$164])))" office:value-type="float" office:value="0.575000000000001" calcext:value-type="float">
            <text:p>0.575000000000001</text:p>
          </table:table-cell>
          <table:table-cell table:formula="of:=(0)+(([.B128]-[.D$164])*(1/([.D$163]-[.D$164])))" office:value-type="float" office:value="0.260066628035365" calcext:value-type="float">
            <text:p>0.260066628035365</text:p>
          </table:table-cell>
          <table:table-cell table:formula="of:=(0)+(([.D128]-[.D$164])*(1/([.D$163]-[.D$164])))" office:value-type="float" office:value="0.526588970299939" calcext:value-type="float">
            <text:p>0.526588970299939</text:p>
          </table:table-cell>
        </table:table-row>
        <table:table-row table:style-name="ro1">
          <table:table-cell table:formula="of:=[.A128]+0.1" office:value-type="float" office:value="4.69999999999999" calcext:value-type="float">
            <text:p>4.69999999999999</text:p>
          </table:table-cell>
          <table:table-cell table:formula="of:=SIN([.A129])" office:value-type="float" office:value="-0.999923257564101" calcext:value-type="float">
            <text:p>-0.999923257564101</text:p>
          </table:table-cell>
          <table:table-cell table:formula="of:=NORMINV(RAND();0;0.7)" office:value-type="float" office:value="0.722284228702176" calcext:value-type="float">
            <text:p>0.722284228702176</text:p>
          </table:table-cell>
          <table:table-cell table:formula="of:=[.B129]+[.C129]" office:value-type="float" office:value="-0.277639028861924" calcext:value-type="float">
            <text:p>-0.277639028861924</text:p>
          </table:table-cell>
          <table:table-cell table:formula="of:=(-1)+(([.A129]-[.A$164])*(2/([.A$163]-[.A$164])))" office:value-type="float" office:value="0.587500000000001" calcext:value-type="float">
            <text:p>0.587500000000001</text:p>
          </table:table-cell>
          <table:table-cell table:formula="of:=(0)+(([.B129]-[.D$164])*(1/([.D$163]-[.D$164])))" office:value-type="float" office:value="0.258560946718184" calcext:value-type="float">
            <text:p>0.258560946718184</text:p>
          </table:table-cell>
          <table:table-cell table:formula="of:=(0)+(([.D129]-[.D$164])*(1/([.D$163]-[.D$164])))" office:value-type="float" office:value="0.433061196700857" calcext:value-type="float">
            <text:p>0.433061196700857</text:p>
          </table:table-cell>
        </table:table-row>
        <table:table-row table:style-name="ro1">
          <table:table-cell table:formula="of:=[.A129]+0.1" office:value-type="float" office:value="4.79999999999999" calcext:value-type="float">
            <text:p>4.79999999999999</text:p>
          </table:table-cell>
          <table:table-cell table:formula="of:=SIN([.A130])" office:value-type="float" office:value="-0.996164608835842" calcext:value-type="float">
            <text:p>-0.996164608835842</text:p>
          </table:table-cell>
          <table:table-cell table:formula="of:=NORMINV(RAND();0;0.7)" office:value-type="float" office:value="0.108429871589614" calcext:value-type="float">
            <text:p>0.108429871589614</text:p>
          </table:table-cell>
          <table:table-cell table:formula="of:=[.B130]+[.C130]" office:value-type="float" office:value="-0.887734737246228" calcext:value-type="float">
            <text:p>-0.887734737246228</text:p>
          </table:table-cell>
          <table:table-cell table:formula="of:=(-1)+(([.A130]-[.A$164])*(2/([.A$163]-[.A$164])))" office:value-type="float" office:value="0.600000000000001" calcext:value-type="float">
            <text:p>0.600000000000001</text:p>
          </table:table-cell>
          <table:table-cell table:formula="of:=(0)+(([.B130]-[.D$164])*(1/([.D$163]-[.D$164])))" office:value-type="float" office:value="0.259469017414753" calcext:value-type="float">
            <text:p>0.259469017414753</text:p>
          </table:table-cell>
          <table:table-cell table:formula="of:=(0)+(([.D130]-[.D$164])*(1/([.D$163]-[.D$164])))" office:value-type="float" office:value="0.285665131002854" calcext:value-type="float">
            <text:p>0.285665131002854</text:p>
          </table:table-cell>
        </table:table-row>
        <table:table-row table:style-name="ro1">
          <table:table-cell table:formula="of:=[.A130]+0.1" office:value-type="float" office:value="4.89999999999999" calcext:value-type="float">
            <text:p>4.89999999999999</text:p>
          </table:table-cell>
          <table:table-cell table:formula="of:=SIN([.A131])" office:value-type="float" office:value="-0.982452612624335" calcext:value-type="float">
            <text:p>-0.982452612624335</text:p>
          </table:table-cell>
          <table:table-cell table:formula="of:=NORMINV(RAND();0;0.7)" office:value-type="float" office:value="-0.399968521127609" calcext:value-type="float">
            <text:p>-0.399968521127609</text:p>
          </table:table-cell>
          <table:table-cell table:formula="of:=[.B131]+[.C131]" office:value-type="float" office:value="-1.38242113375194" calcext:value-type="float">
            <text:p>-1.38242113375194</text:p>
          </table:table-cell>
          <table:table-cell table:formula="of:=(-1)+(([.A131]-[.A$164])*(2/([.A$163]-[.A$164])))" office:value-type="float" office:value="0.612500000000001" calcext:value-type="float">
            <text:p>0.612500000000001</text:p>
          </table:table-cell>
          <table:table-cell table:formula="of:=(0)+(([.B131]-[.D$164])*(1/([.D$163]-[.D$164])))" office:value-type="float" office:value="0.26278176698284" calcext:value-type="float">
            <text:p>0.26278176698284</text:p>
          </table:table-cell>
          <table:table-cell table:formula="of:=(0)+(([.D131]-[.D$164])*(1/([.D$163]-[.D$164])))" office:value-type="float" office:value="0.166151376689842" calcext:value-type="float">
            <text:p>0.166151376689842</text:p>
          </table:table-cell>
        </table:table-row>
        <table:table-row table:style-name="ro1">
          <table:table-cell table:formula="of:=[.A131]+0.1" office:value-type="float" office:value="4.99999999999999" calcext:value-type="float">
            <text:p>4.99999999999999</text:p>
          </table:table-cell>
          <table:table-cell table:formula="of:=SIN([.A132])" office:value-type="float" office:value="-0.958924274663142" calcext:value-type="float">
            <text:p>-0.958924274663142</text:p>
          </table:table-cell>
          <table:table-cell table:formula="of:=NORMINV(RAND();0;0.7)" office:value-type="float" office:value="0.90295481374177" calcext:value-type="float">
            <text:p>0.90295481374177</text:p>
          </table:table-cell>
          <table:table-cell table:formula="of:=[.B132]+[.C132]" office:value-type="float" office:value="-0.0559694609213718" calcext:value-type="float">
            <text:p>-0.055969460921372</text:p>
          </table:table-cell>
          <table:table-cell table:formula="of:=(-1)+(([.A132]-[.A$164])*(2/([.A$163]-[.A$164])))" office:value-type="float" office:value="0.625000000000001" calcext:value-type="float">
            <text:p>0.625000000000001</text:p>
          </table:table-cell>
          <table:table-cell table:formula="of:=(0)+(([.B132]-[.D$164])*(1/([.D$163]-[.D$164])))" office:value-type="float" office:value="0.268466095523811" calcext:value-type="float">
            <text:p>0.268466095523811</text:p>
          </table:table-cell>
          <table:table-cell table:formula="of:=(0)+(([.D132]-[.D$164])*(1/([.D$163]-[.D$164])))" office:value-type="float" office:value="0.486615453435331" calcext:value-type="float">
            <text:p>0.486615453435331</text:p>
          </table:table-cell>
        </table:table-row>
        <table:table-row table:style-name="ro1">
          <table:table-cell table:formula="of:=[.A132]+0.1" office:value-type="float" office:value="5.09999999999999" calcext:value-type="float">
            <text:p>5.09999999999999</text:p>
          </table:table-cell>
          <table:table-cell table:formula="of:=SIN([.A133])" office:value-type="float" office:value="-0.925814682327737" calcext:value-type="float">
            <text:p>-0.925814682327737</text:p>
          </table:table-cell>
          <table:table-cell table:formula="of:=NORMINV(RAND();0;0.7)" office:value-type="float" office:value="0.00586025597121613" calcext:value-type="float">
            <text:p>0.005860255971216</text:p>
          </table:table-cell>
          <table:table-cell table:formula="of:=[.B133]+[.C133]" office:value-type="float" office:value="-0.919954426356521" calcext:value-type="float">
            <text:p>-0.919954426356521</text:p>
          </table:table-cell>
          <table:table-cell table:formula="of:=(-1)+(([.A133]-[.A$164])*(2/([.A$163]-[.A$164])))" office:value-type="float" office:value="0.637500000000001" calcext:value-type="float">
            <text:p>0.637500000000001</text:p>
          </table:table-cell>
          <table:table-cell table:formula="of:=(0)+(([.B133]-[.D$164])*(1/([.D$163]-[.D$164])))" office:value-type="float" office:value="0.276465207105873" calcext:value-type="float">
            <text:p>0.276465207105873</text:p>
          </table:table-cell>
          <table:table-cell table:formula="of:=(0)+(([.D133]-[.D$164])*(1/([.D$163]-[.D$164])))" office:value-type="float" office:value="0.277881015580298" calcext:value-type="float">
            <text:p>0.277881015580298</text:p>
          </table:table-cell>
        </table:table-row>
        <table:table-row table:style-name="ro1">
          <table:table-cell table:formula="of:=[.A133]+0.1" office:value-type="float" office:value="5.19999999999999" calcext:value-type="float">
            <text:p>5.19999999999999</text:p>
          </table:table-cell>
          <table:table-cell table:formula="of:=SIN([.A134])" office:value-type="float" office:value="-0.883454655720159" calcext:value-type="float">
            <text:p>-0.883454655720159</text:p>
          </table:table-cell>
          <table:table-cell table:formula="of:=NORMINV(RAND();0;0.7)" office:value-type="float" office:value="-0.54440124162553" calcext:value-type="float">
            <text:p>-0.54440124162553</text:p>
          </table:table-cell>
          <table:table-cell table:formula="of:=[.B134]+[.C134]" office:value-type="float" office:value="-1.42785589734569" calcext:value-type="float">
            <text:p>-1.42785589734569</text:p>
          </table:table-cell>
          <table:table-cell table:formula="of:=(-1)+(([.A134]-[.A$164])*(2/([.A$163]-[.A$164])))" office:value-type="float" office:value="0.650000000000001" calcext:value-type="float">
            <text:p>0.650000000000001</text:p>
          </table:table-cell>
          <table:table-cell table:formula="of:=(0)+(([.B134]-[.D$164])*(1/([.D$163]-[.D$164])))" office:value-type="float" office:value="0.286699177250254" calcext:value-type="float">
            <text:p>0.286699177250254</text:p>
          </table:table-cell>
          <table:table-cell table:formula="of:=(0)+(([.D134]-[.D$164])*(1/([.D$163]-[.D$164])))" office:value-type="float" office:value="0.155174565498411" calcext:value-type="float">
            <text:p>0.155174565498411</text:p>
          </table:table-cell>
        </table:table-row>
        <table:table-row table:style-name="ro1">
          <table:table-cell table:formula="of:=[.A134]+0.1" office:value-type="float" office:value="5.29999999999999" calcext:value-type="float">
            <text:p>5.29999999999999</text:p>
          </table:table-cell>
          <table:table-cell table:formula="of:=SIN([.A135])" office:value-type="float" office:value="-0.832267442223909" calcext:value-type="float">
            <text:p>-0.832267442223909</text:p>
          </table:table-cell>
          <table:table-cell table:formula="of:=NORMINV(RAND();0;0.7)" office:value-type="float" office:value="0.640839509225998" calcext:value-type="float">
            <text:p>0.640839509225998</text:p>
          </table:table-cell>
          <table:table-cell table:formula="of:=[.B135]+[.C135]" office:value-type="float" office:value="-0.191427932997911" calcext:value-type="float">
            <text:p>-0.191427932997911</text:p>
          </table:table-cell>
          <table:table-cell table:formula="of:=(-1)+(([.A135]-[.A$164])*(2/([.A$163]-[.A$164])))" office:value-type="float" office:value="0.662500000000001" calcext:value-type="float">
            <text:p>0.662500000000001</text:p>
          </table:table-cell>
          <table:table-cell table:formula="of:=(0)+(([.B135]-[.D$164])*(1/([.D$163]-[.D$164])))" office:value-type="float" office:value="0.29906575151017" calcext:value-type="float">
            <text:p>0.29906575151017</text:p>
          </table:table-cell>
          <table:table-cell table:formula="of:=(0)+(([.D135]-[.D$164])*(1/([.D$163]-[.D$164])))" office:value-type="float" office:value="0.453889365421337" calcext:value-type="float">
            <text:p>0.453889365421337</text:p>
          </table:table-cell>
        </table:table-row>
        <table:table-row table:style-name="ro1">
          <table:table-cell table:formula="of:=[.A135]+0.1" office:value-type="float" office:value="5.39999999999999" calcext:value-type="float">
            <text:p>5.39999999999999</text:p>
          </table:table-cell>
          <table:table-cell table:formula="of:=SIN([.A136])" office:value-type="float" office:value="-0.772764487555996" calcext:value-type="float">
            <text:p>-0.772764487555996</text:p>
          </table:table-cell>
          <table:table-cell table:formula="of:=NORMINV(RAND();0;0.7)" office:value-type="float" office:value="-1.17755160362721" calcext:value-type="float">
            <text:p>-1.17755160362721</text:p>
          </table:table-cell>
          <table:table-cell table:formula="of:=[.B136]+[.C136]" office:value-type="float" office:value="-1.9503160911832" calcext:value-type="float">
            <text:p>-1.9503160911832</text:p>
          </table:table-cell>
          <table:table-cell table:formula="of:=(-1)+(([.A136]-[.A$164])*(2/([.A$163]-[.A$164])))" office:value-type="float" office:value="0.675" calcext:value-type="float">
            <text:p>0.675</text:p>
          </table:table-cell>
          <table:table-cell table:formula="of:=(0)+(([.B136]-[.D$164])*(1/([.D$163]-[.D$164])))" office:value-type="float" office:value="0.313441367163465" calcext:value-type="float">
            <text:p>0.313441367163465</text:p>
          </table:table-cell>
          <table:table-cell table:formula="of:=(0)+(([.D136]-[.D$164])*(1/([.D$163]-[.D$164])))" office:value-type="float" office:value="0.0289508009362822" calcext:value-type="float">
            <text:p>0.028950800936282</text:p>
          </table:table-cell>
        </table:table-row>
        <table:table-row table:style-name="ro1">
          <table:table-cell table:formula="of:=[.A136]+0.1" office:value-type="float" office:value="5.49999999999999" calcext:value-type="float">
            <text:p>5.49999999999999</text:p>
          </table:table-cell>
          <table:table-cell table:formula="of:=SIN([.A137])" office:value-type="float" office:value="-0.705540325570402" calcext:value-type="float">
            <text:p>-0.705540325570402</text:p>
          </table:table-cell>
          <table:table-cell table:formula="of:=NORMINV(RAND();0;0.7)" office:value-type="float" office:value="1.15032311486346" calcext:value-type="float">
            <text:p>1.15032311486346</text:p>
          </table:table-cell>
          <table:table-cell table:formula="of:=[.B137]+[.C137]" office:value-type="float" office:value="0.444782789293062" calcext:value-type="float">
            <text:p>0.444782789293062</text:p>
          </table:table-cell>
          <table:table-cell table:formula="of:=(-1)+(([.A137]-[.A$164])*(2/([.A$163]-[.A$164])))" office:value-type="float" office:value="0.6875" calcext:value-type="float">
            <text:p>0.6875</text:p>
          </table:table-cell>
          <table:table-cell table:formula="of:=(0)+(([.B137]-[.D$164])*(1/([.D$163]-[.D$164])))" office:value-type="float" office:value="0.329682387810475" calcext:value-type="float">
            <text:p>0.329682387810475</text:p>
          </table:table-cell>
          <table:table-cell table:formula="of:=(0)+(([.D137]-[.D$164])*(1/([.D$163]-[.D$164])))" office:value-type="float" office:value="0.60759468760581" calcext:value-type="float">
            <text:p>0.60759468760581</text:p>
          </table:table-cell>
        </table:table-row>
        <table:table-row table:style-name="ro1">
          <table:table-cell table:formula="of:=[.A137]+0.1" office:value-type="float" office:value="5.59999999999999" calcext:value-type="float">
            <text:p>5.59999999999999</text:p>
          </table:table-cell>
          <table:table-cell table:formula="of:=SIN([.A138])" office:value-type="float" office:value="-0.631266637872333" calcext:value-type="float">
            <text:p>-0.631266637872333</text:p>
          </table:table-cell>
          <table:table-cell table:formula="of:=NORMINV(RAND();0;0.7)" office:value-type="float" office:value="0.937157478746799" calcext:value-type="float">
            <text:p>0.937157478746799</text:p>
          </table:table-cell>
          <table:table-cell table:formula="of:=[.B138]+[.C138]" office:value-type="float" office:value="0.305890840874466" calcext:value-type="float">
            <text:p>0.305890840874466</text:p>
          </table:table-cell>
          <table:table-cell table:formula="of:=(-1)+(([.A138]-[.A$164])*(2/([.A$163]-[.A$164])))" office:value-type="float" office:value="0.7" calcext:value-type="float">
            <text:p>0.7</text:p>
          </table:table-cell>
          <table:table-cell table:formula="of:=(0)+(([.B138]-[.D$164])*(1/([.D$163]-[.D$164])))" office:value-type="float" office:value="0.347626538541464" calcext:value-type="float">
            <text:p>0.347626538541464</text:p>
          </table:table-cell>
          <table:table-cell table:formula="of:=(0)+(([.D138]-[.D$164])*(1/([.D$163]-[.D$164])))" office:value-type="float" office:value="0.574039088914178" calcext:value-type="float">
            <text:p>0.574039088914178</text:p>
          </table:table-cell>
        </table:table-row>
        <table:table-row table:style-name="ro1">
          <table:table-cell table:formula="of:=[.A138]+0.1" office:value-type="float" office:value="5.69999999999999" calcext:value-type="float">
            <text:p>5.69999999999999</text:p>
          </table:table-cell>
          <table:table-cell table:formula="of:=SIN([.A139])" office:value-type="float" office:value="-0.55068554259765" calcext:value-type="float">
            <text:p>-0.55068554259765</text:p>
          </table:table-cell>
          <table:table-cell table:formula="of:=NORMINV(RAND();0;0.7)" office:value-type="float" office:value="-0.0103152343681811" calcext:value-type="float">
            <text:p>-0.010315234368181</text:p>
          </table:table-cell>
          <table:table-cell table:formula="of:=[.B139]+[.C139]" office:value-type="float" office:value="-0.561000776965831" calcext:value-type="float">
            <text:p>-0.561000776965831</text:p>
          </table:table-cell>
          <table:table-cell table:formula="of:=(-1)+(([.A139]-[.A$164])*(2/([.A$163]-[.A$164])))" office:value-type="float" office:value="0.7125" calcext:value-type="float">
            <text:p>0.7125</text:p>
          </table:table-cell>
          <table:table-cell table:formula="of:=(0)+(([.B139]-[.D$164])*(1/([.D$163]-[.D$164])))" office:value-type="float" office:value="0.367094527333876" calcext:value-type="float">
            <text:p>0.367094527333876</text:p>
          </table:table-cell>
          <table:table-cell table:formula="of:=(0)+(([.D139]-[.D$164])*(1/([.D$163]-[.D$164])))" office:value-type="float" office:value="0.364602418404526" calcext:value-type="float">
            <text:p>0.364602418404526</text:p>
          </table:table-cell>
        </table:table-row>
        <table:table-row table:style-name="ro1">
          <table:table-cell table:formula="of:=[.A139]+0.1" office:value-type="float" office:value="5.79999999999999" calcext:value-type="float">
            <text:p>5.79999999999999</text:p>
          </table:table-cell>
          <table:table-cell table:formula="of:=SIN([.A140])" office:value-type="float" office:value="-0.464602179413771" calcext:value-type="float">
            <text:p>-0.464602179413771</text:p>
          </table:table-cell>
          <table:table-cell table:formula="of:=NORMINV(RAND();0;0.7)" office:value-type="float" office:value="0.265183683695045" calcext:value-type="float">
            <text:p>0.265183683695045</text:p>
          </table:table-cell>
          <table:table-cell table:formula="of:=[.B140]+[.C140]" office:value-type="float" office:value="-0.199418495718725" calcext:value-type="float">
            <text:p>-0.199418495718725</text:p>
          </table:table-cell>
          <table:table-cell table:formula="of:=(-1)+(([.A140]-[.A$164])*(2/([.A$163]-[.A$164])))" office:value-type="float" office:value="0.725" calcext:value-type="float">
            <text:p>0.725</text:p>
          </table:table-cell>
          <table:table-cell table:formula="of:=(0)+(([.B140]-[.D$164])*(1/([.D$163]-[.D$164])))" office:value-type="float" office:value="0.387891836478958" calcext:value-type="float">
            <text:p>0.387891836478958</text:p>
          </table:table-cell>
          <table:table-cell table:formula="of:=(0)+(([.D140]-[.D$164])*(1/([.D$163]-[.D$164])))" office:value-type="float" office:value="0.451958885512078" calcext:value-type="float">
            <text:p>0.451958885512078</text:p>
          </table:table-cell>
        </table:table-row>
        <table:table-row table:style-name="ro1">
          <table:table-cell table:formula="of:=[.A140]+0.1" office:value-type="float" office:value="5.89999999999998" calcext:value-type="float">
            <text:p>5.89999999999998</text:p>
          </table:table-cell>
          <table:table-cell table:formula="of:=SIN([.A141])" office:value-type="float" office:value="-0.373876664830251" calcext:value-type="float">
            <text:p>-0.373876664830251</text:p>
          </table:table-cell>
          <table:table-cell table:formula="of:=NORMINV(RAND();0;0.7)" office:value-type="float" office:value="0.254242680953313" calcext:value-type="float">
            <text:p>0.254242680953313</text:p>
          </table:table-cell>
          <table:table-cell table:formula="of:=[.B141]+[.C141]" office:value-type="float" office:value="-0.119633983876938" calcext:value-type="float">
            <text:p>-0.119633983876938</text:p>
          </table:table-cell>
          <table:table-cell table:formula="of:=(-1)+(([.A141]-[.A$164])*(2/([.A$163]-[.A$164])))" office:value-type="float" office:value="0.7375" calcext:value-type="float">
            <text:p>0.7375</text:p>
          </table:table-cell>
          <table:table-cell table:formula="of:=(0)+(([.B141]-[.D$164])*(1/([.D$163]-[.D$164])))" office:value-type="float" office:value="0.409810666138409" calcext:value-type="float">
            <text:p>0.409810666138409</text:p>
          </table:table-cell>
          <table:table-cell table:formula="of:=(0)+(([.D141]-[.D$164])*(1/([.D$163]-[.D$164])))" office:value-type="float" office:value="0.471234423739119" calcext:value-type="float">
            <text:p>0.471234423739119</text:p>
          </table:table-cell>
        </table:table-row>
        <table:table-row table:style-name="ro1">
          <table:table-cell table:formula="of:=[.A141]+0.1" office:value-type="float" office:value="5.99999999999998" calcext:value-type="float">
            <text:p>5.99999999999998</text:p>
          </table:table-cell>
          <table:table-cell table:formula="of:=SIN([.A142])" office:value-type="float" office:value="-0.279415498198941" calcext:value-type="float">
            <text:p>-0.279415498198941</text:p>
          </table:table-cell>
          <table:table-cell table:formula="of:=NORMINV(RAND();0;0.7)" office:value-type="float" office:value="1.53216538732864" calcext:value-type="float">
            <text:p>1.53216538732864</text:p>
          </table:table-cell>
          <table:table-cell table:formula="of:=[.B142]+[.C142]" office:value-type="float" office:value="1.2527498891297" calcext:value-type="float">
            <text:p>1.2527498891297</text:p>
          </table:table-cell>
          <table:table-cell table:formula="of:=(-1)+(([.A142]-[.A$164])*(2/([.A$163]-[.A$164])))" office:value-type="float" office:value="0.75" calcext:value-type="float">
            <text:p>0.75</text:p>
          </table:table-cell>
          <table:table-cell table:formula="of:=(0)+(([.B142]-[.D$164])*(1/([.D$163]-[.D$164])))" office:value-type="float" office:value="0.432632010611673" calcext:value-type="float">
            <text:p>0.432632010611673</text:p>
          </table:table-cell>
          <table:table-cell table:formula="of:=(0)+(([.D142]-[.D$164])*(1/([.D$163]-[.D$164])))" office:value-type="float" office:value="0.802795489861461" calcext:value-type="float">
            <text:p>0.802795489861461</text:p>
          </table:table-cell>
        </table:table-row>
        <table:table-row table:style-name="ro1">
          <table:table-cell table:formula="of:=[.A142]+0.1" office:value-type="float" office:value="6.09999999999998" calcext:value-type="float">
            <text:p>6.09999999999998</text:p>
          </table:table-cell>
          <table:table-cell table:formula="of:=SIN([.A143])" office:value-type="float" office:value="-0.182162504272112" calcext:value-type="float">
            <text:p>-0.182162504272112</text:p>
          </table:table-cell>
          <table:table-cell table:formula="of:=NORMINV(RAND();0;0.7)" office:value-type="float" office:value="-1.04733125970248" calcext:value-type="float">
            <text:p>-1.04733125970248</text:p>
          </table:table-cell>
          <table:table-cell table:formula="of:=[.B143]+[.C143]" office:value-type="float" office:value="-1.2294937639746" calcext:value-type="float">
            <text:p>-1.2294937639746</text:p>
          </table:table-cell>
          <table:table-cell table:formula="of:=(-1)+(([.A143]-[.A$164])*(2/([.A$163]-[.A$164])))" office:value-type="float" office:value="0.7625" calcext:value-type="float">
            <text:p>0.7625</text:p>
          </table:table-cell>
          <table:table-cell table:formula="of:=(0)+(([.B143]-[.D$164])*(1/([.D$163]-[.D$164])))" office:value-type="float" office:value="0.456127846568508" calcext:value-type="float">
            <text:p>0.456127846568508</text:p>
          </table:table-cell>
          <table:table-cell table:formula="of:=(0)+(([.D143]-[.D$164])*(1/([.D$163]-[.D$164])))" office:value-type="float" office:value="0.203097862844316" calcext:value-type="float">
            <text:p>0.203097862844316</text:p>
          </table:table-cell>
        </table:table-row>
        <table:table-row table:style-name="ro1">
          <table:table-cell table:formula="of:=[.A143]+0.1" office:value-type="float" office:value="6.19999999999998" calcext:value-type="float">
            <text:p>6.19999999999998</text:p>
          </table:table-cell>
          <table:table-cell table:formula="of:=SIN([.A144])" office:value-type="float" office:value="-0.0830894028175132" calcext:value-type="float">
            <text:p>-0.083089402817513</text:p>
          </table:table-cell>
          <table:table-cell table:formula="of:=NORMINV(RAND();0;0.7)" office:value-type="float" office:value="-0.399314951591546" calcext:value-type="float">
            <text:p>-0.399314951591546</text:p>
          </table:table-cell>
          <table:table-cell table:formula="of:=[.B144]+[.C144]" office:value-type="float" office:value="-0.482404354409059" calcext:value-type="float">
            <text:p>-0.482404354409059</text:p>
          </table:table-cell>
          <table:table-cell table:formula="of:=(-1)+(([.A144]-[.A$164])*(2/([.A$163]-[.A$164])))" office:value-type="float" office:value="0.775" calcext:value-type="float">
            <text:p>0.775</text:p>
          </table:table-cell>
          <table:table-cell table:formula="of:=(0)+(([.B144]-[.D$164])*(1/([.D$163]-[.D$164])))" office:value-type="float" office:value="0.480063411382723" calcext:value-type="float">
            <text:p>0.480063411382723</text:p>
          </table:table-cell>
          <table:table-cell table:formula="of:=(0)+(([.D144]-[.D$164])*(1/([.D$163]-[.D$164])))" office:value-type="float" office:value="0.383590920214325" calcext:value-type="float">
            <text:p>0.383590920214325</text:p>
          </table:table-cell>
        </table:table-row>
        <table:table-row table:style-name="ro1">
          <table:table-cell table:formula="of:=[.A144]+0.1" office:value-type="float" office:value="6.29999999999998" calcext:value-type="float">
            <text:p>6.29999999999998</text:p>
          </table:table-cell>
          <table:table-cell table:formula="of:=SIN([.A145])" office:value-type="float" office:value="0.0168139004843328" calcext:value-type="float">
            <text:p>0.016813900484333</text:p>
          </table:table-cell>
          <table:table-cell table:formula="of:=NORMINV(RAND();0;0.7)" office:value-type="float" office:value="1.02731564697948" calcext:value-type="float">
            <text:p>1.02731564697948</text:p>
          </table:table-cell>
          <table:table-cell table:formula="of:=[.B145]+[.C145]" office:value-type="float" office:value="1.04412954746381" calcext:value-type="float">
            <text:p>1.04412954746381</text:p>
          </table:table-cell>
          <table:table-cell table:formula="of:=(-1)+(([.A145]-[.A$164])*(2/([.A$163]-[.A$164])))" office:value-type="float" office:value="0.7875" calcext:value-type="float">
            <text:p>0.7875</text:p>
          </table:table-cell>
          <table:table-cell table:formula="of:=(0)+(([.B145]-[.D$164])*(1/([.D$163]-[.D$164])))" office:value-type="float" office:value="0.50419954880274" calcext:value-type="float">
            <text:p>0.50419954880274</text:p>
          </table:table-cell>
          <table:table-cell table:formula="of:=(0)+(([.D145]-[.D$164])*(1/([.D$163]-[.D$164])))" office:value-type="float" office:value="0.752393860799754" calcext:value-type="float">
            <text:p>0.752393860799754</text:p>
          </table:table-cell>
        </table:table-row>
        <table:table-row table:style-name="ro1">
          <table:table-cell table:formula="of:=[.A145]+0.1" office:value-type="float" office:value="6.39999999999998" calcext:value-type="float">
            <text:p>6.39999999999998</text:p>
          </table:table-cell>
          <table:table-cell table:formula="of:=SIN([.A146])" office:value-type="float" office:value="0.116549204850476" calcext:value-type="float">
            <text:p>0.116549204850476</text:p>
          </table:table-cell>
          <table:table-cell table:formula="of:=NORMINV(RAND();0;0.7)" office:value-type="float" office:value="0.0241490550567011" calcext:value-type="float">
            <text:p>0.024149055056701</text:p>
          </table:table-cell>
          <table:table-cell table:formula="of:=[.B146]+[.C146]" office:value-type="float" office:value="0.140698259907177" calcext:value-type="float">
            <text:p>0.140698259907177</text:p>
          </table:table-cell>
          <table:table-cell table:formula="of:=(-1)+(([.A146]-[.A$164])*(2/([.A$163]-[.A$164])))" office:value-type="float" office:value="0.8" calcext:value-type="float">
            <text:p>0.8</text:p>
          </table:table-cell>
          <table:table-cell table:formula="of:=(0)+(([.B146]-[.D$164])*(1/([.D$163]-[.D$164])))" office:value-type="float" office:value="0.528295098521805" calcext:value-type="float">
            <text:p>0.528295098521805</text:p>
          </table:table-cell>
          <table:table-cell table:formula="of:=(0)+(([.D146]-[.D$164])*(1/([.D$163]-[.D$164])))" office:value-type="float" office:value="0.534129389202375" calcext:value-type="float">
            <text:p>0.534129389202375</text:p>
          </table:table-cell>
        </table:table-row>
        <table:table-row table:style-name="ro1">
          <table:table-cell table:formula="of:=[.A146]+0.1" office:value-type="float" office:value="6.49999999999998" calcext:value-type="float">
            <text:p>6.49999999999998</text:p>
          </table:table-cell>
          <table:table-cell table:formula="of:=SIN([.A147])" office:value-type="float" office:value="0.215119988087798" calcext:value-type="float">
            <text:p>0.215119988087798</text:p>
          </table:table-cell>
          <table:table-cell table:formula="of:=NORMINV(RAND();0;0.7)" office:value-type="float" office:value="-0.461778003141359" calcext:value-type="float">
            <text:p>-0.461778003141359</text:p>
          </table:table-cell>
          <table:table-cell table:formula="of:=[.B147]+[.C147]" office:value-type="float" office:value="-0.246658015053561" calcext:value-type="float">
            <text:p>-0.246658015053561</text:p>
          </table:table-cell>
          <table:table-cell table:formula="of:=(-1)+(([.A147]-[.A$164])*(2/([.A$163]-[.A$164])))" office:value-type="float" office:value="0.8125" calcext:value-type="float">
            <text:p>0.8125</text:p>
          </table:table-cell>
          <table:table-cell table:formula="of:=(0)+(([.B147]-[.D$164])*(1/([.D$163]-[.D$164])))" office:value-type="float" office:value="0.552109305772055" calcext:value-type="float">
            <text:p>0.552109305772055</text:p>
          </table:table-cell>
          <table:table-cell table:formula="of:=(0)+(([.D147]-[.D$164])*(1/([.D$163]-[.D$164])))" office:value-type="float" office:value="0.440546054377994" calcext:value-type="float">
            <text:p>0.440546054377994</text:p>
          </table:table-cell>
        </table:table-row>
        <table:table-row table:style-name="ro1">
          <table:table-cell table:formula="of:=[.A147]+0.1" office:value-type="float" office:value="6.59999999999998" calcext:value-type="float">
            <text:p>6.59999999999998</text:p>
          </table:table-cell>
          <table:table-cell table:formula="of:=SIN([.A148])" office:value-type="float" office:value="0.311541363513361" calcext:value-type="float">
            <text:p>0.311541363513361</text:p>
          </table:table-cell>
          <table:table-cell table:formula="of:=NORMINV(RAND();0;0.7)" office:value-type="float" office:value="-0.796181596845708" calcext:value-type="float">
            <text:p>-0.796181596845708</text:p>
          </table:table-cell>
          <table:table-cell table:formula="of:=[.B148]+[.C148]" office:value-type="float" office:value="-0.484640233332347" calcext:value-type="float">
            <text:p>-0.484640233332347</text:p>
          </table:table-cell>
          <table:table-cell table:formula="of:=(-1)+(([.A148]-[.A$164])*(2/([.A$163]-[.A$164])))" office:value-type="float" office:value="0.825" calcext:value-type="float">
            <text:p>0.825</text:p>
          </table:table-cell>
          <table:table-cell table:formula="of:=(0)+(([.B148]-[.D$164])*(1/([.D$163]-[.D$164])))" office:value-type="float" office:value="0.575404226866576" calcext:value-type="float">
            <text:p>0.575404226866576</text:p>
          </table:table-cell>
          <table:table-cell table:formula="of:=(0)+(([.D148]-[.D$164])*(1/([.D$163]-[.D$164])))" office:value-type="float" office:value="0.383050743071393" calcext:value-type="float">
            <text:p>0.383050743071393</text:p>
          </table:table-cell>
        </table:table-row>
        <table:table-row table:style-name="ro1">
          <table:table-cell table:formula="of:=[.A148]+0.1" office:value-type="float" office:value="6.69999999999998" calcext:value-type="float">
            <text:p>6.69999999999998</text:p>
          </table:table-cell>
          <table:table-cell table:formula="of:=SIN([.A149])" office:value-type="float" office:value="0.404849920616581" calcext:value-type="float">
            <text:p>0.404849920616581</text:p>
          </table:table-cell>
          <table:table-cell table:formula="of:=NORMINV(RAND();0;0.7)" office:value-type="float" office:value="0.267289073573143" calcext:value-type="float">
            <text:p>0.267289073573143</text:p>
          </table:table-cell>
          <table:table-cell table:formula="of:=[.B149]+[.C149]" office:value-type="float" office:value="0.672138994189725" calcext:value-type="float">
            <text:p>0.672138994189725</text:p>
          </table:table-cell>
          <table:table-cell table:formula="of:=(-1)+(([.A149]-[.A$164])*(2/([.A$163]-[.A$164])))" office:value-type="float" office:value="0.8375" calcext:value-type="float">
            <text:p>0.8375</text:p>
          </table:table-cell>
          <table:table-cell table:formula="of:=(0)+(([.B149]-[.D$164])*(1/([.D$163]-[.D$164])))" office:value-type="float" office:value="0.597947106654068" calcext:value-type="float">
            <text:p>0.597947106654068</text:p>
          </table:table-cell>
          <table:table-cell table:formula="of:=(0)+(([.D149]-[.D$164])*(1/([.D$163]-[.D$164])))" office:value-type="float" office:value="0.662522807330737" calcext:value-type="float">
            <text:p>0.662522807330737</text:p>
          </table:table-cell>
        </table:table-row>
        <table:table-row table:style-name="ro1">
          <table:table-cell table:formula="of:=[.A149]+0.1" office:value-type="float" office:value="6.79999999999998" calcext:value-type="float">
            <text:p>6.79999999999998</text:p>
          </table:table-cell>
          <table:table-cell table:formula="of:=SIN([.A150])" office:value-type="float" office:value="0.494113351138592" calcext:value-type="float">
            <text:p>0.494113351138592</text:p>
          </table:table-cell>
          <table:table-cell table:formula="of:=NORMINV(RAND();0;0.7)" office:value-type="float" office:value="-0.0184992818046442" calcext:value-type="float">
            <text:p>-0.018499281804644</text:p>
          </table:table-cell>
          <table:table-cell table:formula="of:=[.B150]+[.C150]" office:value-type="float" office:value="0.475614069333948" calcext:value-type="float">
            <text:p>0.475614069333948</text:p>
          </table:table-cell>
          <table:table-cell table:formula="of:=(-1)+(([.A150]-[.A$164])*(2/([.A$163]-[.A$164])))" office:value-type="float" office:value="0.85" calcext:value-type="float">
            <text:p>0.85</text:p>
          </table:table-cell>
          <table:table-cell table:formula="of:=(0)+(([.B150]-[.D$164])*(1/([.D$163]-[.D$164])))" office:value-type="float" office:value="0.61951270413138" calcext:value-type="float">
            <text:p>0.61951270413138</text:p>
          </table:table-cell>
          <table:table-cell table:formula="of:=(0)+(([.D150]-[.D$164])*(1/([.D$163]-[.D$164])))" office:value-type="float" office:value="0.615043370355104" calcext:value-type="float">
            <text:p>0.615043370355104</text:p>
          </table:table-cell>
        </table:table-row>
        <table:table-row table:style-name="ro1">
          <table:table-cell table:formula="of:=[.A150]+0.1" office:value-type="float" office:value="6.89999999999998" calcext:value-type="float">
            <text:p>6.89999999999998</text:p>
          </table:table-cell>
          <table:table-cell table:formula="of:=SIN([.A151])" office:value-type="float" office:value="0.578439764388184" calcext:value-type="float">
            <text:p>0.578439764388184</text:p>
          </table:table-cell>
          <table:table-cell table:formula="of:=NORMINV(RAND();0;0.7)" office:value-type="float" office:value="-0.996211644483476" calcext:value-type="float">
            <text:p>-0.996211644483476</text:p>
          </table:table-cell>
          <table:table-cell table:formula="of:=[.B151]+[.C151]" office:value-type="float" office:value="-0.417771880095292" calcext:value-type="float">
            <text:p>-0.417771880095292</text:p>
          </table:table-cell>
          <table:table-cell table:formula="of:=(-1)+(([.A151]-[.A$164])*(2/([.A$163]-[.A$164])))" office:value-type="float" office:value="0.8625" calcext:value-type="float">
            <text:p>0.8625</text:p>
          </table:table-cell>
          <table:table-cell table:formula="of:=(0)+(([.B151]-[.D$164])*(1/([.D$163]-[.D$164])))" office:value-type="float" office:value="0.639885542977157" calcext:value-type="float">
            <text:p>0.639885542977157</text:p>
          </table:table-cell>
          <table:table-cell table:formula="of:=(0)+(([.D151]-[.D$164])*(1/([.D$163]-[.D$164])))" office:value-type="float" office:value="0.399205802107865" calcext:value-type="float">
            <text:p>0.399205802107865</text:p>
          </table:table-cell>
        </table:table-row>
        <table:table-row table:style-name="ro1">
          <table:table-cell table:formula="of:=[.A151]+0.1" office:value-type="float" office:value="6.99999999999998" calcext:value-type="float">
            <text:p>6.99999999999998</text:p>
          </table:table-cell>
          <table:table-cell table:formula="of:=SIN([.A152])" office:value-type="float" office:value="0.656986598718774" calcext:value-type="float">
            <text:p>0.656986598718774</text:p>
          </table:table-cell>
          <table:table-cell table:formula="of:=NORMINV(RAND();0;0.7)" office:value-type="float" office:value="-0.389197606249575" calcext:value-type="float">
            <text:p>-0.389197606249575</text:p>
          </table:table-cell>
          <table:table-cell table:formula="of:=[.B152]+[.C152]" office:value-type="float" office:value="0.2677889924692" calcext:value-type="float">
            <text:p>0.2677889924692</text:p>
          </table:table-cell>
          <table:table-cell table:formula="of:=(-1)+(([.A152]-[.A$164])*(2/([.A$163]-[.A$164])))" office:value-type="float" office:value="0.875" calcext:value-type="float">
            <text:p>0.875</text:p>
          </table:table-cell>
          <table:table-cell table:formula="of:=(0)+(([.B152]-[.D$164])*(1/([.D$163]-[.D$164])))" office:value-type="float" office:value="0.658862064520018" calcext:value-type="float">
            <text:p>0.658862064520018</text:p>
          </table:table-cell>
          <table:table-cell table:formula="of:=(0)+(([.D152]-[.D$164])*(1/([.D$163]-[.D$164])))" office:value-type="float" office:value="0.564833873283944" calcext:value-type="float">
            <text:p>0.564833873283944</text:p>
          </table:table-cell>
        </table:table-row>
        <table:table-row table:style-name="ro1">
          <table:table-cell table:formula="of:=[.A152]+0.1" office:value-type="float" office:value="7.09999999999998" calcext:value-type="float">
            <text:p>7.09999999999998</text:p>
          </table:table-cell>
          <table:table-cell table:formula="of:=SIN([.A153])" office:value-type="float" office:value="0.728969040125863" calcext:value-type="float">
            <text:p>0.728969040125863</text:p>
          </table:table-cell>
          <table:table-cell table:formula="of:=NORMINV(RAND();0;0.7)" office:value-type="float" office:value="-0.155383159423567" calcext:value-type="float">
            <text:p>-0.155383159423567</text:p>
          </table:table-cell>
          <table:table-cell table:formula="of:=[.B153]+[.C153]" office:value-type="float" office:value="0.573585880702296" calcext:value-type="float">
            <text:p>0.573585880702296</text:p>
          </table:table-cell>
          <table:table-cell table:formula="of:=(-1)+(([.A153]-[.A$164])*(2/([.A$163]-[.A$164])))" office:value-type="float" office:value="0.8875" calcext:value-type="float">
            <text:p>0.8875</text:p>
          </table:table-cell>
          <table:table-cell table:formula="of:=(0)+(([.B153]-[.D$164])*(1/([.D$163]-[.D$164])))" office:value-type="float" office:value="0.676252661629511" calcext:value-type="float">
            <text:p>0.676252661629511</text:p>
          </table:table-cell>
          <table:table-cell table:formula="of:=(0)+(([.D153]-[.D$164])*(1/([.D$163]-[.D$164])))" office:value-type="float" office:value="0.638712869003511" calcext:value-type="float">
            <text:p>0.638712869003511</text:p>
          </table:table-cell>
        </table:table-row>
        <table:table-row table:style-name="ro1">
          <table:table-cell table:formula="of:=[.A153]+0.1" office:value-type="float" office:value="7.19999999999998" calcext:value-type="float">
            <text:p>7.19999999999998</text:p>
          </table:table-cell>
          <table:table-cell table:formula="of:=SIN([.A154])" office:value-type="float" office:value="0.793667863849141" calcext:value-type="float">
            <text:p>0.793667863849141</text:p>
          </table:table-cell>
          <table:table-cell table:formula="of:=NORMINV(RAND();0;0.7)" office:value-type="float" office:value="0.537808032890041" calcext:value-type="float">
            <text:p>0.537808032890041</text:p>
          </table:table-cell>
          <table:table-cell table:formula="of:=[.B154]+[.C154]" office:value-type="float" office:value="1.33147589673918" calcext:value-type="float">
            <text:p>1.33147589673918</text:p>
          </table:table-cell>
          <table:table-cell table:formula="of:=(-1)+(([.A154]-[.A$164])*(2/([.A$163]-[.A$164])))" office:value-type="float" office:value="0.9" calcext:value-type="float">
            <text:p>0.9</text:p>
          </table:table-cell>
          <table:table-cell table:formula="of:=(0)+(([.B154]-[.D$164])*(1/([.D$163]-[.D$164])))" office:value-type="float" office:value="0.691883573207884" calcext:value-type="float">
            <text:p>0.691883573207884</text:p>
          </table:table-cell>
          <table:table-cell table:formula="of:=(0)+(([.D154]-[.D$164])*(1/([.D$163]-[.D$164])))" office:value-type="float" office:value="0.82181529877059" calcext:value-type="float">
            <text:p>0.82181529877059</text:p>
          </table:table-cell>
        </table:table-row>
        <table:table-row table:style-name="ro1">
          <table:table-cell table:formula="of:=[.A154]+0.1" office:value-type="float" office:value="7.29999999999998" calcext:value-type="float">
            <text:p>7.29999999999998</text:p>
          </table:table-cell>
          <table:table-cell table:formula="of:=SIN([.A155])" office:value-type="float" office:value="0.850436620628554" calcext:value-type="float">
            <text:p>0.850436620628554</text:p>
          </table:table-cell>
          <table:table-cell table:formula="of:=NORMINV(RAND();0;0.7)" office:value-type="float" office:value="0.157672020152077" calcext:value-type="float">
            <text:p>0.157672020152077</text:p>
          </table:table-cell>
          <table:table-cell table:formula="of:=[.B155]+[.C155]" office:value-type="float" office:value="1.00810864078063" calcext:value-type="float">
            <text:p>1.00810864078063</text:p>
          </table:table-cell>
          <table:table-cell table:formula="of:=(-1)+(([.A155]-[.A$164])*(2/([.A$163]-[.A$164])))" office:value-type="float" office:value="0.9125" calcext:value-type="float">
            <text:p>0.9125</text:p>
          </table:table-cell>
          <table:table-cell table:formula="of:=(0)+(([.B155]-[.D$164])*(1/([.D$163]-[.D$164])))" office:value-type="float" office:value="0.705598620353538" calcext:value-type="float">
            <text:p>0.705598620353538</text:p>
          </table:table-cell>
          <table:table-cell table:formula="of:=(0)+(([.D155]-[.D$164])*(1/([.D$163]-[.D$164])))" office:value-type="float" office:value="0.743691390261097" calcext:value-type="float">
            <text:p>0.743691390261097</text:p>
          </table:table-cell>
        </table:table-row>
        <table:table-row table:style-name="ro1">
          <table:table-cell table:formula="of:=[.A155]+0.1" office:value-type="float" office:value="7.39999999999998" calcext:value-type="float">
            <text:p>7.39999999999998</text:p>
          </table:table-cell>
          <table:table-cell table:formula="of:=SIN([.A156])" office:value-type="float" office:value="0.898708095811618" calcext:value-type="float">
            <text:p>0.898708095811618</text:p>
          </table:table-cell>
          <table:table-cell table:formula="of:=NORMINV(RAND();0;0.7)" office:value-type="float" office:value="0.644868954807468" calcext:value-type="float">
            <text:p>0.644868954807468</text:p>
          </table:table-cell>
          <table:table-cell table:formula="of:=[.B156]+[.C156]" office:value-type="float" office:value="1.54357705061909" calcext:value-type="float">
            <text:p>1.54357705061909</text:p>
          </table:table-cell>
          <table:table-cell table:formula="of:=(-1)+(([.A156]-[.A$164])*(2/([.A$163]-[.A$164])))" office:value-type="float" office:value="0.925" calcext:value-type="float">
            <text:p>0.925</text:p>
          </table:table-cell>
          <table:table-cell table:formula="of:=(0)+(([.B156]-[.D$164])*(1/([.D$163]-[.D$164])))" office:value-type="float" office:value="0.717260766848987" calcext:value-type="float">
            <text:p>0.717260766848987</text:p>
          </table:table-cell>
          <table:table-cell table:formula="of:=(0)+(([.D156]-[.D$164])*(1/([.D$163]-[.D$164])))" office:value-type="float" office:value="0.873057874619381" calcext:value-type="float">
            <text:p>0.873057874619381</text:p>
          </table:table-cell>
        </table:table-row>
        <table:table-row table:style-name="ro1">
          <table:table-cell table:formula="of:=[.A156]+0.1" office:value-type="float" office:value="7.49999999999998" calcext:value-type="float">
            <text:p>7.49999999999998</text:p>
          </table:table-cell>
          <table:table-cell table:formula="of:=SIN([.A157])" office:value-type="float" office:value="0.937999976774731" calcext:value-type="float">
            <text:p>0.937999976774731</text:p>
          </table:table-cell>
          <table:table-cell table:formula="of:=NORMINV(RAND();0;0.7)" office:value-type="float" office:value="-0.0288847252510959" calcext:value-type="float">
            <text:p>-0.028884725251096</text:p>
          </table:table-cell>
          <table:table-cell table:formula="of:=[.B157]+[.C157]" office:value-type="float" office:value="0.909115251523636" calcext:value-type="float">
            <text:p>0.909115251523636</text:p>
          </table:table-cell>
          <table:table-cell table:formula="of:=(-1)+(([.A157]-[.A$164])*(2/([.A$163]-[.A$164])))" office:value-type="float" office:value="0.9375" calcext:value-type="float">
            <text:p>0.9375</text:p>
          </table:table-cell>
          <table:table-cell table:formula="of:=(0)+(([.B157]-[.D$164])*(1/([.D$163]-[.D$164])))" office:value-type="float" office:value="0.726753488381441" calcext:value-type="float">
            <text:p>0.726753488381441</text:p>
          </table:table-cell>
          <table:table-cell table:formula="of:=(0)+(([.D157]-[.D$164])*(1/([.D$163]-[.D$164])))" office:value-type="float" office:value="0.719775083514352" calcext:value-type="float">
            <text:p>0.719775083514352</text:p>
          </table:table-cell>
        </table:table-row>
        <table:table-row table:style-name="ro1">
          <table:table-cell table:formula="of:=[.A157]+0.1" office:value-type="float" office:value="7.59999999999998" calcext:value-type="float">
            <text:p>7.59999999999998</text:p>
          </table:table-cell>
          <table:table-cell table:formula="of:=SIN([.A158])" office:value-type="float" office:value="0.967919672031481" calcext:value-type="float">
            <text:p>0.967919672031481</text:p>
          </table:table-cell>
          <table:table-cell table:formula="of:=NORMINV(RAND();0;0.7)" office:value-type="float" office:value="0.362164042184549" calcext:value-type="float">
            <text:p>0.362164042184549</text:p>
          </table:table-cell>
          <table:table-cell table:formula="of:=[.B158]+[.C158]" office:value-type="float" office:value="1.33008371421603" calcext:value-type="float">
            <text:p>1.33008371421603</text:p>
          </table:table-cell>
          <table:table-cell table:formula="of:=(-1)+(([.A158]-[.A$164])*(2/([.A$163]-[.A$164])))" office:value-type="float" office:value="0.95" calcext:value-type="float">
            <text:p>0.95</text:p>
          </table:table-cell>
          <table:table-cell table:formula="of:=(0)+(([.B158]-[.D$164])*(1/([.D$163]-[.D$164])))" office:value-type="float" office:value="0.733981936815223" calcext:value-type="float">
            <text:p>0.733981936815223</text:p>
          </table:table-cell>
          <table:table-cell table:formula="of:=(0)+(([.D158]-[.D$164])*(1/([.D$163]-[.D$164])))" office:value-type="float" office:value="0.821478954449812" calcext:value-type="float">
            <text:p>0.821478954449812</text:p>
          </table:table-cell>
        </table:table-row>
        <table:table-row table:style-name="ro1">
          <table:table-cell table:formula="of:=[.A158]+0.1" office:value-type="float" office:value="7.69999999999998" calcext:value-type="float">
            <text:p>7.69999999999998</text:p>
          </table:table-cell>
          <table:table-cell table:formula="of:=SIN([.A159])" office:value-type="float" office:value="0.988168233876997" calcext:value-type="float">
            <text:p>0.988168233876997</text:p>
          </table:table-cell>
          <table:table-cell table:formula="of:=NORMINV(RAND();0;0.7)" office:value-type="float" office:value="-0.116072931545672" calcext:value-type="float">
            <text:p>-0.116072931545672</text:p>
          </table:table-cell>
          <table:table-cell table:formula="of:=[.B159]+[.C159]" office:value-type="float" office:value="0.872095302331325" calcext:value-type="float">
            <text:p>0.872095302331325</text:p>
          </table:table-cell>
          <table:table-cell table:formula="of:=(-1)+(([.A159]-[.A$164])*(2/([.A$163]-[.A$164])))" office:value-type="float" office:value="0.9625" calcext:value-type="float">
            <text:p>0.9625</text:p>
          </table:table-cell>
          <table:table-cell table:formula="of:=(0)+(([.B159]-[.D$164])*(1/([.D$163]-[.D$164])))" office:value-type="float" office:value="0.738873887882992" calcext:value-type="float">
            <text:p>0.738873887882992</text:p>
          </table:table-cell>
          <table:table-cell table:formula="of:=(0)+(([.D159]-[.D$164])*(1/([.D$163]-[.D$164])))" office:value-type="float" office:value="0.710831249312113" calcext:value-type="float">
            <text:p>0.710831249312113</text:p>
          </table:table-cell>
        </table:table-row>
        <table:table-row table:style-name="ro1">
          <table:table-cell table:formula="of:=[.A159]+0.1" office:value-type="float" office:value="7.79999999999998" calcext:value-type="float">
            <text:p>7.79999999999998</text:p>
          </table:table-cell>
          <table:table-cell table:formula="of:=SIN([.A160])" office:value-type="float" office:value="0.998543345374604" calcext:value-type="float">
            <text:p>0.998543345374604</text:p>
          </table:table-cell>
          <table:table-cell table:formula="of:=NORMINV(RAND();0;0.7)" office:value-type="float" office:value="0.164709966167092" calcext:value-type="float">
            <text:p>0.164709966167092</text:p>
          </table:table-cell>
          <table:table-cell table:formula="of:=[.B160]+[.C160]" office:value-type="float" office:value="1.1632533115417" calcext:value-type="float">
            <text:p>1.1632533115417</text:p>
          </table:table-cell>
          <table:table-cell table:formula="of:=(-1)+(([.A160]-[.A$164])*(2/([.A$163]-[.A$164])))" office:value-type="float" office:value="0.975" calcext:value-type="float">
            <text:p>0.975</text:p>
          </table:table-cell>
          <table:table-cell table:formula="of:=(0)+(([.B160]-[.D$164])*(1/([.D$163]-[.D$164])))" office:value-type="float" office:value="0.741380462826742" calcext:value-type="float">
            <text:p>0.741380462826742</text:p>
          </table:table-cell>
          <table:table-cell table:formula="of:=(0)+(([.D160]-[.D$164])*(1/([.D$163]-[.D$164])))" office:value-type="float" office:value="0.781173565221404" calcext:value-type="float">
            <text:p>0.781173565221404</text:p>
          </table:table-cell>
        </table:table-row>
        <table:table-row table:style-name="ro1">
          <table:table-cell table:formula="of:=[.A160]+0.1" office:value-type="float" office:value="7.89999999999998" calcext:value-type="float">
            <text:p>7.89999999999998</text:p>
          </table:table-cell>
          <table:table-cell table:formula="of:=SIN([.A161])" office:value-type="float" office:value="0.998941341839773" calcext:value-type="float">
            <text:p>0.998941341839773</text:p>
          </table:table-cell>
          <table:table-cell table:formula="of:=NORMINV(RAND();0;0.7)" office:value-type="float" office:value="0.593609109567593" calcext:value-type="float">
            <text:p>0.593609109567593</text:p>
          </table:table-cell>
          <table:table-cell table:formula="of:=[.B161]+[.C161]" office:value-type="float" office:value="1.59255045140737" calcext:value-type="float">
            <text:p>1.59255045140737</text:p>
          </table:table-cell>
          <table:table-cell table:formula="of:=(-1)+(([.A161]-[.A$164])*(2/([.A$163]-[.A$164])))" office:value-type="float" office:value="0.9875" calcext:value-type="float">
            <text:p>0.9875</text:p>
          </table:table-cell>
          <table:table-cell table:formula="of:=(0)+(([.B161]-[.D$164])*(1/([.D$163]-[.D$164])))" office:value-type="float" office:value="0.741476616778198" calcext:value-type="float">
            <text:p>0.741476616778198</text:p>
          </table:table-cell>
          <table:table-cell table:formula="of:=(0)+(([.D161]-[.D$164])*(1/([.D$163]-[.D$164])))" office:value-type="float" office:value="0.884889602823404" calcext:value-type="float">
            <text:p>0.884889602823404</text:p>
          </table:table-cell>
        </table:table-row>
        <table:table-row table:style-name="ro1">
          <table:table-cell table:formula="of:=[.A161]+0.1" office:value-type="float" office:value="7.99999999999998" calcext:value-type="float">
            <text:p>7.99999999999998</text:p>
          </table:table-cell>
          <table:table-cell table:formula="of:=SIN([.A162])" office:value-type="float" office:value="0.989358246623385" calcext:value-type="float">
            <text:p>0.989358246623385</text:p>
          </table:table-cell>
          <table:table-cell table:formula="of:=NORMINV(RAND();0;0.7)" office:value-type="float" office:value="-0.292746423355578" calcext:value-type="float">
            <text:p>-0.292746423355578</text:p>
          </table:table-cell>
          <table:table-cell table:formula="of:=[.B162]+[.C162]" office:value-type="float" office:value="0.696611823267807" calcext:value-type="float">
            <text:p>0.696611823267807</text:p>
          </table:table-cell>
          <table:table-cell table:formula="of:=(-1)+(([.A162]-[.A$164])*(2/([.A$163]-[.A$164])))" office:value-type="float" office:value="1" calcext:value-type="float">
            <text:p>1</text:p>
          </table:table-cell>
          <table:table-cell table:formula="of:=(0)+(([.B162]-[.D$164])*(1/([.D$163]-[.D$164])))" office:value-type="float" office:value="0.739161388998862" calcext:value-type="float">
            <text:p>0.739161388998862</text:p>
          </table:table-cell>
          <table:table-cell table:formula="of:=(0)+(([.D162]-[.D$164])*(1/([.D$163]-[.D$164])))" office:value-type="float" office:value="0.668435320192304" calcext:value-type="float">
            <text:p>0.668435320192304</text:p>
          </table:table-cell>
        </table:table-row>
        <table:table-row table:style-name="ro1">
          <table:table-cell table:style-name="ce1" table:formula="of:=MAX([.A2:.A162])" office:value-type="float" office:value="7.99999999999998" calcext:value-type="float">
            <text:p>7.99999999999998</text:p>
          </table:table-cell>
          <table:table-cell table:style-name="ce1" table:formula="of:=MAX([.B2:.B162])" office:value-type="float" office:value="0.999923257564101" calcext:value-type="float">
            <text:p>0.999923257564101</text:p>
          </table:table-cell>
          <table:table-cell table:style-name="ce1" table:formula="of:=MAX([.C2:.C162])" office:value-type="float" office:value="1.97225351721322" calcext:value-type="float">
            <text:p>1.97225351721322</text:p>
          </table:table-cell>
          <table:table-cell table:style-name="ce1" table:formula="of:=MAX([.D2:.D162])" office:value-type="float" office:value="2.06901065389163" calcext:value-type="float">
            <text:p>2.06901065389163</text:p>
          </table:table-cell>
          <table:table-cell table:style-name="ce1" table:formula="of:=MAX([.E2:.E162])" office:value-type="float" office:value="1" calcext:value-type="float">
            <text:p>1</text:p>
          </table:table-cell>
          <table:table-cell table:style-name="ce1" table:formula="of:=MAX([.F2:.F162])" office:value-type="float" office:value="0.741713842696401" calcext:value-type="float">
            <text:p>0.741713842696401</text:p>
          </table:table-cell>
          <table:table-cell table:style-name="ce1" table:formula="of:=MAX([.G2:.G162])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MIN([.A2:.A162])" office:value-type="float" office:value="-8" calcext:value-type="float">
            <text:p>-8</text:p>
          </table:table-cell>
          <table:table-cell table:style-name="ce1" table:formula="of:=MIN([.B2:.B162])" office:value-type="float" office:value="-0.999923257564101" calcext:value-type="float">
            <text:p>-0.999923257564101</text:p>
          </table:table-cell>
          <table:table-cell table:style-name="ce1" table:formula="of:=MIN([.C2:.C162])" office:value-type="float" office:value="-1.96915933996156" calcext:value-type="float">
            <text:p>-1.96915933996156</text:p>
          </table:table-cell>
          <table:table-cell table:style-name="ce1" table:formula="of:=MIN([.D2:.D162])" office:value-type="float" office:value="-2.07014805088899" calcext:value-type="float">
            <text:p>-2.07014805088899</text:p>
          </table:table-cell>
          <table:table-cell table:style-name="ce1" table:formula="of:=MIN([.E2:.E162])" office:value-type="float" office:value="-1" calcext:value-type="float">
            <text:p>-1</text:p>
          </table:table-cell>
          <table:table-cell table:style-name="ce1" table:formula="of:=MIN([.F2:.F162])" office:value-type="float" office:value="0.258560946718184" calcext:value-type="float">
            <text:p>0.258560946718184</text:p>
          </table:table-cell>
          <table:table-cell table:style-name="ce1" table:formula="of:=MIN([.G2:.G162])" office:value-type="float" office:value="0" calcext:value-type="float">
            <text:p>0</text:p>
          </table:table-cell>
        </table:table-row>
      </table:table>
      <table:table table:name="Plot" table:style-name="ta1">
        <table:shapes>
          <draw:frame draw:z-index="0" draw:style-name="gr1" draw:text-style-name="P1" svg:width="26.53cm" svg:height="17.454cm" svg:x="0cm" svg:y="0cm">
            <draw:object draw:notify-on-update-of-ranges="Sheet1.F2:Sheet1.F2 Sheet1.E2:Sheet1.E162 Sheet1.G1:Sheet1.G1 Sheet1.G2:Sheet1.G162 Sheet1.E2:Sheet1.E162 Sheet1.F1:Sheet1.F1 Sheet1.F2:Sheet1.F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7:29:17.805405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edro Peña</meta:initial-creator>
    <meta:creation-date>2013-10-05T21:43:00</meta:creation-date>
    <dc:date>2020-09-12T17:29:28.403189911</dc:date>
    <meta:editing-duration>PT25M10S</meta:editing-duration>
    <meta:editing-cycles>7</meta:editing-cycles>
    <meta:generator>LibreOffice/7.0.1.2$Linux_X86_64 LibreOffice_project/00$Build-2</meta:generator>
    <meta:document-statistic meta:table-count="3" meta:cell-count="11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31cm" svg:height="17.455cm" xlink:href=".." xlink:type="simple" chart:class="chart:scatter" chart:column-mapping="1 0" chart:style-name="ch1">
        <chart:title svg:x="12.52cm" svg:y="0.485cm" chart:style-name="ch2">
          <text:p>sin.dat</text:p>
        </chart:title>
        <chart:legend chart:legend-position="end" svg:x="24.023cm" svg:y="8.179cm" style:legend-expansion="high" chart:style-name="ch3"/>
        <chart:plot-area chart:style-name="ch4" table:cell-range-address="Sheet1.F1:Sheet1.G162 Sheet1.E2:Sheet1.E162" chart:data-source-has-labels="both" svg:x="1.541cm" svg:y="1.613cm" svg:width="21.952cm" svg:height="14.512cm">
          <chart:coordinate-region svg:x="1.687cm" svg:y="1.812cm" svg:width="21.712cm" svg:height="13.666cm"/>
          <chart:axis chart:dimension="x" chart:name="primary-x" chart:style-name="ch5" chartooo:axis-type="auto">
            <chart:title svg:x="12.354cm" svg:y="16.474cm" chart:style-name="ch6">
              <text:p>X</text:p>
            </chart:title>
            <chart:categories table:cell-range-address="Sheet1.F2:Sheet1.F2"/>
            <chart:grid chart:style-name="ch7" chart:class="major"/>
          </chart:axis>
          <chart:axis chart:dimension="y" chart:name="primary-y" chart:style-name="ch8">
            <chart:title svg:x="0.451cm" svg:y="9.032cm" chart:style-name="ch9">
              <text:p>Y</text:p>
            </chart:title>
            <chart:grid chart:style-name="ch7" chart:class="major"/>
          </chart:axis>
          <chart:series chart:style-name="ch10" chart:values-cell-range-address="Sheet1.G2:Sheet1.G162" chart:label-cell-address="Sheet1.G1:Sheet1.G1" chart:class="chart:scatter">
            <chart:domain table:cell-range-address="Sheet1.E2:Sheet1.E162"/>
            <chart:data-point chart:repeated="161"/>
          </chart:series>
          <chart:series chart:style-name="ch11" chart:values-cell-range-address="Sheet1.F2:Sheet1.F162" chart:label-cell-address="Sheet1.F1:Sheet1.F1" chart:class="chart:scatter">
            <chart:data-point chart:repeated="1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FINAL*</text:p>
                <draw:g>
                  <svg:desc>Sheet1.G1:Sheet1.G1</svg:desc>
                </draw:g>
              </table:table-cell>
              <table:table-cell office:value-type="string">
                <text:p>SIN(X)*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261113400415723">
                <text:p>0.261113400415723</text:p>
                <draw:g>
                  <svg:desc>Sheet1.F2:Sheet1.F2</svg:desc>
                </draw:g>
              </table:table-cell>
              <table:table-cell office:value-type="float" office:value="-1">
                <text:p>-1</text:p>
                <draw:g>
                  <svg:desc>Sheet1.E2:Sheet1.E162</svg:desc>
                </draw:g>
              </table:table-cell>
              <table:table-cell office:value-type="float" office:value="0.26192812081581">
                <text:p>0.26192812081581</text:p>
                <draw:g>
                  <svg:desc>Sheet1.G2:Sheet1.G162</svg:desc>
                </draw:g>
              </table:table-cell>
              <table:table-cell office:value-type="float" office:value="0.261113400415723">
                <text:p>0.261113400415723</text:p>
                <draw:g>
                  <svg:desc>Sheet1.F2:Sheet1.F162</svg:desc>
                </draw:g>
              </table:table-cell>
            </table:table-row>
            <table:table-row>
              <table:table-cell office:value-type="string"/>
              <table:table-cell office:value-type="float" office:value="-0.9875">
                <text:p>-0.9875</text:p>
              </table:table-cell>
              <table:table-cell office:value-type="float" office:value="0.480840284385329">
                <text:p>0.480840284385329</text:p>
              </table:table-cell>
              <table:table-cell office:value-type="float" office:value="0.258798172636386">
                <text:p>0.258798172636386</text:p>
              </table:table-cell>
            </table:table-row>
            <table:table-row>
              <table:table-cell office:value-type="string"/>
              <table:table-cell office:value-type="float" office:value="-0.975">
                <text:p>-0.975</text:p>
              </table:table-cell>
              <table:table-cell office:value-type="float" office:value="0.269634140054697">
                <text:p>0.269634140054697</text:p>
              </table:table-cell>
              <table:table-cell office:value-type="float" office:value="0.258894326587842">
                <text:p>0.258894326587842</text:p>
              </table:table-cell>
            </table:table-row>
            <table:table-row>
              <table:table-cell office:value-type="string"/>
              <table:table-cell office:value-type="float" office:value="-0.9625">
                <text:p>-0.9625</text:p>
              </table:table-cell>
              <table:table-cell office:value-type="float" office:value="0.328092271458327">
                <text:p>0.328092271458327</text:p>
              </table:table-cell>
              <table:table-cell office:value-type="float" office:value="0.261400901531591">
                <text:p>0.261400901531591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272765833584537">
                <text:p>0.272765833584537</text:p>
              </table:table-cell>
              <table:table-cell office:value-type="float" office:value="0.26629285259936">
                <text:p>0.26629285259936</text:p>
              </table:table-cell>
            </table:table-row>
            <table:table-row>
              <table:table-cell office:value-type="string"/>
              <table:table-cell office:value-type="float" office:value="-0.9375">
                <text:p>-0.9375</text:p>
              </table:table-cell>
              <table:table-cell office:value-type="float" office:value="0.21029612765216">
                <text:p>0.21029612765216</text:p>
              </table:table-cell>
              <table:table-cell office:value-type="float" office:value="0.273521301033142">
                <text:p>0.273521301033142</text:p>
              </table:table-cell>
            </table:table-row>
            <table:table-row>
              <table:table-cell office:value-type="string"/>
              <table:table-cell office:value-type="float" office:value="-0.925">
                <text:p>-0.925</text:p>
              </table:table-cell>
              <table:table-cell office:value-type="float" office:value="0.049276881228928">
                <text:p>0.049276881228928</text:p>
              </table:table-cell>
              <table:table-cell office:value-type="float" office:value="0.283014022565595">
                <text:p>0.283014022565595</text:p>
              </table:table-cell>
            </table:table-row>
            <table:table-row>
              <table:table-cell office:value-type="string"/>
              <table:table-cell office:value-type="float" office:value="-0.9125">
                <text:p>-0.9125</text:p>
              </table:table-cell>
              <table:table-cell office:value-type="float" office:value="0.398779462862495">
                <text:p>0.398779462862495</text:p>
              </table:table-cell>
              <table:table-cell office:value-type="float" office:value="0.294676169061043">
                <text:p>0.294676169061043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314976486202842">
                <text:p>0.314976486202842</text:p>
              </table:table-cell>
              <table:table-cell office:value-type="float" office:value="0.308391216206698">
                <text:p>0.308391216206698</text:p>
              </table:table-cell>
            </table:table-row>
            <table:table-row>
              <table:table-cell office:value-type="string"/>
              <table:table-cell office:value-type="float" office:value="-0.8875">
                <text:p>-0.8875</text:p>
              </table:table-cell>
              <table:table-cell office:value-type="float" office:value="0.239952030202873">
                <text:p>0.239952030202873</text:p>
              </table:table-cell>
              <table:table-cell office:value-type="float" office:value="0.32402212778507">
                <text:p>0.32402212778507</text:p>
              </table:table-cell>
            </table:table-row>
            <table:table-row>
              <table:table-cell office:value-type="string"/>
              <table:table-cell office:value-type="float" office:value="-0.875">
                <text:p>-0.875</text:p>
              </table:table-cell>
              <table:table-cell office:value-type="float" office:value="0.817899290856704">
                <text:p>0.817899290856704</text:p>
              </table:table-cell>
              <table:table-cell office:value-type="float" office:value="0.341412724894562">
                <text:p>0.341412724894562</text:p>
              </table:table-cell>
            </table:table-row>
            <table:table-row>
              <table:table-cell office:value-type="string"/>
              <table:table-cell office:value-type="float" office:value="-0.8625">
                <text:p>-0.8625</text:p>
              </table:table-cell>
              <table:table-cell office:value-type="float" office:value="0.343992667734642">
                <text:p>0.343992667734642</text:p>
              </table:table-cell>
              <table:table-cell office:value-type="float" office:value="0.360389246437423">
                <text:p>0.3603892464374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55683245872724">
                <text:p>0.555683245872724</text:p>
              </table:table-cell>
              <table:table-cell office:value-type="float" office:value="0.3807620852832">
                <text:p>0.3807620852832</text:p>
              </table:table-cell>
            </table:table-row>
            <table:table-row>
              <table:table-cell office:value-type="string"/>
              <table:table-cell office:value-type="float" office:value="-0.8375">
                <text:p>-0.8375</text:p>
              </table:table-cell>
              <table:table-cell office:value-type="float" office:value="0.495487425434783">
                <text:p>0.495487425434783</text:p>
              </table:table-cell>
              <table:table-cell office:value-type="float" office:value="0.402327682760511">
                <text:p>0.402327682760511</text:p>
              </table:table-cell>
            </table:table-row>
            <table:table-row>
              <table:table-cell office:value-type="string"/>
              <table:table-cell office:value-type="float" office:value="-0.825">
                <text:p>-0.825</text:p>
              </table:table-cell>
              <table:table-cell office:value-type="float" office:value="0.0723044632708412">
                <text:p>0.0723044632708412</text:p>
              </table:table-cell>
              <table:table-cell office:value-type="float" office:value="0.424870562548003">
                <text:p>0.424870562548003</text:p>
              </table:table-cell>
            </table:table-row>
            <table:table-row>
              <table:table-cell office:value-type="string"/>
              <table:table-cell office:value-type="float" office:value="-0.8125">
                <text:p>-0.8125</text:p>
              </table:table-cell>
              <table:table-cell office:value-type="float" office:value="0.698528161009194">
                <text:p>0.698528161009194</text:p>
              </table:table-cell>
              <table:table-cell office:value-type="float" office:value="0.448165483642524">
                <text:p>0.448165483642524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582019848927523">
                <text:p>0.582019848927523</text:p>
              </table:table-cell>
              <table:table-cell office:value-type="float" office:value="0.471979690892774">
                <text:p>0.471979690892774</text:p>
              </table:table-cell>
            </table:table-row>
            <table:table-row>
              <table:table-cell office:value-type="string"/>
              <table:table-cell office:value-type="float" office:value="-0.787500000000001">
                <text:p>-0.787500000000001</text:p>
              </table:table-cell>
              <table:table-cell office:value-type="float" office:value="0.479847788654209">
                <text:p>0.479847788654209</text:p>
              </table:table-cell>
              <table:table-cell office:value-type="float" office:value="0.496075240611839">
                <text:p>0.496075240611839</text:p>
              </table:table-cell>
            </table:table-row>
            <table:table-row>
              <table:table-cell office:value-type="string"/>
              <table:table-cell office:value-type="float" office:value="-0.775">
                <text:p>-0.775</text:p>
              </table:table-cell>
              <table:table-cell office:value-type="float" office:value="0.429508551151309">
                <text:p>0.429508551151309</text:p>
              </table:table-cell>
              <table:table-cell office:value-type="float" office:value="0.520211378031856">
                <text:p>0.520211378031856</text:p>
              </table:table-cell>
            </table:table-row>
            <table:table-row>
              <table:table-cell office:value-type="string"/>
              <table:table-cell office:value-type="float" office:value="-0.7625">
                <text:p>-0.7625</text:p>
              </table:table-cell>
              <table:table-cell office:value-type="float" office:value="0.533383892896596">
                <text:p>0.533383892896596</text:p>
              </table:table-cell>
              <table:table-cell office:value-type="float" office:value="0.544146942846071">
                <text:p>0.544146942846071</text:p>
              </table:table-cell>
            </table:table-row>
            <table:table-row>
              <table:table-cell office:value-type="string"/>
              <table:table-cell office:value-type="float" office:value="-0.750000000000001">
                <text:p>-0.750000000000001</text:p>
              </table:table-cell>
              <table:table-cell office:value-type="float" office:value="0.804969274945847">
                <text:p>0.804969274945847</text:p>
              </table:table-cell>
              <table:table-cell office:value-type="float" office:value="0.567642778802906">
                <text:p>0.567642778802906</text:p>
              </table:table-cell>
            </table:table-row>
            <table:table-row>
              <table:table-cell office:value-type="string"/>
              <table:table-cell office:value-type="float" office:value="-0.737500000000001">
                <text:p>-0.737500000000001</text:p>
              </table:table-cell>
              <table:table-cell office:value-type="float" office:value="0.505511007650608">
                <text:p>0.505511007650608</text:p>
              </table:table-cell>
              <table:table-cell office:value-type="float" office:value="0.590464123276171">
                <text:p>0.590464123276171</text:p>
              </table:table-cell>
            </table:table-row>
            <table:table-row>
              <table:table-cell office:value-type="string"/>
              <table:table-cell office:value-type="float" office:value="-0.725000000000001">
                <text:p>-0.725000000000001</text:p>
              </table:table-cell>
              <table:table-cell office:value-type="float" office:value="0.452230421303612">
                <text:p>0.452230421303612</text:p>
              </table:table-cell>
              <table:table-cell office:value-type="float" office:value="0.612382952935622">
                <text:p>0.612382952935622</text:p>
              </table:table-cell>
            </table:table-row>
            <table:table-row>
              <table:table-cell office:value-type="string"/>
              <table:table-cell office:value-type="float" office:value="-0.712500000000001">
                <text:p>-0.712500000000001</text:p>
              </table:table-cell>
              <table:table-cell office:value-type="float" office:value="0.850088972650609">
                <text:p>0.850088972650609</text:p>
              </table:table-cell>
              <table:table-cell office:value-type="float" office:value="0.633180262080704">
                <text:p>0.633180262080704</text:p>
              </table:table-cell>
            </table:table-row>
            <table:table-row>
              <table:table-cell office:value-type="string"/>
              <table:table-cell office:value-type="float" office:value="-0.700000000000001">
                <text:p>-0.700000000000001</text:p>
              </table:table-cell>
              <table:table-cell office:value-type="float" office:value="0.775462044490819">
                <text:p>0.775462044490819</text:p>
              </table:table-cell>
              <table:table-cell office:value-type="float" office:value="0.652648250873116">
                <text:p>0.652648250873116</text:p>
              </table:table-cell>
            </table:table-row>
            <table:table-row>
              <table:table-cell office:value-type="string"/>
              <table:table-cell office:value-type="float" office:value="-0.687500000000001">
                <text:p>-0.687500000000001</text:p>
              </table:table-cell>
              <table:table-cell office:value-type="float" office:value="0.433555134038447">
                <text:p>0.433555134038447</text:p>
              </table:table-cell>
              <table:table-cell office:value-type="float" office:value="0.670592401604106">
                <text:p>0.670592401604106</text:p>
              </table:table-cell>
            </table:table-row>
            <table:table-row>
              <table:table-cell office:value-type="string"/>
              <table:table-cell office:value-type="float" office:value="-0.675000000000001">
                <text:p>-0.675000000000001</text:p>
              </table:table-cell>
              <table:table-cell office:value-type="float" office:value="0.497515888821636">
                <text:p>0.497515888821636</text:p>
              </table:table-cell>
              <table:table-cell office:value-type="float" office:value="0.686833422251116">
                <text:p>0.686833422251116</text:p>
              </table:table-cell>
            </table:table-row>
            <table:table-row>
              <table:table-cell office:value-type="string"/>
              <table:table-cell office:value-type="float" office:value="-0.662500000000001">
                <text:p>-0.662500000000001</text:p>
              </table:table-cell>
              <table:table-cell office:value-type="float" office:value="0.759690074906488">
                <text:p>0.759690074906488</text:p>
              </table:table-cell>
              <table:table-cell office:value-type="float" office:value="0.701209037904411">
                <text:p>0.701209037904411</text:p>
              </table:table-cell>
            </table:table-row>
            <table:table-row>
              <table:table-cell office:value-type="string"/>
              <table:table-cell office:value-type="float" office:value="-0.650000000000001">
                <text:p>-0.650000000000001</text:p>
              </table:table-cell>
              <table:table-cell office:value-type="float" office:value="0.942489836063604">
                <text:p>0.942489836063604</text:p>
              </table:table-cell>
              <table:table-cell office:value-type="float" office:value="0.713575612164328">
                <text:p>0.713575612164328</text:p>
              </table:table-cell>
            </table:table-row>
            <table:table-row>
              <table:table-cell office:value-type="string"/>
              <table:table-cell office:value-type="float" office:value="-0.637500000000001">
                <text:p>-0.637500000000001</text:p>
              </table:table-cell>
              <table:table-cell office:value-type="float" office:value="0.862221864859481">
                <text:p>0.862221864859481</text:p>
              </table:table-cell>
              <table:table-cell office:value-type="float" office:value="0.723809582308709">
                <text:p>0.723809582308709</text:p>
              </table:table-cell>
            </table:table-row>
            <table:table-row>
              <table:table-cell office:value-type="string"/>
              <table:table-cell office:value-type="float" office:value="-0.625000000000001">
                <text:p>-0.625000000000001</text:p>
              </table:table-cell>
              <table:table-cell office:value-type="float" office:value="0.664351860232828">
                <text:p>0.664351860232828</text:p>
              </table:table-cell>
              <table:table-cell office:value-type="float" office:value="0.731808693890772">
                <text:p>0.731808693890772</text:p>
              </table:table-cell>
            </table:table-row>
            <table:table-row>
              <table:table-cell office:value-type="string"/>
              <table:table-cell office:value-type="float" office:value="-0.612500000000001">
                <text:p>-0.612500000000001</text:p>
              </table:table-cell>
              <table:table-cell office:value-type="float" office:value="0.727791017103693">
                <text:p>0.727791017103693</text:p>
              </table:table-cell>
              <table:table-cell office:value-type="float" office:value="0.737493022431744">
                <text:p>0.737493022431744</text:p>
              </table:table-cell>
            </table:table-row>
            <table:table-row>
              <table:table-cell office:value-type="string"/>
              <table:table-cell office:value-type="float" office:value="-0.600000000000001">
                <text:p>-0.600000000000001</text:p>
              </table:table-cell>
              <table:table-cell office:value-type="float" office:value="0.465552153290874">
                <text:p>0.465552153290874</text:p>
              </table:table-cell>
              <table:table-cell office:value-type="float" office:value="0.740805771999832">
                <text:p>0.740805771999832</text:p>
              </table:table-cell>
            </table:table-row>
            <table:table-row>
              <table:table-cell office:value-type="string"/>
              <table:table-cell office:value-type="float" office:value="-0.587500000000001">
                <text:p>-0.587500000000001</text:p>
              </table:table-cell>
              <table:table-cell office:value-type="float" office:value="0.871104026132001">
                <text:p>0.871104026132001</text:p>
              </table:table-cell>
              <table:table-cell office:value-type="float" office:value="0.741713842696401">
                <text:p>0.741713842696401</text:p>
              </table:table-cell>
            </table:table-row>
            <table:table-row>
              <table:table-cell office:value-type="string"/>
              <table:table-cell office:value-type="float" office:value="-0.575000000000001">
                <text:p>-0.575000000000001</text:p>
              </table:table-cell>
              <table:table-cell office:value-type="float" office:value="0.617423494155105">
                <text:p>0.617423494155105</text:p>
              </table:table-cell>
              <table:table-cell office:value-type="float" office:value="0.74020816137922">
                <text:p>0.74020816137922</text:p>
              </table:table-cell>
            </table:table-row>
            <table:table-row>
              <table:table-cell office:value-type="string"/>
              <table:table-cell office:value-type="float" office:value="-0.562500000000001">
                <text:p>-0.562500000000001</text:p>
              </table:table-cell>
              <table:table-cell office:value-type="float" office:value="0.486974247084895">
                <text:p>0.486974247084895</text:p>
              </table:table-cell>
              <table:table-cell office:value-type="float" office:value="0.736303772318298">
                <text:p>0.736303772318298</text:p>
              </table:table-cell>
            </table:table-row>
            <table:table-row>
              <table:table-cell office:value-type="string"/>
              <table:table-cell office:value-type="float" office:value="-0.550000000000001">
                <text:p>-0.550000000000001</text:p>
              </table:table-cell>
              <table:table-cell office:value-type="float" office:value="0.854042515493634">
                <text:p>0.854042515493634</text:p>
              </table:table-cell>
              <table:table-cell office:value-type="float" office:value="0.730039686878512">
                <text:p>0.730039686878512</text:p>
              </table:table-cell>
            </table:table-row>
            <table:table-row>
              <table:table-cell office:value-type="string"/>
              <table:table-cell office:value-type="float" office:value="-0.537500000000001">
                <text:p>-0.537500000000001</text:p>
              </table:table-cell>
              <table:table-cell office:value-type="float" office:value="0.777381444162927">
                <text:p>0.777381444162927</text:p>
              </table:table-cell>
              <table:table-cell office:value-type="float" office:value="0.721478493730945">
                <text:p>0.721478493730945</text:p>
              </table:table-cell>
            </table:table-row>
            <table:table-row>
              <table:table-cell office:value-type="string"/>
              <table:table-cell office:value-type="float" office:value="-0.525000000000001">
                <text:p>-0.525000000000001</text:p>
              </table:table-cell>
              <table:table-cell office:value-type="float" office:value="0.890186499504931">
                <text:p>0.890186499504931</text:p>
              </table:table-cell>
              <table:table-cell office:value-type="float" office:value="0.710705733487573">
                <text:p>0.710705733487573</text:p>
              </table:table-cell>
            </table:table-row>
            <table:table-row>
              <table:table-cell office:value-type="string"/>
              <table:table-cell office:value-type="float" office:value="-0.512500000000001">
                <text:p>-0.512500000000001</text:p>
              </table:table-cell>
              <table:table-cell office:value-type="float" office:value="0.485513147543013">
                <text:p>0.485513147543013</text:p>
              </table:table-cell>
              <table:table-cell office:value-type="float" office:value="0.697829044007748">
                <text:p>0.697829044007748</text:p>
              </table:table-cell>
            </table:table-row>
            <table:table-row>
              <table:table-cell office:value-type="string"/>
              <table:table-cell office:value-type="float" office:value="-0.500000000000001">
                <text:p>-0.500000000000001</text:p>
              </table:table-cell>
              <table:table-cell office:value-type="float" office:value="0.672017917424376">
                <text:p>0.672017917424376</text:p>
              </table:table-cell>
              <table:table-cell office:value-type="float" office:value="0.682977084916284">
                <text:p>0.682977084916284</text:p>
              </table:table-cell>
            </table:table-row>
            <table:table-row>
              <table:table-cell office:value-type="string"/>
              <table:table-cell office:value-type="float" office:value="-0.487500000000001">
                <text:p>-0.487500000000001</text:p>
              </table:table-cell>
              <table:table-cell office:value-type="float" office:value="0.597443008016275">
                <text:p>0.597443008016275</text:p>
              </table:table-cell>
              <table:table-cell office:value-type="float" office:value="0.666298252079017">
                <text:p>0.666298252079017</text:p>
              </table:table-cell>
            </table:table-row>
            <table:table-row>
              <table:table-cell office:value-type="string"/>
              <table:table-cell office:value-type="float" office:value="-0.475000000000001">
                <text:p>-0.475000000000001</text:p>
              </table:table-cell>
              <table:table-cell office:value-type="float" office:value="0.572325489882045">
                <text:p>0.572325489882045</text:p>
              </table:table-cell>
              <table:table-cell office:value-type="float" office:value="0.647959194880369">
                <text:p>0.647959194880369</text:p>
              </table:table-cell>
            </table:table-row>
            <table:table-row>
              <table:table-cell office:value-type="string"/>
              <table:table-cell office:value-type="float" office:value="-0.462500000000001">
                <text:p>-0.462500000000001</text:p>
              </table:table-cell>
              <table:table-cell office:value-type="float" office:value="0.798189183400759">
                <text:p>0.798189183400759</text:p>
              </table:table-cell>
              <table:table-cell office:value-type="float" office:value="0.628143151117782">
                <text:p>0.628143151117782</text:p>
              </table:table-cell>
            </table:table-row>
            <table:table-row>
              <table:table-cell office:value-type="string"/>
              <table:table-cell office:value-type="float" office:value="-0.450000000000001">
                <text:p>-0.450000000000001</text:p>
              </table:table-cell>
              <table:table-cell office:value-type="float" office:value="0.691817618019012">
                <text:p>0.691817618019012</text:p>
              </table:table-cell>
              <table:table-cell office:value-type="float" office:value="0.607048116150219">
                <text:p>0.607048116150219</text:p>
              </table:table-cell>
            </table:table-row>
            <table:table-row>
              <table:table-cell office:value-type="string"/>
              <table:table-cell office:value-type="float" office:value="-0.437500000000001">
                <text:p>-0.437500000000001</text:p>
              </table:table-cell>
              <table:table-cell office:value-type="float" office:value="0.373473771087776">
                <text:p>0.373473771087776</text:p>
              </table:table-cell>
              <table:table-cell office:value-type="float" office:value="0.584884864593984">
                <text:p>0.584884864593984</text:p>
              </table:table-cell>
            </table:table-row>
            <table:table-row>
              <table:table-cell office:value-type="string"/>
              <table:table-cell office:value-type="float" office:value="-0.425000000000001">
                <text:p>-0.425000000000001</text:p>
              </table:table-cell>
              <table:table-cell office:value-type="float" office:value="0.692625715629839">
                <text:p>0.692625715629839</text:p>
              </table:table-cell>
              <table:table-cell office:value-type="float" office:value="0.56187484433243">
                <text:p>0.56187484433243</text:p>
              </table:table-cell>
            </table:table-row>
            <table:table-row>
              <table:table-cell office:value-type="string"/>
              <table:table-cell office:value-type="float" office:value="-0.412500000000001">
                <text:p>-0.412500000000001</text:p>
              </table:table-cell>
              <table:table-cell office:value-type="float" office:value="0.556775016348759">
                <text:p>0.556775016348759</text:p>
              </table:table-cell>
              <table:table-cell office:value-type="float" office:value="0.53824796388191">
                <text:p>0.53824796388191</text:p>
              </table:table-cell>
            </table:table-row>
            <table:table-row>
              <table:table-cell office:value-type="string"/>
              <table:table-cell office:value-type="float" office:value="-0.400000000000001">
                <text:p>-0.400000000000001</text:p>
              </table:table-cell>
              <table:table-cell office:value-type="float" office:value="0.55893751579014">
                <text:p>0.55893751579014</text:p>
              </table:table-cell>
              <table:table-cell office:value-type="float" office:value="0.514240295221876">
                <text:p>0.514240295221876</text:p>
              </table:table-cell>
            </table:table-row>
            <table:table-row>
              <table:table-cell office:value-type="string"/>
              <table:table-cell office:value-type="float" office:value="-0.387500000000001">
                <text:p>-0.387500000000001</text:p>
              </table:table-cell>
              <table:table-cell office:value-type="float" office:value="0.605679931959302">
                <text:p>0.605679931959302</text:p>
              </table:table-cell>
              <table:table-cell office:value-type="float" office:value="0.490091715041699">
                <text:p>0.490091715041699</text:p>
              </table:table-cell>
            </table:table-row>
            <table:table-row>
              <table:table-cell office:value-type="string"/>
              <table:table-cell office:value-type="float" office:value="-0.375000000000001">
                <text:p>-0.375000000000001</text:p>
              </table:table-cell>
              <table:table-cell office:value-type="float" office:value="0.150901580307848">
                <text:p>0.150901580307848</text:p>
              </table:table-cell>
              <table:table-cell office:value-type="float" office:value="0.466043507972081">
                <text:p>0.466043507972081</text:p>
              </table:table-cell>
            </table:table-row>
            <table:table-row>
              <table:table-cell office:value-type="string"/>
              <table:table-cell office:value-type="float" office:value="-0.362500000000001">
                <text:p>-0.362500000000001</text:p>
              </table:table-cell>
              <table:table-cell office:value-type="float" office:value="0.721765878156212">
                <text:p>0.721765878156212</text:p>
              </table:table-cell>
              <table:table-cell office:value-type="float" office:value="0.442335955748781">
                <text:p>0.442335955748781</text:p>
              </table:table-cell>
            </table:table-row>
            <table:table-row>
              <table:table-cell office:value-type="string"/>
              <table:table-cell office:value-type="float" office:value="-0.350000000000001">
                <text:p>-0.350000000000001</text:p>
              </table:table-cell>
              <table:table-cell office:value-type="float" office:value="0.583431479089414">
                <text:p>0.583431479089414</text:p>
              </table:table-cell>
              <table:table-cell office:value-type="float" office:value="0.419205936396938">
                <text:p>0.419205936396938</text:p>
              </table:table-cell>
            </table:table-row>
            <table:table-row>
              <table:table-cell office:value-type="string"/>
              <table:table-cell office:value-type="float" office:value="-0.337500000000001">
                <text:p>-0.337500000000001</text:p>
              </table:table-cell>
              <table:table-cell office:value-type="float" office:value="0.491470325373096">
                <text:p>0.491470325373096</text:p>
              </table:table-cell>
              <table:table-cell office:value-type="float" office:value="0.396884557424149">
                <text:p>0.396884557424149</text:p>
              </table:table-cell>
            </table:table-row>
            <table:table-row>
              <table:table-cell office:value-type="string"/>
              <table:table-cell office:value-type="float" office:value="-0.325000000000001">
                <text:p>-0.325000000000001</text:p>
              </table:table-cell>
              <table:table-cell office:value-type="float" office:value="0.509490526083492">
                <text:p>0.509490526083492</text:p>
              </table:table-cell>
              <table:table-cell office:value-type="float" office:value="0.375594846670643">
                <text:p>0.375594846670643</text:p>
              </table:table-cell>
            </table:table-row>
            <table:table-row>
              <table:table-cell office:value-type="string"/>
              <table:table-cell office:value-type="float" office:value="-0.312500000000001">
                <text:p>-0.312500000000001</text:p>
              </table:table-cell>
              <table:table-cell office:value-type="float" office:value="0.227255568227951">
                <text:p>0.227255568227951</text:p>
              </table:table-cell>
              <table:table-cell office:value-type="float" office:value="0.355549523888827">
                <text:p>0.355549523888827</text:p>
              </table:table-cell>
            </table:table-row>
            <table:table-row>
              <table:table-cell office:value-type="string"/>
              <table:table-cell office:value-type="float" office:value="-0.300000000000001">
                <text:p>-0.300000000000001</text:p>
              </table:table-cell>
              <table:table-cell office:value-type="float" office:value="0.33087472975932">
                <text:p>0.33087472975932</text:p>
              </table:table-cell>
              <table:table-cell office:value-type="float" office:value="0.336948875317833">
                <text:p>0.336948875317833</text:p>
              </table:table-cell>
            </table:table-row>
            <table:table-row>
              <table:table-cell office:value-type="string"/>
              <table:table-cell office:value-type="float" office:value="-0.287500000000001">
                <text:p>-0.287500000000001</text:p>
              </table:table-cell>
              <table:table-cell office:value-type="float" office:value="0.349955289831484">
                <text:p>0.349955289831484</text:p>
              </table:table-cell>
              <table:table-cell office:value-type="float" office:value="0.319978752489625">
                <text:p>0.319978752489625</text:p>
              </table:table-cell>
            </table:table-row>
            <table:table-row>
              <table:table-cell office:value-type="string"/>
              <table:table-cell office:value-type="float" office:value="-0.275000000000001">
                <text:p>-0.275000000000001</text:p>
              </table:table-cell>
              <table:table-cell office:value-type="float" office:value="0.177650511448091">
                <text:p>0.177650511448091</text:p>
              </table:table-cell>
              <table:table-cell office:value-type="float" office:value="0.304808715261928">
                <text:p>0.304808715261928</text:p>
              </table:table-cell>
            </table:table-row>
            <table:table-row>
              <table:table-cell office:value-type="string"/>
              <table:table-cell office:value-type="float" office:value="-0.2625">
                <text:p>-0.2625</text:p>
              </table:table-cell>
              <table:table-cell office:value-type="float" office:value="0.433589754257983">
                <text:p>0.433589754257983</text:p>
              </table:table-cell>
              <table:table-cell office:value-type="float" office:value="0.291590337632171">
                <text:p>0.291590337632171</text:p>
              </table:table-cell>
            </table:table-row>
            <table:table-row>
              <table:table-cell office:value-type="string"/>
              <table:table-cell office:value-type="float" office:value="-0.250000000000001">
                <text:p>-0.250000000000001</text:p>
              </table:table-cell>
              <table:table-cell office:value-type="float" office:value="0">
                <text:p>0</text:p>
              </table:table-cell>
              <table:table-cell office:value-type="float" office:value="0.280455693260217">
                <text:p>0.280455693260217</text:p>
              </table:table-cell>
            </table:table-row>
            <table:table-row>
              <table:table-cell office:value-type="string"/>
              <table:table-cell office:value-type="float" office:value="-0.237500000000001">
                <text:p>-0.237500000000001</text:p>
              </table:table-cell>
              <table:table-cell office:value-type="float" office:value="0.285524146955607">
                <text:p>0.285524146955607</text:p>
              </table:table-cell>
              <table:table-cell office:value-type="float" office:value="0.271516035832007">
                <text:p>0.271516035832007</text:p>
              </table:table-cell>
            </table:table-row>
            <table:table-row>
              <table:table-cell office:value-type="string"/>
              <table:table-cell office:value-type="float" office:value="-0.225000000000001">
                <text:p>-0.225000000000001</text:p>
              </table:table-cell>
              <table:table-cell office:value-type="float" office:value="0.13834572398738">
                <text:p>0.13834572398738</text:p>
              </table:table-cell>
              <table:table-cell office:value-type="float" office:value="0.264860687449505">
                <text:p>0.264860687449505</text:p>
              </table:table-cell>
            </table:table-row>
            <table:table-row>
              <table:table-cell office:value-type="string"/>
              <table:table-cell office:value-type="float" office:value="-0.2125">
                <text:p>-0.2125</text:p>
              </table:table-cell>
              <table:table-cell office:value-type="float" office:value="0.16530654970782">
                <text:p>0.16530654970782</text:p>
              </table:table-cell>
              <table:table-cell office:value-type="float" office:value="0.260556146153783">
                <text:p>0.260556146153783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  <table:table-cell office:value-type="float" office:value="0.018044867187527">
                <text:p>0.018044867187527</text:p>
              </table:table-cell>
              <table:table-cell office:value-type="float" office:value="0.258645421498576">
                <text:p>0.258645421498576</text:p>
              </table:table-cell>
            </table:table-row>
            <table:table-row>
              <table:table-cell office:value-type="string"/>
              <table:table-cell office:value-type="float" office:value="-0.1875">
                <text:p>-0.1875</text:p>
              </table:table-cell>
              <table:table-cell office:value-type="float" office:value="0.70682189821049">
                <text:p>0.70682189821049</text:p>
              </table:table-cell>
              <table:table-cell office:value-type="float" office:value="0.259147604813038">
                <text:p>0.259147604813038</text:p>
              </table:table-cell>
            </table:table-row>
            <table:table-row>
              <table:table-cell office:value-type="string"/>
              <table:table-cell office:value-type="float" office:value="-0.175">
                <text:p>-0.175</text:p>
              </table:table-cell>
              <table:table-cell office:value-type="float" office:value="0.194030293884148">
                <text:p>0.194030293884148</text:p>
              </table:table-cell>
              <table:table-cell office:value-type="float" office:value="0.262057678447489">
                <text:p>0.262057678447489</text:p>
              </table:table-cell>
            </table:table-row>
            <table:table-row>
              <table:table-cell office:value-type="string"/>
              <table:table-cell office:value-type="float" office:value="-0.1625">
                <text:p>-0.1625</text:p>
              </table:table-cell>
              <table:table-cell office:value-type="float" office:value="0.189847636434417">
                <text:p>0.189847636434417</text:p>
              </table:table-cell>
              <table:table-cell office:value-type="float" office:value="0.267346565908118">
                <text:p>0.267346565908118</text:p>
              </table:table-cell>
            </table:table-row>
            <table:table-row>
              <table:table-cell office:value-type="string"/>
              <table:table-cell office:value-type="float" office:value="-0.15">
                <text:p>-0.15</text:p>
              </table:table-cell>
              <table:table-cell office:value-type="float" office:value="0.14570722604796">
                <text:p>0.14570722604796</text:p>
              </table:table-cell>
              <table:table-cell office:value-type="float" office:value="0.274961422379691">
                <text:p>0.274961422379691</text:p>
              </table:table-cell>
            </table:table-row>
            <table:table-row>
              <table:table-cell office:value-type="string"/>
              <table:table-cell office:value-type="float" office:value="-0.1375">
                <text:p>-0.1375</text:p>
              </table:table-cell>
              <table:table-cell office:value-type="float" office:value="0.413364192418532">
                <text:p>0.413364192418532</text:p>
              </table:table-cell>
              <table:table-cell office:value-type="float" office:value="0.284826162733481">
                <text:p>0.284826162733481</text:p>
              </table:table-cell>
            </table:table-row>
            <table:table-row>
              <table:table-cell office:value-type="string"/>
              <table:table-cell office:value-type="float" office:value="-0.125">
                <text:p>-0.125</text:p>
              </table:table-cell>
              <table:table-cell office:value-type="float" office:value="0.171698310590949">
                <text:p>0.171698310590949</text:p>
              </table:table-cell>
              <table:table-cell office:value-type="float" office:value="0.296842221744722">
                <text:p>0.296842221744722</text:p>
              </table:table-cell>
            </table:table-row>
            <table:table-row>
              <table:table-cell office:value-type="string"/>
              <table:table-cell office:value-type="float" office:value="-0.1125">
                <text:p>-0.1125</text:p>
              </table:table-cell>
              <table:table-cell office:value-type="float" office:value="0.316958333933297">
                <text:p>0.316958333933297</text:p>
              </table:table-cell>
              <table:table-cell office:value-type="float" office:value="0.310889538923756">
                <text:p>0.310889538923756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  <table:table-cell office:value-type="float" office:value="0.52276587442482">
                <text:p>0.52276587442482</text:p>
              </table:table-cell>
              <table:table-cell office:value-type="float" office:value="0.326827758120755">
                <text:p>0.326827758120755</text:p>
              </table:table-cell>
            </table:table-row>
            <table:table-row>
              <table:table-cell office:value-type="string"/>
              <table:table-cell office:value-type="float" office:value="-0.0875000000000003">
                <text:p>-0.0875000000000003</text:p>
              </table:table-cell>
              <table:table-cell office:value-type="float" office:value="0.533118116994228">
                <text:p>0.533118116994228</text:p>
              </table:table-cell>
              <table:table-cell office:value-type="float" office:value="0.344497629917977">
                <text:p>0.344497629917977</text:p>
              </table:table-cell>
            </table:table-row>
            <table:table-row>
              <table:table-cell office:value-type="string"/>
              <table:table-cell office:value-type="float" office:value="-0.0750000000000003">
                <text:p>-0.0750000000000003</text:p>
              </table:table-cell>
              <table:table-cell office:value-type="float" office:value="0.155377399995279">
                <text:p>0.155377399995279</text:p>
              </table:table-cell>
              <table:table-cell office:value-type="float" office:value="0.363722602797309">
                <text:p>0.363722602797309</text:p>
              </table:table-cell>
            </table:table-row>
            <table:table-row>
              <table:table-cell office:value-type="string"/>
              <table:table-cell office:value-type="float" office:value="-0.0625000000000002">
                <text:p>-0.0625000000000002</text:p>
              </table:table-cell>
              <table:table-cell office:value-type="float" office:value="0.409748864338532">
                <text:p>0.409748864338532</text:p>
              </table:table-cell>
              <table:table-cell office:value-type="float" office:value="0.384310587184669">
                <text:p>0.384310587184669</text:p>
              </table:table-cell>
            </table:table-row>
            <table:table-row>
              <table:table-cell office:value-type="string"/>
              <table:table-cell office:value-type="float" office:value="-0.0500000000000003">
                <text:p>-0.0500000000000003</text:p>
              </table:table-cell>
              <table:table-cell office:value-type="float" office:value="0.186583428269647">
                <text:p>0.186583428269647</text:p>
              </table:table-cell>
              <table:table-cell office:value-type="float" office:value="0.406055874745544">
                <text:p>0.406055874745544</text:p>
              </table:table-cell>
            </table:table-row>
            <table:table-row>
              <table:table-cell office:value-type="string"/>
              <table:table-cell office:value-type="float" office:value="-0.0375000000000001">
                <text:p>-0.0375000000000001</text:p>
              </table:table-cell>
              <table:table-cell office:value-type="float" office:value="0.552708495015507">
                <text:p>0.552708495015507</text:p>
              </table:table-cell>
              <table:table-cell office:value-type="float" office:value="0.428741193754661">
                <text:p>0.428741193754661</text:p>
              </table:table-cell>
            </table:table-row>
            <table:table-row>
              <table:table-cell office:value-type="string"/>
              <table:table-cell office:value-type="float" office:value="-0.0250000000000001">
                <text:p>-0.0250000000000001</text:p>
              </table:table-cell>
              <table:table-cell office:value-type="float" office:value="0.332350313678975">
                <text:p>0.332350313678975</text:p>
              </table:table-cell>
              <table:table-cell office:value-type="float" office:value="0.45213988000325">
                <text:p>0.45213988000325</text:p>
              </table:table-cell>
            </table:table-row>
            <table:table-row>
              <table:table-cell office:value-type="string"/>
              <table:table-cell office:value-type="float" office:value="-0.0125000000000002">
                <text:p>-0.0125000000000002</text:p>
              </table:table-cell>
              <table:table-cell office:value-type="float" office:value="0.386853998314761">
                <text:p>0.386853998314761</text:p>
              </table:table-cell>
              <table:table-cell office:value-type="float" office:value="0.476018141552893">
                <text:p>0.4760181415528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465394092806068">
                <text:p>0.465394092806068</text:p>
              </table:table-cell>
              <table:table-cell office:value-type="float" office:value="0.500137394707289">
                <text:p>0.500137394707289</text:p>
              </table:table-cell>
            </table:table-row>
            <table:table-row>
              <table:table-cell office:value-type="string"/>
              <table:table-cell office:value-type="float" office:value="0.0125">
                <text:p>0.0125</text:p>
              </table:table-cell>
              <table:table-cell office:value-type="float" office:value="0.512025154348795">
                <text:p>0.512025154348795</text:p>
              </table:table-cell>
              <table:table-cell office:value-type="float" office:value="0.524256647861686">
                <text:p>0.524256647861686</text:p>
              </table:table-cell>
            </table:table-row>
            <table:table-row>
              <table:table-cell office:value-type="string"/>
              <table:table-cell office:value-type="float" office:value="0.0249999999999999">
                <text:p>0.0249999999999999</text:p>
              </table:table-cell>
              <table:table-cell office:value-type="float" office:value="0.499380532787251">
                <text:p>0.499380532787251</text:p>
              </table:table-cell>
              <table:table-cell office:value-type="float" office:value="0.548134909411329">
                <text:p>0.548134909411329</text:p>
              </table:table-cell>
            </table:table-row>
            <table:table-row>
              <table:table-cell office:value-type="string"/>
              <table:table-cell office:value-type="float" office:value="0.0374999999999999">
                <text:p>0.0374999999999999</text:p>
              </table:table-cell>
              <table:table-cell office:value-type="float" office:value="0.311689315062742">
                <text:p>0.311689315062742</text:p>
              </table:table-cell>
              <table:table-cell office:value-type="float" office:value="0.571533595659918">
                <text:p>0.571533595659918</text:p>
              </table:table-cell>
            </table:table-row>
            <table:table-row>
              <table:table-cell office:value-type="string"/>
              <table:table-cell office:value-type="float" office:value="0.0499999999999998">
                <text:p>0.0499999999999998</text:p>
              </table:table-cell>
              <table:table-cell office:value-type="float" office:value="0.252298578159081">
                <text:p>0.252298578159081</text:p>
              </table:table-cell>
              <table:table-cell office:value-type="float" office:value="0.594218914669035">
                <text:p>0.594218914669035</text:p>
              </table:table-cell>
            </table:table-row>
            <table:table-row>
              <table:table-cell office:value-type="string"/>
              <table:table-cell office:value-type="float" office:value="0.0624999999999998">
                <text:p>0.0624999999999998</text:p>
              </table:table-cell>
              <table:table-cell office:value-type="float" office:value="0.509073861926984">
                <text:p>0.509073861926984</text:p>
              </table:table-cell>
              <table:table-cell office:value-type="float" office:value="0.61596420222991">
                <text:p>0.61596420222991</text:p>
              </table:table-cell>
            </table:table-row>
            <table:table-row>
              <table:table-cell office:value-type="string"/>
              <table:table-cell office:value-type="float" office:value="0.075">
                <text:p>0.075</text:p>
              </table:table-cell>
              <table:table-cell office:value-type="float" office:value="0.580620079906865">
                <text:p>0.580620079906865</text:p>
              </table:table-cell>
              <table:table-cell office:value-type="float" office:value="0.636552186617271">
                <text:p>0.636552186617271</text:p>
              </table:table-cell>
            </table:table-row>
            <table:table-row>
              <table:table-cell office:value-type="string"/>
              <table:table-cell office:value-type="float" office:value="0.0875000000000001">
                <text:p>0.0875000000000001</text:p>
              </table:table-cell>
              <table:table-cell office:value-type="float" office:value="1">
                <text:p>1</text:p>
              </table:table-cell>
              <table:table-cell office:value-type="float" office:value="0.655777159496603">
                <text:p>0.655777159496603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708288429866088">
                <text:p>0.708288429866088</text:p>
              </table:table-cell>
              <table:table-cell office:value-type="float" office:value="0.673447031293826">
                <text:p>0.673447031293826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0.674680618572858">
                <text:p>0.674680618572858</text:p>
              </table:table-cell>
              <table:table-cell office:value-type="float" office:value="0.689385250490825">
                <text:p>0.689385250490825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.388481391405144">
                <text:p>0.388481391405144</text:p>
              </table:table-cell>
              <table:table-cell office:value-type="float" office:value="0.703432567669859">
                <text:p>0.703432567669859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0.738173972600868">
                <text:p>0.738173972600868</text:p>
              </table:table-cell>
              <table:table-cell office:value-type="float" office:value="0.715448626681101">
                <text:p>0.715448626681101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414428549562847">
                <text:p>0.414428549562847</text:p>
              </table:table-cell>
              <table:table-cell office:value-type="float" office:value="0.725313367034892">
                <text:p>0.725313367034892</text:p>
              </table:table-cell>
            </table:table-row>
            <table:table-row>
              <table:table-cell office:value-type="string"/>
              <table:table-cell office:value-type="float" office:value="0.1625">
                <text:p>0.1625</text:p>
              </table:table-cell>
              <table:table-cell office:value-type="float" office:value="0.343213847385613">
                <text:p>0.343213847385613</text:p>
              </table:table-cell>
              <table:table-cell office:value-type="float" office:value="0.732928223506465">
                <text:p>0.732928223506465</text:p>
              </table:table-cell>
            </table:table-row>
            <table:table-row>
              <table:table-cell office:value-type="string"/>
              <table:table-cell office:value-type="float" office:value="0.175">
                <text:p>0.175</text:p>
              </table:table-cell>
              <table:table-cell office:value-type="float" office:value="0.998897811922355">
                <text:p>0.998897811922355</text:p>
              </table:table-cell>
              <table:table-cell office:value-type="float" office:value="0.738217110967094">
                <text:p>0.738217110967094</text:p>
              </table:table-cell>
            </table:table-row>
            <table:table-row>
              <table:table-cell office:value-type="string"/>
              <table:table-cell office:value-type="float" office:value="0.1875">
                <text:p>0.1875</text:p>
              </table:table-cell>
              <table:table-cell office:value-type="float" office:value="0.738358231751601">
                <text:p>0.738358231751601</text:p>
              </table:table-cell>
              <table:table-cell office:value-type="float" office:value="0.741127184601546">
                <text:p>0.741127184601546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910816094723668">
                <text:p>0.910816094723668</text:p>
              </table:table-cell>
              <table:table-cell office:value-type="float" office:value="0.741629367916009">
                <text:p>0.741629367916009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0.748649831375154">
                <text:p>0.748649831375154</text:p>
              </table:table-cell>
              <table:table-cell office:value-type="float" office:value="0.739718643260802">
                <text:p>0.739718643260802</text:p>
              </table:table-cell>
            </table:table-row>
            <table:table-row>
              <table:table-cell office:value-type="string"/>
              <table:table-cell office:value-type="float" office:value="0.225">
                <text:p>0.225</text:p>
              </table:table-cell>
              <table:table-cell office:value-type="float" office:value="0.983260180555928">
                <text:p>0.983260180555928</text:p>
              </table:table-cell>
              <table:table-cell office:value-type="float" office:value="0.735414101965081">
                <text:p>0.735414101965081</text:p>
              </table:table-cell>
            </table:table-row>
            <table:table-row>
              <table:table-cell office:value-type="string"/>
              <table:table-cell office:value-type="float" office:value="0.2375">
                <text:p>0.2375</text:p>
              </table:table-cell>
              <table:table-cell office:value-type="float" office:value="0.775073319186878">
                <text:p>0.775073319186878</text:p>
              </table:table-cell>
              <table:table-cell office:value-type="float" office:value="0.728758753582579">
                <text:p>0.728758753582579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522045596110975">
                <text:p>0.522045596110975</text:p>
              </table:table-cell>
              <table:table-cell office:value-type="float" office:value="0.71981909615437">
                <text:p>0.71981909615437</text:p>
              </table:table-cell>
            </table:table-row>
            <table:table-row>
              <table:table-cell office:value-type="string"/>
              <table:table-cell office:value-type="float" office:value="0.2625">
                <text:p>0.2625</text:p>
              </table:table-cell>
              <table:table-cell office:value-type="float" office:value="0.914209148674991">
                <text:p>0.914209148674991</text:p>
              </table:table-cell>
              <table:table-cell office:value-type="float" office:value="0.708684451782416">
                <text:p>0.708684451782416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0.686863459858484">
                <text:p>0.686863459858484</text:p>
              </table:table-cell>
              <table:table-cell office:value-type="float" office:value="0.69546607415266">
                <text:p>0.69546607415266</text:p>
              </table:table-cell>
            </table:table-row>
            <table:table-row>
              <table:table-cell office:value-type="string"/>
              <table:table-cell office:value-type="float" office:value="0.287500000000001">
                <text:p>0.287500000000001</text:p>
              </table:table-cell>
              <table:table-cell office:value-type="float" office:value="0.809439391926846">
                <text:p>0.809439391926846</text:p>
              </table:table-cell>
              <table:table-cell office:value-type="float" office:value="0.680296036924963">
                <text:p>0.680296036924963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834964965813813">
                <text:p>0.834964965813813</text:p>
              </table:table-cell>
              <table:table-cell office:value-type="float" office:value="0.663325914096756">
                <text:p>0.663325914096756</text:p>
              </table:table-cell>
            </table:table-row>
            <table:table-row>
              <table:table-cell office:value-type="string"/>
              <table:table-cell office:value-type="float" office:value="0.3125">
                <text:p>0.3125</text:p>
              </table:table-cell>
              <table:table-cell office:value-type="float" office:value="0.514313667869368">
                <text:p>0.514313667869368</text:p>
              </table:table-cell>
              <table:table-cell office:value-type="float" office:value="0.644725265525762">
                <text:p>0.644725265525762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0.343388611963973">
                <text:p>0.343388611963973</text:p>
              </table:table-cell>
              <table:table-cell office:value-type="float" office:value="0.624679942743946">
                <text:p>0.624679942743946</text:p>
              </table:table-cell>
            </table:table-row>
            <table:table-row>
              <table:table-cell office:value-type="string"/>
              <table:table-cell office:value-type="float" office:value="0.3375">
                <text:p>0.3375</text:p>
              </table:table-cell>
              <table:table-cell office:value-type="float" office:value="0.643044730252088">
                <text:p>0.643044730252088</text:p>
              </table:table-cell>
              <table:table-cell office:value-type="float" office:value="0.60339023199044">
                <text:p>0.60339023199044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581160584899768">
                <text:p>0.581160584899768</text:p>
              </table:table-cell>
              <table:table-cell office:value-type="float" office:value="0.581068853017652">
                <text:p>0.581068853017652</text:p>
              </table:table-cell>
            </table:table-row>
            <table:table-row>
              <table:table-cell office:value-type="string"/>
              <table:table-cell office:value-type="float" office:value="0.3625">
                <text:p>0.3625</text:p>
              </table:table-cell>
              <table:table-cell office:value-type="float" office:value="0.60339546821456">
                <text:p>0.60339546821456</text:p>
              </table:table-cell>
              <table:table-cell office:value-type="float" office:value="0.55793883366581">
                <text:p>0.55793883366581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0584922531981374">
                <text:p>0.0584922531981374</text:p>
              </table:table-cell>
              <table:table-cell office:value-type="float" office:value="0.534231281442509">
                <text:p>0.534231281442509</text:p>
              </table:table-cell>
            </table:table-row>
            <table:table-row>
              <table:table-cell office:value-type="string"/>
              <table:table-cell office:value-type="float" office:value="0.387500000000001">
                <text:p>0.387500000000001</text:p>
              </table:table-cell>
              <table:table-cell office:value-type="float" office:value="0.806309795304189">
                <text:p>0.806309795304189</text:p>
              </table:table-cell>
              <table:table-cell office:value-type="float" office:value="0.510183074372891">
                <text:p>0.510183074372891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847145266535697">
                <text:p>0.847145266535697</text:p>
              </table:table-cell>
              <table:table-cell office:value-type="float" office:value="0.486034494192714">
                <text:p>0.486034494192714</text:p>
              </table:table-cell>
            </table:table-row>
            <table:table-row>
              <table:table-cell office:value-type="string"/>
              <table:table-cell office:value-type="float" office:value="0.412500000000001">
                <text:p>0.412500000000001</text:p>
              </table:table-cell>
              <table:table-cell office:value-type="float" office:value="0.0649725233052916">
                <text:p>0.0649725233052916</text:p>
              </table:table-cell>
              <table:table-cell office:value-type="float" office:value="0.46202682553268">
                <text:p>0.46202682553268</text:p>
              </table:table-cell>
            </table:table-row>
            <table:table-row>
              <table:table-cell office:value-type="string"/>
              <table:table-cell office:value-type="float" office:value="0.425000000000001">
                <text:p>0.425000000000001</text:p>
              </table:table-cell>
              <table:table-cell office:value-type="float" office:value="0.589644201954504">
                <text:p>0.589644201954504</text:p>
              </table:table-cell>
              <table:table-cell office:value-type="float" office:value="0.43839994508216">
                <text:p>0.43839994508216</text:p>
              </table:table-cell>
            </table:table-row>
            <table:table-row>
              <table:table-cell office:value-type="string"/>
              <table:table-cell office:value-type="float" office:value="0.437500000000001">
                <text:p>0.437500000000001</text:p>
              </table:table-cell>
              <table:table-cell office:value-type="float" office:value="0.433120979092649">
                <text:p>0.433120979092649</text:p>
              </table:table-cell>
              <table:table-cell office:value-type="float" office:value="0.415389924820606">
                <text:p>0.415389924820606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435079782648911">
                <text:p>0.435079782648911</text:p>
              </table:table-cell>
              <table:table-cell office:value-type="float" office:value="0.393226673264371">
                <text:p>0.393226673264371</text:p>
              </table:table-cell>
            </table:table-row>
            <table:table-row>
              <table:table-cell office:value-type="string"/>
              <table:table-cell office:value-type="float" office:value="0.462500000000001">
                <text:p>0.462500000000001</text:p>
              </table:table-cell>
              <table:table-cell office:value-type="float" office:value="0.130491420305282">
                <text:p>0.130491420305282</text:p>
              </table:table-cell>
              <table:table-cell office:value-type="float" office:value="0.372131638296808">
                <text:p>0.372131638296808</text:p>
              </table:table-cell>
            </table:table-row>
            <table:table-row>
              <table:table-cell office:value-type="string"/>
              <table:table-cell office:value-type="float" office:value="0.475000000000001">
                <text:p>0.475000000000001</text:p>
              </table:table-cell>
              <table:table-cell office:value-type="float" office:value="0.398019118993454">
                <text:p>0.398019118993454</text:p>
              </table:table-cell>
              <table:table-cell office:value-type="float" office:value="0.35231559453422">
                <text:p>0.35231559453422</text:p>
              </table:table-cell>
            </table:table-row>
            <table:table-row>
              <table:table-cell office:value-type="string"/>
              <table:table-cell office:value-type="float" office:value="0.487500000000001">
                <text:p>0.487500000000001</text:p>
              </table:table-cell>
              <table:table-cell office:value-type="float" office:value="0.574487931270351">
                <text:p>0.574487931270351</text:p>
              </table:table-cell>
              <table:table-cell office:value-type="float" office:value="0.333976537335572">
                <text:p>0.333976537335572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325371576789801">
                <text:p>0.325371576789801</text:p>
              </table:table-cell>
              <table:table-cell office:value-type="float" office:value="0.317297704498305">
                <text:p>0.317297704498305</text:p>
              </table:table-cell>
            </table:table-row>
            <table:table-row>
              <table:table-cell office:value-type="string"/>
              <table:table-cell office:value-type="float" office:value="0.512500000000001">
                <text:p>0.512500000000001</text:p>
              </table:table-cell>
              <table:table-cell office:value-type="float" office:value="0.2455760278041">
                <text:p>0.2455760278041</text:p>
              </table:table-cell>
              <table:table-cell office:value-type="float" office:value="0.30244574540684">
                <text:p>0.30244574540684</text:p>
              </table:table-cell>
            </table:table-row>
            <table:table-row>
              <table:table-cell office:value-type="string"/>
              <table:table-cell office:value-type="float" office:value="0.525000000000001">
                <text:p>0.525000000000001</text:p>
              </table:table-cell>
              <table:table-cell office:value-type="float" office:value="0.178813408208074">
                <text:p>0.178813408208074</text:p>
              </table:table-cell>
              <table:table-cell office:value-type="float" office:value="0.289569055927014">
                <text:p>0.289569055927014</text:p>
              </table:table-cell>
            </table:table-row>
            <table:table-row>
              <table:table-cell office:value-type="string"/>
              <table:table-cell office:value-type="float" office:value="0.537500000000001">
                <text:p>0.537500000000001</text:p>
              </table:table-cell>
              <table:table-cell office:value-type="float" office:value="0.0784764946597254">
                <text:p>0.0784764946597254</text:p>
              </table:table-cell>
              <table:table-cell office:value-type="float" office:value="0.278796295683642">
                <text:p>0.27879629568364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271057712848935">
                <text:p>0.271057712848935</text:p>
              </table:table-cell>
              <table:table-cell office:value-type="float" office:value="0.270235102536074">
                <text:p>0.270235102536074</text:p>
              </table:table-cell>
            </table:table-row>
            <table:table-row>
              <table:table-cell office:value-type="string"/>
              <table:table-cell office:value-type="float" office:value="0.562500000000001">
                <text:p>0.562500000000001</text:p>
              </table:table-cell>
              <table:table-cell office:value-type="float" office:value="0.410099452829306">
                <text:p>0.410099452829306</text:p>
              </table:table-cell>
              <table:table-cell office:value-type="float" office:value="0.263971017096288">
                <text:p>0.263971017096288</text:p>
              </table:table-cell>
            </table:table-row>
            <table:table-row>
              <table:table-cell office:value-type="string"/>
              <table:table-cell office:value-type="float" office:value="0.575000000000001">
                <text:p>0.575000000000001</text:p>
              </table:table-cell>
              <table:table-cell office:value-type="float" office:value="0.526588970299939">
                <text:p>0.526588970299939</text:p>
              </table:table-cell>
              <table:table-cell office:value-type="float" office:value="0.260066628035365">
                <text:p>0.260066628035365</text:p>
              </table:table-cell>
            </table:table-row>
            <table:table-row>
              <table:table-cell office:value-type="string"/>
              <table:table-cell office:value-type="float" office:value="0.587500000000001">
                <text:p>0.587500000000001</text:p>
              </table:table-cell>
              <table:table-cell office:value-type="float" office:value="0.433061196700857">
                <text:p>0.433061196700857</text:p>
              </table:table-cell>
              <table:table-cell office:value-type="float" office:value="0.258560946718184">
                <text:p>0.258560946718184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285665131002854">
                <text:p>0.285665131002854</text:p>
              </table:table-cell>
              <table:table-cell office:value-type="float" office:value="0.259469017414753">
                <text:p>0.259469017414753</text:p>
              </table:table-cell>
            </table:table-row>
            <table:table-row>
              <table:table-cell office:value-type="string"/>
              <table:table-cell office:value-type="float" office:value="0.612500000000001">
                <text:p>0.612500000000001</text:p>
              </table:table-cell>
              <table:table-cell office:value-type="float" office:value="0.166151376689842">
                <text:p>0.166151376689842</text:p>
              </table:table-cell>
              <table:table-cell office:value-type="float" office:value="0.26278176698284">
                <text:p>0.26278176698284</text:p>
              </table:table-cell>
            </table:table-row>
            <table:table-row>
              <table:table-cell office:value-type="string"/>
              <table:table-cell office:value-type="float" office:value="0.625000000000001">
                <text:p>0.625000000000001</text:p>
              </table:table-cell>
              <table:table-cell office:value-type="float" office:value="0.486615453435331">
                <text:p>0.486615453435331</text:p>
              </table:table-cell>
              <table:table-cell office:value-type="float" office:value="0.268466095523811">
                <text:p>0.268466095523811</text:p>
              </table:table-cell>
            </table:table-row>
            <table:table-row>
              <table:table-cell office:value-type="string"/>
              <table:table-cell office:value-type="float" office:value="0.637500000000001">
                <text:p>0.637500000000001</text:p>
              </table:table-cell>
              <table:table-cell office:value-type="float" office:value="0.277881015580298">
                <text:p>0.277881015580298</text:p>
              </table:table-cell>
              <table:table-cell office:value-type="float" office:value="0.276465207105873">
                <text:p>0.276465207105873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155174565498411">
                <text:p>0.155174565498411</text:p>
              </table:table-cell>
              <table:table-cell office:value-type="float" office:value="0.286699177250254">
                <text:p>0.286699177250254</text:p>
              </table:table-cell>
            </table:table-row>
            <table:table-row>
              <table:table-cell office:value-type="string"/>
              <table:table-cell office:value-type="float" office:value="0.662500000000001">
                <text:p>0.662500000000001</text:p>
              </table:table-cell>
              <table:table-cell office:value-type="float" office:value="0.453889365421337">
                <text:p>0.453889365421337</text:p>
              </table:table-cell>
              <table:table-cell office:value-type="float" office:value="0.29906575151017">
                <text:p>0.29906575151017</text:p>
              </table:table-cell>
            </table:table-row>
            <table:table-row>
              <table:table-cell office:value-type="string"/>
              <table:table-cell office:value-type="float" office:value="0.675">
                <text:p>0.675</text:p>
              </table:table-cell>
              <table:table-cell office:value-type="float" office:value="0.0289508009362822">
                <text:p>0.0289508009362822</text:p>
              </table:table-cell>
              <table:table-cell office:value-type="float" office:value="0.313441367163465">
                <text:p>0.313441367163465</text:p>
              </table:table-cell>
            </table:table-row>
            <table:table-row>
              <table:table-cell office:value-type="string"/>
              <table:table-cell office:value-type="float" office:value="0.6875">
                <text:p>0.6875</text:p>
              </table:table-cell>
              <table:table-cell office:value-type="float" office:value="0.60759468760581">
                <text:p>0.60759468760581</text:p>
              </table:table-cell>
              <table:table-cell office:value-type="float" office:value="0.329682387810475">
                <text:p>0.329682387810475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574039088914178">
                <text:p>0.574039088914178</text:p>
              </table:table-cell>
              <table:table-cell office:value-type="float" office:value="0.347626538541464">
                <text:p>0.347626538541464</text:p>
              </table:table-cell>
            </table:table-row>
            <table:table-row>
              <table:table-cell office:value-type="string"/>
              <table:table-cell office:value-type="float" office:value="0.7125">
                <text:p>0.7125</text:p>
              </table:table-cell>
              <table:table-cell office:value-type="float" office:value="0.364602418404526">
                <text:p>0.364602418404526</text:p>
              </table:table-cell>
              <table:table-cell office:value-type="float" office:value="0.367094527333876">
                <text:p>0.367094527333876</text:p>
              </table:table-cell>
            </table:table-row>
            <table:table-row>
              <table:table-cell office:value-type="string"/>
              <table:table-cell office:value-type="float" office:value="0.725">
                <text:p>0.725</text:p>
              </table:table-cell>
              <table:table-cell office:value-type="float" office:value="0.451958885512078">
                <text:p>0.451958885512078</text:p>
              </table:table-cell>
              <table:table-cell office:value-type="float" office:value="0.387891836478958">
                <text:p>0.387891836478958</text:p>
              </table:table-cell>
            </table:table-row>
            <table:table-row>
              <table:table-cell office:value-type="string"/>
              <table:table-cell office:value-type="float" office:value="0.7375">
                <text:p>0.7375</text:p>
              </table:table-cell>
              <table:table-cell office:value-type="float" office:value="0.471234423739119">
                <text:p>0.471234423739119</text:p>
              </table:table-cell>
              <table:table-cell office:value-type="float" office:value="0.409810666138409">
                <text:p>0.409810666138409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802795489861461">
                <text:p>0.802795489861461</text:p>
              </table:table-cell>
              <table:table-cell office:value-type="float" office:value="0.432632010611673">
                <text:p>0.432632010611673</text:p>
              </table:table-cell>
            </table:table-row>
            <table:table-row>
              <table:table-cell office:value-type="string"/>
              <table:table-cell office:value-type="float" office:value="0.7625">
                <text:p>0.7625</text:p>
              </table:table-cell>
              <table:table-cell office:value-type="float" office:value="0.203097862844316">
                <text:p>0.203097862844316</text:p>
              </table:table-cell>
              <table:table-cell office:value-type="float" office:value="0.456127846568508">
                <text:p>0.456127846568508</text:p>
              </table:table-cell>
            </table:table-row>
            <table:table-row>
              <table:table-cell office:value-type="string"/>
              <table:table-cell office:value-type="float" office:value="0.775">
                <text:p>0.775</text:p>
              </table:table-cell>
              <table:table-cell office:value-type="float" office:value="0.383590920214325">
                <text:p>0.383590920214325</text:p>
              </table:table-cell>
              <table:table-cell office:value-type="float" office:value="0.480063411382723">
                <text:p>0.480063411382723</text:p>
              </table:table-cell>
            </table:table-row>
            <table:table-row>
              <table:table-cell office:value-type="string"/>
              <table:table-cell office:value-type="float" office:value="0.7875">
                <text:p>0.7875</text:p>
              </table:table-cell>
              <table:table-cell office:value-type="float" office:value="0.752393860799754">
                <text:p>0.752393860799754</text:p>
              </table:table-cell>
              <table:table-cell office:value-type="float" office:value="0.50419954880274">
                <text:p>0.50419954880274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534129389202375">
                <text:p>0.534129389202375</text:p>
              </table:table-cell>
              <table:table-cell office:value-type="float" office:value="0.528295098521805">
                <text:p>0.528295098521805</text:p>
              </table:table-cell>
            </table:table-row>
            <table:table-row>
              <table:table-cell office:value-type="string"/>
              <table:table-cell office:value-type="float" office:value="0.8125">
                <text:p>0.8125</text:p>
              </table:table-cell>
              <table:table-cell office:value-type="float" office:value="0.440546054377994">
                <text:p>0.440546054377994</text:p>
              </table:table-cell>
              <table:table-cell office:value-type="float" office:value="0.552109305772055">
                <text:p>0.552109305772055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0.383050743071393">
                <text:p>0.383050743071393</text:p>
              </table:table-cell>
              <table:table-cell office:value-type="float" office:value="0.575404226866576">
                <text:p>0.575404226866576</text:p>
              </table:table-cell>
            </table:table-row>
            <table:table-row>
              <table:table-cell office:value-type="string"/>
              <table:table-cell office:value-type="float" office:value="0.8375">
                <text:p>0.8375</text:p>
              </table:table-cell>
              <table:table-cell office:value-type="float" office:value="0.662522807330737">
                <text:p>0.662522807330737</text:p>
              </table:table-cell>
              <table:table-cell office:value-type="float" office:value="0.597947106654068">
                <text:p>0.597947106654068</text:p>
              </table:table-cell>
            </table:table-row>
            <table:table-row>
              <table:table-cell office:value-type="string"/>
              <table:table-cell office:value-type="float" office:value="0.85">
                <text:p>0.85</text:p>
              </table:table-cell>
              <table:table-cell office:value-type="float" office:value="0.615043370355104">
                <text:p>0.615043370355104</text:p>
              </table:table-cell>
              <table:table-cell office:value-type="float" office:value="0.61951270413138">
                <text:p>0.61951270413138</text:p>
              </table:table-cell>
            </table:table-row>
            <table:table-row>
              <table:table-cell office:value-type="string"/>
              <table:table-cell office:value-type="float" office:value="0.8625">
                <text:p>0.8625</text:p>
              </table:table-cell>
              <table:table-cell office:value-type="float" office:value="0.399205802107865">
                <text:p>0.399205802107865</text:p>
              </table:table-cell>
              <table:table-cell office:value-type="float" office:value="0.639885542977157">
                <text:p>0.639885542977157</text:p>
              </table:table-cell>
            </table:table-row>
            <table:table-row>
              <table:table-cell office:value-type="string"/>
              <table:table-cell office:value-type="float" office:value="0.875">
                <text:p>0.875</text:p>
              </table:table-cell>
              <table:table-cell office:value-type="float" office:value="0.564833873283944">
                <text:p>0.564833873283944</text:p>
              </table:table-cell>
              <table:table-cell office:value-type="float" office:value="0.658862064520018">
                <text:p>0.658862064520018</text:p>
              </table:table-cell>
            </table:table-row>
            <table:table-row>
              <table:table-cell office:value-type="string"/>
              <table:table-cell office:value-type="float" office:value="0.8875">
                <text:p>0.8875</text:p>
              </table:table-cell>
              <table:table-cell office:value-type="float" office:value="0.638712869003511">
                <text:p>0.638712869003511</text:p>
              </table:table-cell>
              <table:table-cell office:value-type="float" office:value="0.676252661629511">
                <text:p>0.676252661629511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82181529877059">
                <text:p>0.82181529877059</text:p>
              </table:table-cell>
              <table:table-cell office:value-type="float" office:value="0.691883573207884">
                <text:p>0.691883573207884</text:p>
              </table:table-cell>
            </table:table-row>
            <table:table-row>
              <table:table-cell office:value-type="string"/>
              <table:table-cell office:value-type="float" office:value="0.9125">
                <text:p>0.9125</text:p>
              </table:table-cell>
              <table:table-cell office:value-type="float" office:value="0.743691390261097">
                <text:p>0.743691390261097</text:p>
              </table:table-cell>
              <table:table-cell office:value-type="float" office:value="0.705598620353538">
                <text:p>0.705598620353538</text:p>
              </table:table-cell>
            </table:table-row>
            <table:table-row>
              <table:table-cell office:value-type="string"/>
              <table:table-cell office:value-type="float" office:value="0.925">
                <text:p>0.925</text:p>
              </table:table-cell>
              <table:table-cell office:value-type="float" office:value="0.873057874619381">
                <text:p>0.873057874619381</text:p>
              </table:table-cell>
              <table:table-cell office:value-type="float" office:value="0.717260766848987">
                <text:p>0.717260766848987</text:p>
              </table:table-cell>
            </table:table-row>
            <table:table-row>
              <table:table-cell office:value-type="string"/>
              <table:table-cell office:value-type="float" office:value="0.9375">
                <text:p>0.9375</text:p>
              </table:table-cell>
              <table:table-cell office:value-type="float" office:value="0.719775083514352">
                <text:p>0.719775083514352</text:p>
              </table:table-cell>
              <table:table-cell office:value-type="float" office:value="0.726753488381441">
                <text:p>0.726753488381441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0.821478954449812">
                <text:p>0.821478954449812</text:p>
              </table:table-cell>
              <table:table-cell office:value-type="float" office:value="0.733981936815223">
                <text:p>0.733981936815223</text:p>
              </table:table-cell>
            </table:table-row>
            <table:table-row>
              <table:table-cell office:value-type="string"/>
              <table:table-cell office:value-type="float" office:value="0.9625">
                <text:p>0.9625</text:p>
              </table:table-cell>
              <table:table-cell office:value-type="float" office:value="0.710831249312113">
                <text:p>0.710831249312113</text:p>
              </table:table-cell>
              <table:table-cell office:value-type="float" office:value="0.738873887882992">
                <text:p>0.738873887882992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0.781173565221404">
                <text:p>0.781173565221404</text:p>
              </table:table-cell>
              <table:table-cell office:value-type="float" office:value="0.741380462826742">
                <text:p>0.741380462826742</text:p>
              </table:table-cell>
            </table:table-row>
            <table:table-row>
              <table:table-cell office:value-type="string"/>
              <table:table-cell office:value-type="float" office:value="0.9875">
                <text:p>0.9875</text:p>
              </table:table-cell>
              <table:table-cell office:value-type="float" office:value="0.884889602823404">
                <text:p>0.884889602823404</text:p>
              </table:table-cell>
              <table:table-cell office:value-type="float" office:value="0.741476616778198">
                <text:p>0.74147661677819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668435320192304">
                <text:p>0.668435320192304</text:p>
              </table:table-cell>
              <table:table-cell office:value-type="float" office:value="0.739161388998862">
                <text:p>0.739161388998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